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 svg:font-family="assy, Geneva" style:font-family-generic="roman"/>
    <style:font-face style:name="AssyrianDictionary" svg:font-family="AssyrianDictionary" style:font-pitch="variable"/>
    <style:font-face style:name="Courier New" svg:font-family="'Courier New'" style:font-pitch="variable"/>
    <style:font-face style:name="SemiramisUnicode" svg:font-family="Semiramis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style:font-name="AssyrianDictionary"/>
    </style:style>
    <style:style style:name="P3" style:family="paragraph" style:parent-style-name="Standard">
      <style:paragraph-properties fo:line-height="150%" fo:text-align="justify" style:justify-single-word="false"/>
      <style:text-properties style:font-name="AssyrianDictionary"/>
    </style:style>
    <style:style style:name="P4" style:family="paragraph" style:parent-style-name="Standard">
      <style:paragraph-properties fo:line-height="150%"/>
      <style:text-properties style:font-name="AssyrianDictionary" fo:font-weight="bold" style:font-weight-asian="bold"/>
    </style:style>
    <style:style style:name="P5" style:family="paragraph" style:parent-style-name="Standard">
      <style:paragraph-properties fo:line-height="150%"/>
      <style:text-properties style:font-name="AssyrianDictionary" fo:font-weight="bold" style:font-weight-asian="bold" style:font-weight-complex="bold"/>
    </style:style>
    <style:style style:name="P6" style:family="paragraph" style:parent-style-name="Standard">
      <style:paragraph-properties fo:line-height="150%"/>
      <style:text-properties style:font-name="AssyrianDictionary" style:font-weight-complex="bold"/>
    </style:style>
    <style:style style:name="P7" style:family="paragraph" style:parent-style-name="Standard">
      <style:paragraph-properties fo:line-height="150%"/>
      <style:text-properties style:font-name="AssyrianDictionary" style:font-name-complex="Courier New"/>
    </style:style>
    <style:style style:name="P8" style:family="paragraph" style:parent-style-name="Standard">
      <style:paragraph-properties fo:line-height="150%"/>
      <style:text-properties style:font-name="Courier New" fo:font-size="10pt" style:font-size-asian="10pt" style:font-name-complex="Courier New"/>
    </style:style>
    <style:style style:name="P9" style:family="paragraph" style:parent-style-name="Standard">
      <style:paragraph-properties fo:line-height="150%"/>
      <style:text-properties style:font-name="Courier New" fo:font-size="10pt" fo:language="pl" fo:country="PL" style:font-size-asian="10pt" style:font-name-complex="Courier New"/>
    </style:style>
    <style:style style:name="P10" style:family="paragraph" style:parent-style-name="Standard">
      <style:paragraph-properties fo:margin-left="0in" fo:margin-right="0in" fo:line-height="150%" fo:text-indent="0.25in" style:auto-text-indent="false"/>
    </style:style>
    <style:style style:name="P11" style:family="paragraph" style:parent-style-name="Standard">
      <style:paragraph-properties fo:margin-left="0in" fo:margin-right="0in" fo:line-height="150%" fo:text-indent="0.25in" style:auto-text-indent="false">
        <style:tab-stops>
          <style:tab-stop style:position="1.4165in"/>
        </style:tab-stops>
      </style:paragraph-properties>
    </style:style>
    <style:style style:name="P12" style:family="paragraph" style:parent-style-name="Standard">
      <style:paragraph-properties fo:line-height="150%" fo:keep-with-next="always"/>
      <style:text-properties style:font-name="AssyrianDictionary" fo:font-weight="bold" style:font-weight-asian="bold" style:font-weight-complex="bold"/>
    </style:style>
    <style:style style:name="P13" style:family="paragraph" style:parent-style-name="Standard">
      <style:paragraph-properties fo:margin-left="0.5in" fo:margin-right="0in" fo:line-height="150%" fo:text-indent="-0.5in" style:auto-text-indent="false"/>
    </style:style>
    <style:style style:name="P14" style:family="paragraph" style:parent-style-name="Standard" style:master-page-name="Convert_20_1">
      <style:paragraph-properties fo:line-height="150%" style:page-number="auto" fo:break-before="page"/>
      <style:text-properties style:font-name="Courier New" fo:font-size="10pt" fo:language="pl" fo:country="PL" style:font-size-asian="10pt" style:font-name-complex="Courier New"/>
    </style:style>
    <style:style style:name="P15" style:family="paragraph" style:parent-style-name="Plain_20_Text">
      <style:paragraph-properties fo:line-height="150%"/>
    </style:style>
    <style:style style:name="P16" style:family="paragraph" style:parent-style-name="Plain_20_Text">
      <style:paragraph-properties fo:line-height="150%">
        <style:tab-stops>
          <style:tab-stop style:position="5.4165in"/>
        </style:tab-stops>
      </style:paragraph-properties>
    </style:style>
    <style:style style:name="P17" style:family="paragraph" style:parent-style-name="Plain_20_Text">
      <style:paragraph-properties fo:line-height="150%">
        <style:tab-stops>
          <style:tab-stop style:position="6.5in" style:type="right"/>
        </style:tab-stops>
      </style:paragraph-properties>
    </style:style>
    <style:style style:name="P18" style:family="paragraph" style:parent-style-name="Plain_20_Text">
      <style:paragraph-properties fo:line-height="150%"/>
      <style:text-properties style:font-name="AssyrianDictionary" fo:font-size="12pt" fo:font-weight="bold" style:font-size-asian="12pt" style:font-weight-asian="bold"/>
    </style:style>
    <style:style style:name="P19" style:family="paragraph" style:parent-style-name="Plain_20_Text">
      <style:paragraph-properties fo:line-height="150%">
        <style:tab-stops>
          <style:tab-stop style:position="6.5in" style:type="right"/>
        </style:tab-stops>
      </style:paragraph-properties>
      <style:text-properties style:font-name="AssyrianDictionary" fo:font-size="12pt" fo:font-weight="bold" style:font-size-asian="12pt" style:font-weight-asian="bold"/>
    </style:style>
    <style:style style:name="P20" style:family="paragraph" style:parent-style-name="Plain_20_Text">
      <style:paragraph-properties fo:line-height="150%"/>
      <style:text-properties style:font-name="AssyrianDictionary" fo:font-size="12pt" fo:font-weight="bold" style:font-size-asian="12pt" style:font-weight-asian="bold" style:font-weight-complex="bold"/>
    </style:style>
    <style:style style:name="P21" style:family="paragraph" style:parent-style-name="Plain_20_Text">
      <style:paragraph-properties fo:line-height="150%"/>
      <style:text-properties style:font-name="AssyrianDictionary" fo:font-size="12pt" style:font-size-asian="12pt"/>
    </style:style>
    <style:style style:name="P22" style:family="paragraph" style:parent-style-name="Plain_20_Text">
      <style:paragraph-properties fo:line-height="150%">
        <style:tab-stops>
          <style:tab-stop style:position="6.5in" style:type="right"/>
        </style:tab-stops>
      </style:paragraph-properties>
      <style:text-properties style:font-name="AssyrianDictionary" fo:font-size="12pt" style:font-size-asian="12pt"/>
    </style:style>
    <style:style style:name="P23" style:family="paragraph" style:parent-style-name="Plain_20_Text">
      <style:paragraph-properties fo:line-height="150%"/>
      <style:text-properties style:font-name="AssyrianDictionary" fo:font-size="12pt" fo:language="pl" fo:country="PL" style:font-size-asian="12pt"/>
    </style:style>
    <style:style style:name="P24" style:family="paragraph" style:parent-style-name="Plain_20_Text">
      <style:paragraph-properties fo:line-height="150%"/>
      <style:text-properties fo:font-variant="small-caps" style:font-name="AssyrianDictionary" fo:font-size="12pt" fo:font-weight="bold" style:font-size-asian="12pt" style:font-weight-asian="bold"/>
    </style:style>
    <style:style style:name="P25" style:family="paragraph" style:parent-style-name="Plain_20_Text">
      <style:paragraph-properties fo:line-height="150%"/>
      <style:text-properties fo:font-variant="small-caps" style:font-name="AssyrianDictionary" fo:font-size="12pt" fo:font-weight="bold" style:font-size-asian="12pt" style:font-weight-asian="bold" style:font-weight-complex="bold"/>
    </style:style>
    <style:style style:name="P26" style:family="paragraph" style:parent-style-name="Plain_20_Text">
      <style:paragraph-properties fo:margin-left="0in" fo:margin-right="0in" fo:line-height="150%" fo:text-indent="0.5in" style:auto-text-indent="false"/>
      <style:text-properties style:font-name="AssyrianDictionary" fo:font-size="12pt" style:font-size-asian="12pt"/>
    </style:style>
    <style:style style:name="P27" style:family="paragraph" style:parent-style-name="Plain_20_Text">
      <style:paragraph-properties fo:margin-left="0in" fo:margin-right="0in" fo:line-height="150%" fo:text-indent="0.25in" style:auto-text-indent="false"/>
    </style:style>
    <style:style style:name="P28" style:family="paragraph" style:parent-style-name="Plain_20_Text">
      <style:paragraph-properties fo:margin-left="0in" fo:margin-right="0in" fo:line-height="150%" fo:text-indent="0.25in" style:auto-text-indent="false">
        <style:tab-stops>
          <style:tab-stop style:position="5.4165in"/>
        </style:tab-stops>
      </style:paragraph-properties>
    </style:style>
    <style:style style:name="P29" style:family="paragraph" style:parent-style-name="Plain_20_Text" style:master-page-name="Standard">
      <style:paragraph-properties fo:line-height="150%" fo:text-align="center" style:justify-single-word="false" style:page-number="auto"/>
      <style:text-properties style:font-name="AssyrianDictionary" fo:font-size="12pt" fo:font-weight="bold" style:font-size-asian="12pt" style:font-weight-asian="bold"/>
    </style:style>
    <style:style style:name="P30" style:family="paragraph" style:parent-style-name="Footnote">
      <style:paragraph-properties fo:line-height="150%"/>
    </style:style>
    <style:style style:name="P31" style:family="paragraph" style:parent-style-name="Footnote">
      <style:paragraph-properties fo:line-height="150%"/>
      <style:text-properties style:font-name="Courier New" style:font-name-complex="Courier New"/>
    </style:style>
    <style:style style:name="P32" style:family="paragraph" style:parent-style-name="Footnote">
      <style:paragraph-properties fo:margin-left="0.5in" fo:margin-right="0in" fo:line-height="150%" fo:text-indent="-0.5in" style:auto-text-indent="false"/>
      <style:text-properties style:font-name="Courier New" style:font-name-complex="Courier New"/>
    </style:style>
    <style:style style:name="P33" style:family="paragraph" style:parent-style-name="Header">
      <style:paragraph-properties fo:margin-left="0in" fo:margin-right="0.25in" fo:text-indent="0in" style:auto-text-indent="false"/>
    </style:style>
    <style:style style:name="T1" style:family="text">
      <style:text-properties style:font-name="AssyrianDictionary"/>
    </style:style>
    <style:style style:name="T2" style:family="text">
      <style:text-properties style:font-name="AssyrianDictionary" fo:font-size="12pt" style:font-size-asian="12pt"/>
    </style:style>
    <style:style style:name="T3" style:family="text">
      <style:text-properties style:font-name="AssyrianDictionary" fo:font-size="12pt" style:font-size-asian="12pt" style:font-name-complex="SemiramisUnicode"/>
    </style:style>
    <style:style style:name="T4" style:family="text">
      <style:text-properties style:font-name="AssyrianDictionary" fo:font-size="12pt" style:font-size-asian="12pt" style:font-name-complex="Courier New"/>
    </style:style>
    <style:style style:name="T5" style:family="text">
      <style:text-properties style:font-name="AssyrianDictionary" fo:font-size="12pt" style:font-size-asian="12pt" style:font-name-complex="Courier New" style:font-size-complex="11pt"/>
    </style:style>
    <style:style style:name="T6" style:family="text">
      <style:text-properties style:font-name="AssyrianDictionary" fo:font-size="12pt" style:font-size-asian="12pt" style:font-weight-complex="bold"/>
    </style:style>
    <style:style style:name="T7" style:family="text">
      <style:text-properties style:font-name="AssyrianDictionary" fo:font-size="12pt" style:font-size-asian="12pt" style:font-size-complex="11pt"/>
    </style:style>
    <style:style style:name="T8" style:family="text">
      <style:text-properties style:font-name="AssyrianDictionary" fo:font-size="12pt" fo:language="pl" fo:country="PL" style:font-size-asian="12pt"/>
    </style:style>
    <style:style style:name="T9" style:family="text">
      <style:text-properties style:font-name="AssyrianDictionary" fo:font-size="12pt" fo:font-weight="bold" style:font-size-asian="12pt" style:font-weight-asian="bold"/>
    </style:style>
    <style:style style:name="T10" style:family="text">
      <style:text-properties style:font-name="AssyrianDictionary" fo:font-size="12pt" fo:font-weight="bold" style:font-size-asian="12pt" style:font-weight-asian="bold" style:font-weight-complex="bold"/>
    </style:style>
    <style:style style:name="T11" style:family="text">
      <style:text-properties style:font-name="AssyrianDictionary" fo:font-size="12pt" fo:letter-spacing="0.0138in" style:font-size-asian="12pt"/>
    </style:style>
    <style:style style:name="T12" style:family="text">
      <style:text-properties style:font-name="AssyrianDictionary" fo:font-size="12pt" fo:letter-spacing="0.0138in" style:font-size-asian="12pt" style:font-name-complex="Courier New" style:font-size-complex="11pt"/>
    </style:style>
    <style:style style:name="T13" style:family="text">
      <style:text-properties style:font-name="AssyrianDictionary" fo:font-size="12pt" fo:letter-spacing="0.0138in" style:font-size-asian="12pt" style:font-size-complex="11pt"/>
    </style:style>
    <style:style style:name="T14" style:family="text">
      <style:text-properties style:font-name="AssyrianDictionary" fo:font-size="12pt" fo:font-style="italic" style:font-size-asian="12pt" style:font-style-asian="italic"/>
    </style:style>
    <style:style style:name="T15" style:family="text">
      <style:text-properties style:font-name="AssyrianDictionary" fo:font-size="12pt" fo:font-style="italic" style:font-size-asian="12pt" style:font-style-asian="italic" style:font-style-complex="italic"/>
    </style:style>
    <style:style style:name="T16" style:family="text">
      <style:text-properties style:font-name="AssyrianDictionary" fo:letter-spacing="0.0138in" style:font-name-complex="Courier New" style:font-size-complex="9pt"/>
    </style:style>
    <style:style style:name="T17" style:family="text">
      <style:text-properties style:font-name="AssyrianDictionary" fo:letter-spacing="0.0138in" style:font-name-complex="Courier New" style:font-size-complex="11pt"/>
    </style:style>
    <style:style style:name="T18" style:family="text">
      <style:text-properties style:font-name="AssyrianDictionary" fo:letter-spacing="0.0138in" style:font-name-complex="Courier New" style:font-size-complex="11pt" style:font-weight-complex="bold"/>
    </style:style>
    <style:style style:name="T19" style:family="text">
      <style:text-properties style:font-name="AssyrianDictionary" fo:letter-spacing="0.0138in" fo:language="pl" fo:country="PL" style:font-name-complex="Courier New" style:font-size-complex="9pt"/>
    </style:style>
    <style:style style:name="T20" style:family="text">
      <style:text-properties style:font-name="AssyrianDictionary" fo:language="pl" fo:country="PL"/>
    </style:style>
    <style:style style:name="T21" style:family="text">
      <style:text-properties style:font-name="AssyrianDictionary" fo:font-style="italic" style:font-style-asian="italic"/>
    </style:style>
    <style:style style:name="T22" style:family="text">
      <style:text-properties style:font-name="AssyrianDictionary" fo:font-style="italic" style:font-style-asian="italic" style:font-weight-complex="bold"/>
    </style:style>
    <style:style style:name="T23" style:family="text">
      <style:text-properties style:font-name="AssyrianDictionary" fo:font-style="italic" style:font-style-asian="italic" style:font-style-complex="italic"/>
    </style:style>
    <style:style style:name="T24" style:family="text">
      <style:text-properties style:font-name="AssyrianDictionary" fo:font-weight="bold" style:font-weight-asian="bold"/>
    </style:style>
    <style:style style:name="T25" style:family="text">
      <style:text-properties style:font-name="AssyrianDictionary" fo:font-weight="bold" style:font-weight-asian="bold" style:font-weight-complex="bold"/>
    </style:style>
    <style:style style:name="T26" style:family="text">
      <style:text-properties style:font-name="AssyrianDictionary" style:font-weight-complex="bold"/>
    </style:style>
    <style:style style:name="T27" style:family="text">
      <style:text-properties style:font-name="AssyrianDictionary" style:font-size-complex="11pt"/>
    </style:style>
    <style:style style:name="T28" style:family="text">
      <style:text-properties style:font-name="AssyrianDictionary" style:font-name-complex="Courier New"/>
    </style:style>
    <style:style style:name="T29" style:family="text">
      <style:text-properties style:font-name="AssyrianDictionary" style:font-name-complex="Courier New" style:font-size-complex="11pt"/>
    </style:style>
    <style:style style:name="T30" style:family="text">
      <style:text-properties style:font-name="AssyrianDictionary" style:font-name-complex="Courier New" style:font-size-complex="11pt" style:font-weight-complex="bold"/>
    </style:style>
    <style:style style:name="T31" style:family="text">
      <style:text-properties style:font-name="AssyrianDictionary" style:font-name-complex="Courier New" style:font-size-complex="9pt"/>
    </style:style>
    <style:style style:name="T32" style:family="text">
      <style:text-properties style:font-name="AssyrianDictionary" fo:font-size="10pt" style:font-size-asian="10pt"/>
    </style:style>
    <style:style style:name="T33" style:family="text">
      <style:text-properties style:font-name="AssyrianDictionary" fo:font-size="10pt" style:font-size-asian="10pt" style:font-name-complex="Courier New"/>
    </style:style>
    <style:style style:name="T34" style:family="text">
      <style:text-properties style:font-name="AssyrianDictionary" fo:font-size="10pt" style:font-size-asian="10pt" style:font-name-complex="Courier New" style:font-size-complex="10pt"/>
    </style:style>
    <style:style style:name="T35" style:family="text">
      <style:text-properties style:font-name="AssyrianDictionary" fo:font-size="10pt" style:font-size-asian="10pt" style:font-size-complex="10pt"/>
    </style:style>
    <style:style style:name="T36" style:family="text">
      <style:text-properties style:font-name="AssyrianDictionary" fo:font-size="10pt" fo:language="pl" fo:country="PL" style:font-size-asian="10pt"/>
    </style:style>
    <style:style style:name="T37" style:family="text">
      <style:text-properties style:font-name="AssyrianDictionary" fo:font-size="10pt" fo:language="pl" fo:country="PL" style:font-size-asian="10pt" style:font-name-complex="Courier New"/>
    </style:style>
    <style:style style:name="T38" style:family="text">
      <style:text-properties style:text-position="super 58%"/>
    </style:style>
    <style:style style:name="T39" style:family="text">
      <style:text-properties style:text-position="super 58%" style:font-name="AssyrianDictionary"/>
    </style:style>
    <style:style style:name="T40" style:family="text">
      <style:text-properties style:text-position="super 58%" style:font-name="AssyrianDictionary" fo:font-size="12pt" style:font-size-asian="12pt"/>
    </style:style>
    <style:style style:name="T41" style:family="text">
      <style:text-properties style:text-position="super 58%" style:font-name="AssyrianDictionary" fo:font-size="12pt" style:font-size-asian="12pt" style:font-name-complex="Courier New" style:font-size-complex="11pt"/>
    </style:style>
    <style:style style:name="T42" style:family="text">
      <style:text-properties style:text-position="super 58%" style:font-name="AssyrianDictionary" fo:font-size="12pt" fo:language="pl" fo:country="PL" style:font-size-asian="12pt"/>
    </style:style>
    <style:style style:name="T43" style:family="text">
      <style:text-properties style:text-position="super 58%" style:font-name="AssyrianDictionary" fo:font-size="12pt" fo:letter-spacing="0.0138in" style:font-size-asian="12pt" style:font-name-complex="Courier New" style:font-size-complex="11pt"/>
    </style:style>
    <style:style style:name="T44" style:family="text">
      <style:text-properties style:text-position="super 58%" style:font-name="AssyrianDictionary" fo:letter-spacing="0.0138in" style:font-name-complex="Courier New" style:font-size-complex="11pt"/>
    </style:style>
    <style:style style:name="T45" style:family="text">
      <style:text-properties style:text-position="super 58%" style:font-name="AssyrianDictionary" fo:letter-spacing="0.0138in" fo:language="pl" fo:country="PL" style:font-name-complex="Courier New" style:font-size-complex="9pt"/>
    </style:style>
    <style:style style:name="T46" style:family="text">
      <style:text-properties style:text-position="super 58%" style:font-name="AssyrianDictionary" style:font-name-complex="Courier New" style:font-size-complex="11pt"/>
    </style:style>
    <style:style style:name="T47" style:family="text">
      <style:text-properties style:text-position="super 58%" style:font-name="AssyrianDictionary" fo:font-size="10pt" style:font-size-asian="10pt"/>
    </style:style>
    <style:style style:name="T48" style:family="text">
      <style:text-properties style:text-position="super 58%" style:font-name="AssyrianDictionary" fo:font-size="10pt" style:font-size-asian="10pt" style:font-name-complex="Courier New"/>
    </style:style>
    <style:style style:name="T49" style:family="text">
      <style:text-properties style:text-position="super 58%" style:font-name="Courier New" fo:font-size="10pt" style:font-size-asian="10pt" style:font-name-complex="Courier New"/>
    </style:style>
    <style:style style:name="T50" style:family="text">
      <style:text-properties style:text-position="super 58%" style:font-name="Courier New" fo:font-size="10pt" fo:language="pl" fo:country="PL" style:font-size-asian="10pt" style:font-name-complex="Courier New"/>
    </style:style>
    <style:style style:name="T51" style:family="text">
      <style:text-properties style:text-position="super 58%" style:font-name="Courier New" fo:font-size="10pt" fo:language="pl" fo:country="PL" style:font-size-asian="10pt" style:font-name-complex="Courier New" style:font-size-complex="10pt"/>
    </style:style>
    <style:style style:name="T52" style:family="text">
      <style:text-properties style:text-position="super 58%" style:font-name="Courier New" style:font-name-complex="Courier New"/>
    </style:style>
    <style:style style:name="T53" style:family="text">
      <style:text-properties style:text-position="sub 58%" style:font-name="AssyrianDictionary"/>
    </style:style>
    <style:style style:name="T54" style:family="text">
      <style:text-properties style:text-position="sub 58%" style:font-name="AssyrianDictionary" fo:font-size="12pt" style:font-size-asian="12pt"/>
    </style:style>
    <style:style style:name="T55" style:family="text">
      <style:text-properties style:text-position="sub 58%" style:font-name="AssyrianDictionary" fo:font-size="12pt" style:font-size-asian="12pt" style:font-name-complex="Courier New" style:font-size-complex="11pt"/>
    </style:style>
    <style:style style:name="T56" style:family="text">
      <style:text-properties style:text-position="sub 58%" style:font-name="AssyrianDictionary" fo:font-size="12pt" fo:language="pl" fo:country="PL" style:font-size-asian="12pt"/>
    </style:style>
    <style:style style:name="T57" style:family="text">
      <style:text-properties style:text-position="sub 58%" style:font-name="AssyrianDictionary" fo:font-size="12pt" fo:letter-spacing="0.0138in" style:font-size-asian="12pt" style:font-name-complex="Courier New" style:font-size-complex="11pt"/>
    </style:style>
    <style:style style:name="T58" style:family="text">
      <style:text-properties style:text-position="sub 58%" style:font-name="AssyrianDictionary" fo:letter-spacing="0.0138in" style:font-name-complex="Courier New" style:font-size-complex="9pt"/>
    </style:style>
    <style:style style:name="T59" style:family="text">
      <style:text-properties style:text-position="sub 58%" style:font-name="AssyrianDictionary" fo:letter-spacing="0.0138in" style:font-name-complex="Courier New" style:font-size-complex="11pt"/>
    </style:style>
    <style:style style:name="T60" style:family="text">
      <style:text-properties style:text-position="sub 58%" style:font-name="AssyrianDictionary" fo:letter-spacing="0.0138in" fo:language="pl" fo:country="PL" style:font-name-complex="Courier New" style:font-size-complex="9pt"/>
    </style:style>
    <style:style style:name="T61" style:family="text">
      <style:text-properties style:text-position="sub 58%" style:font-name="Courier New" fo:font-size="10pt" style:font-size-asian="10pt" style:font-name-complex="Courier New"/>
    </style:style>
    <style:style style:name="T62" style:family="text">
      <style:text-properties style:text-position="sub 58%" style:font-name="Courier New" fo:font-size="10pt" fo:language="pl" fo:country="PL" style:font-size-asian="10pt" style:font-name-complex="Courier New"/>
    </style:style>
    <style:style style:name="T63" style:family="text">
      <style:text-properties style:text-position="sub 58%" style:font-name="Courier New" style:font-name-complex="Courier New"/>
    </style:style>
    <style:style style:name="T64" style:family="text">
      <style:text-properties fo:language="pl" fo:country="PL"/>
    </style:style>
    <style:style style:name="T65" style:family="text">
      <style:text-properties fo:color="#ff0000" style:font-name="Times New Roman" fo:font-size="12pt" style:font-size-asian="12pt"/>
    </style:style>
    <style:style style:name="T66" style:family="text">
      <style:text-properties fo:color="#ff0000" style:font-name="AssyrianDictionary" fo:font-size="12pt" style:font-size-asian="12pt"/>
    </style:style>
    <style:style style:name="T67" style:family="text">
      <style:text-properties fo:color="#ff0000" style:font-name="AssyrianDictionary" style:font-size-complex="11pt" style:font-weight-complex="bold"/>
    </style:style>
    <style:style style:name="T68" style:family="text">
      <style:text-properties fo:color="#ff0000" style:font-name="Courier New" fo:font-size="10pt" style:font-size-asian="10pt" style:font-name-complex="Courier New"/>
    </style:style>
    <style:style style:name="T69" style:family="text">
      <style:text-properties fo:color="#ff0000" style:font-name="Courier New" fo:font-size="10pt" fo:language="pl" fo:country="PL" style:font-size-asian="10pt" style:font-name-complex="Courier New"/>
    </style:style>
    <style:style style:name="T70" style:family="text">
      <style:text-properties fo:color="#ff0000" style:text-position="super 58%" style:font-name="Courier New" fo:font-size="10pt" style:font-size-asian="10pt" style:font-name-complex="Courier New"/>
    </style:style>
    <style:style style:name="T71" style:family="text">
      <style:text-properties fo:color="#ff0000" style:text-position="super 58%" style:font-name="Courier New" fo:font-size="10pt" fo:language="pl" fo:country="PL" style:font-size-asian="10pt" style:font-name-complex="Courier New"/>
    </style:style>
    <style:style style:name="T72" style:family="text">
      <style:text-properties fo:letter-spacing="0.0138in"/>
    </style:style>
    <style:style style:name="T73" style:family="text">
      <style:text-properties fo:font-style="italic" style:font-style-asian="italic"/>
    </style:style>
    <style:style style:name="T74" style:family="text">
      <style:text-properties style:font-name="Courier New" fo:font-size="10pt" style:font-size-asian="10pt" style:font-name-complex="Courier New"/>
    </style:style>
    <style:style style:name="T75" style:family="text">
      <style:text-properties style:font-name="Courier New" fo:font-size="10pt" style:font-size-asian="10pt" style:font-name-complex="Courier New" style:font-size-complex="10pt"/>
    </style:style>
    <style:style style:name="T76" style:family="text">
      <style:text-properties style:font-name="Courier New" fo:font-size="10pt" fo:language="pl" fo:country="PL" style:font-size-asian="10pt" style:font-name-complex="Courier New"/>
    </style:style>
    <style:style style:name="T77" style:family="text">
      <style:text-properties style:font-name="Courier New" fo:font-size="10pt" fo:language="pl" fo:country="PL" style:font-size-asian="10pt" style:font-name-complex="Courier New" style:font-size-complex="10pt"/>
    </style:style>
    <style:style style:name="T78" style:family="text">
      <style:text-properties style:font-name="Courier New" style:font-name-complex="Courier New"/>
    </style:style>
    <style:style style:name="T79" style:family="text">
      <style:text-properties style:font-name="Courier New" fo:language="pl" fo:country="PL" style:font-name-complex="Courier New"/>
    </style:style>
    <style:style style:name="T80" style:family="text">
      <style:text-properties style:font-name="assy" style:font-name-complex="Courier New" style:font-size-complex="9pt"/>
    </style:style>
    <style:style style:name="T8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21. Iåbi-Erra to Ibbi-Sin 1 (IåIb1, 3.1.17, RCU 19)</text:p>
      <text:p text:style-name="P21"/>
      <text:p text:style-name="P24">Composite Text</text:p>
      <text:p text:style-name="P24"/>
      <text:p text:style-name="P18">Version A (Short Version)</text:p>
      <text:p text:style-name="P21"/>
      <text:p text:style-name="P15"><text:span text:style-name="T2">1. <text:tab/></text:span><text:span text:style-name="T40">I</text:span><text:span text:style-name="T2">i-bi-</text:span><text:span text:style-name="T40">d</text:span><text:span text:style-name="T2">en.zu lugal-Ñu</text:span><text:span text:style-name="T54">10</text:span><text:span text:style-name="T2">-ra ù-na-a-dug</text:span><text:span text:style-name="T54">4</text:span></text:p>
      <text:p text:style-name="P15"><text:span text:style-name="T2">2.<text:tab/></text:span><text:span text:style-name="T40">I</text:span><text:span text:style-name="T2">iå-bi-èr-ra árad-zu na-ab-bé-a</text:span></text:p>
      <text:p text:style-name="P15"><text:span text:style-name="T2">3.<text:tab/>kaskal ì-si-in</text:span><text:span text:style-name="T40">ki</text:span><text:span text:style-name="T2"> ka-zal-lu</text:span><text:span text:style-name="T40">ki</text:span><text:span text:style-name="T2">-åè</text:span></text:p>
      <text:p text:style-name="P15"><text:span text:style-name="T2">4.<text:tab/>åe sa</text:span><text:span text:style-name="T54">10</text:span><text:span text:style-name="T2">-sa</text:span><text:span text:style-name="T54">10</text:span><text:span text:style-name="T2">-dè á-åè mu-e-da-a-áÑ</text:span></text:p>
      <text:p text:style-name="P15"><text:span text:style-name="T2">5.<text:tab/></text:span><text:span text:style-name="T8">åakanka aå gur-ta-</text:span><text:span text:style-name="T2">à</text:span><text:span text:style-name="T8">m </text:span><text:span text:style-name="T2">å</text:span><text:span text:style-name="T8">e s</text:span><text:span text:style-name="T2">á</text:span><text:span text:style-name="T8"> ba-an-dug</text:span><text:span text:style-name="T56">4</text:span></text:p>
      <text:p text:style-name="P15"><text:span text:style-name="T2">6.<text:tab/>20 gun kù-babbar åe sa</text:span><text:span text:style-name="T54">10</text:span><text:span text:style-name="T2"> RI-dè ba-an-Ñar</text:span></text:p>
      <text:p text:style-name="P15"><text:span text:style-name="T2">7.<text:tab/>inim amurrum lú kúr-ra åà ma-da-zu ku</text:span><text:span text:style-name="T54">4</text:span><text:span text:style-name="T2">-ra Ñiå ì-tuk-àm</text:span></text:p>
      <text:p text:style-name="P15"><text:span text:style-name="T2">8.<text:tab/>72,000 åe gur åe dù-a-bi åà ì-si-in</text:span><text:span text:style-name="T40">ki</text:span><text:span text:style-name="T2">-na-åè ba-an-ku</text:span><text:span text:style-name="T54">4</text:span><text:span text:style-name="T2">-re-en</text:span></text:p>
      <text:p text:style-name="P15"><text:span text:style-name="T2">9.<text:tab/>a-da-al-la-bi amurrum dù-dù-a-bi åà kalam-ma-åè ba-an-ku</text:span><text:span text:style-name="T54">4</text:span><text:span text:style-name="T2">-ku</text:span><text:span text:style-name="T54">4</text:span></text:p>
      <text:p text:style-name="P15"><text:span text:style-name="T2">10.<text:tab/>erim</text:span><text:span text:style-name="T54">3</text:span><text:span text:style-name="T2"> gal-gal-didli-bi im-mi-in-dab</text:span><text:span text:style-name="T54">5</text:span><text:span text:style-name="T2">-dab</text:span><text:span text:style-name="T54">5</text:span></text:p>
      <text:p text:style-name="P15"><text:span text:style-name="T2">11.<text:tab/>mu amurrum åe ba-sìg-ge nu-mu-e-da-åúm-mu</text:span><text:span text:style-name="Footnote_20_Symbol"><text:span text:style-name="T2"><text:note text:id="ftn1" text:note-class="footnote"><text:note-citation>1</text:note-citation><text:note-body><text:p text:style-name="Footnote"><text:span text:style-name="T1"><text:s/>Followed by two fragmentary lines in X1.</text:span></text:p></text:note-body></text:note></text:span></text:span></text:p>
      <text:p text:style-name="P15"><text:span text:style-name="T2">12.<text:tab/></text:span><text:span text:style-name="T8">ugu-Ñu</text:span><text:span text:style-name="T56">10</text:span><text:span text:style-name="T8"> mu-ta-ni-kalag ba-dúr-en</text:span></text:p>
      <text:p text:style-name="P15"><text:span text:style-name="T2">13.<text:tab/></text:span><text:span text:style-name="T8">lugal</text:span><text:span text:style-name="T2">-Ñu</text:span><text:span text:style-name="T54">10</text:span><text:span text:style-name="T8"> Ñéå-u </text:span><text:span text:style-name="T42">Ñi</text:span><text:span text:style-name="T40">å</text:span><text:span text:style-name="T8">m</text:span><text:span text:style-name="T2">á</text:span><text:span text:style-name="T8">-gur</text:span><text:span text:style-name="T56">8</text:span><text:span text:style-name="T8"> 120 gur-ta-</text:span><text:span text:style-name="T2">à</text:span><text:span text:style-name="T8">m h</text:span><text:span text:style-name="T2">é</text:span><text:span text:style-name="T8">-em-duh-e </text:span></text:p>
      <text:p text:style-name="P15"><text:span text:style-name="T2">14.<text:tab/></text:span><text:span text:style-name="T40">Ñiå</text:span><text:span text:style-name="T2">má 12 kal-ga 20 </text:span><text:span text:style-name="T40">Ñiå</text:span><text:span text:style-name="T2">za-am-ru-tum 30 </text:span><text:span text:style-name="T40">Ñiå</text:span><text:span text:style-name="T2">illar</text:span></text:p>
      <text:p text:style-name="P15"><text:span text:style-name="T2">15.<text:tab/>30 </text:span><text:span text:style-name="T65">Ğ</text:span><text:span text:style-name="T2">IÅ .</text:span><text:span text:style-name="T65">Ğ</text:span><text:span text:style-name="T2">IÅ <text:s/>5 </text:span><text:span text:style-name="T40">Ñiå</text:span><text:span text:style-name="T2">ig má ugu má</text:span><text:span text:style-name="T40">?</text:span><text:span text:style-name="T2">-e hé-Ñá-Ñá ù </text:span><text:span text:style-name="T40">Ñiå</text:span><text:span text:style-name="T2">má dù-a-bi hé-x </text:span></text:p>
      <text:p text:style-name="P15"><text:span text:style-name="T2">16.<text:tab/>í</text:span><text:span text:style-name="T8">d-da </text:span><text:span text:style-name="T2">í</text:span><text:span text:style-name="T8">d(-)kur-ra </text:span><text:span text:style-name="T2">í</text:span><text:span text:style-name="T8">d(-)pa-li-i</text:span><text:span text:style-name="T2">å</text:span><text:span text:style-name="T8">-tum-ta</text:span></text:p>
      <text:p text:style-name="P15"><text:span text:style-name="T2">17.<text:tab/>zar</text:span><text:span text:style-name="T40">? </text:span><text:span text:style-name="T2">sal-la-åè hé-em-ta-ab-è-dè-eå</text:span></text:p>
      <text:p text:style-name="P15"><text:span text:style-name="T2">18.<text:tab/>ù </text:span><text:span text:style-name="T8">Ñ</text:span><text:span text:style-name="T2">á</text:span><text:span text:style-name="T8">-e igi-ni-</text:span><text:span text:style-name="T2">åè</text:span><text:span text:style-name="T8"> ga-</text:span><text:span text:style-name="T2">à</text:span><text:span text:style-name="T8">m-ta-è</text:span></text:p>
      <text:p text:style-name="P15"><text:span text:style-name="T2">19.<text:tab/>ki </text:span><text:span text:style-name="T40">Ñiå</text:span><text:span text:style-name="T2">má kar-bi ugu-Ñá ì-tuku</text:span></text:p>
      <text:p text:style-name="P21">20.<text:tab/>72,000 gur åe dù-a-bi hé-Ñá-Ñá hé-e-silim</text:p>
      <text:p text:style-name="P15"><text:soft-page-break/><text:span text:style-name="T2">21.<text:tab/>tukum-bi åe-àm ba-ab-tur-re</text:span></text:p>
      <text:p text:style-name="P15"><text:span text:style-name="T2">22 .<text:tab/>Ñá-e åe ga-ra-ab-ku</text:span><text:span text:style-name="T54">4</text:span><text:span text:style-name="T2">-e</text:span><text:span text:style-name="Footnote_20_Symbol"><text:span text:style-name="T2"><text:note text:id="ftn2" text:note-class="footnote"><text:note-citation>2</text:note-citation><text:note-body><text:p text:style-name="Footnote"><text:span text:style-name="T1"><text:s/>Var. (21–22) </text:span><text:span text:style-name="T16">tukum-bi åe ba-an-tur-re-en / </text:span><text:span text:style-name="T1">Ñ</text:span><text:span text:style-name="T16">á-e åe-bi mu-ra-ku</text:span><text:span text:style-name="T58">4</text:span><text:span text:style-name="T1">.</text:span></text:p></text:note-body></text:note></text:span></text:span><text:span text:style-name="T2"> </text:span></text:p>
      <text:p text:style-name="P15"><text:span text:style-name="T2">23.<text:tab/>lugal-Ñu</text:span><text:span text:style-name="T54">10</text:span><text:span text:style-name="T2"> elam</text:span><text:span text:style-name="T40">ki</text:span><text:span text:style-name="T2">-ma åen-åen-na zi ba-an-ir</text:span></text:p>
      <text:p text:style-name="P15"><text:span text:style-name="T2">24.<text:tab/>åe-ba-ni ul</text:span><text:span text:style-name="T54">4</text:span><text:span text:style-name="T2">-la-bi al-til-la</text:span></text:p>
      <text:p text:style-name="P21">25.<text:tab/>lirum lirum na-an-duh-en</text:p>
      <text:p text:style-name="P21">26.<text:tab/>nam-árad-da-ni-åè saÑ-zu na-an-åúm-mu-un</text:p>
      <text:p text:style-name="P21">27.<text:tab/>ù eÑer-ra-ni-åè na-an-du-un</text:p>
      <text:p text:style-name="P15"><text:span text:style-name="T2">28.<text:tab/>å</text:span><text:span text:style-name="T8">e mu udilia-ta-</text:span><text:span text:style-name="T2">à</text:span><text:span text:style-name="T8">m </text:span><text:span text:style-name="T2">åà</text:span><text:span text:style-name="T8">-gal </text:span><text:span text:style-name="T2">é</text:span><text:span text:style-name="T8">-gal-zu </text:span><text:span text:style-name="T2">ù</text:span><text:span text:style-name="T8"> un d</text:span><text:span text:style-name="T2">ù</text:span><text:span text:style-name="T8">-a-bi åà uru</text:span><text:span text:style-name="T40">ki</text:span><text:span text:style-name="T8">-Ñu</text:span><text:span text:style-name="T56">10</text:span><text:span text:style-name="T8">-ta-àm ì-Ñ</text:span><text:span text:style-name="T2">á</text:span><text:span text:style-name="T8">l</text:span><text:span text:style-name="Footnote_20_Symbol"><text:span text:style-name="T2"><text:note text:id="ftn3" text:note-class="footnote"><text:note-citation>3</text:note-citation><text:note-body><text:p text:style-name="Footnote"><text:span text:style-name="T20"><text:s/>Var. </text:span><text:span text:style-name="T19">ù uru dù-a-zu/bi åu-mu-ta ì-</text:span><text:span text:style-name="T1">Ñ</text:span><text:span text:style-name="T19">ál</text:span><text:span text:style-name="T20">.</text:span></text:p></text:note-body></text:note></text:span></text:span></text:p>
      <text:p text:style-name="P15"><text:span text:style-name="T8">29.<text:tab/>uru </text:span><text:span text:style-name="T2">ì</text:span><text:span text:style-name="T8">-si-in</text:span><text:span text:style-name="T42">ki</text:span><text:span text:style-name="T8"> ù nibru</text:span><text:span text:style-name="T42">ki</text:span><text:span text:style-name="T8"> en-nu-ùÑ ak-d</text:span><text:span text:style-name="T2">è</text:span><text:span text:style-name="T8"> ugu-Ñ</text:span><text:span text:style-name="T2">á</text:span><text:span text:style-name="T8"> h</text:span><text:span text:style-name="T2">é</text:span><text:span text:style-name="T8">-tuku</text:span><text:span text:style-name="Footnote_20_Symbol"><text:span text:style-name="T2"><text:note text:id="ftn4" text:note-class="footnote"><text:note-citation>4</text:note-citation><text:note-body><text:p text:style-name="Footnote"><text:span text:style-name="T20"><text:s/>Var.</text:span><text:span text:style-name="T19"> nibru</text:span><text:span text:style-name="T45">ki</text:span><text:span text:style-name="T19"> isin</text:span><text:span text:style-name="T45">ki</text:span><text:span text:style-name="T19"> en-nu-</text:span><text:span text:style-name="T72">ù</text:span><text:span text:style-name="T1">Ñ</text:span><text:span text:style-name="T19"> ha-ra-ra-ab-ak-e (lugal-Ñu</text:span><text:span text:style-name="T60">10</text:span><text:span text:style-name="T19">) ugu-</text:span><text:span text:style-name="T1">Ñ</text:span><text:span text:style-name="T19">á hé-(en)-tuku</text:span><text:span text:style-name="T20">.</text:span></text:p></text:note-body></text:note></text:span></text:span></text:p>
      <text:p text:style-name="P15"><text:span text:style-name="T2">30.<text:tab/>lugal-Ñu</text:span><text:span text:style-name="T54">10</text:span><text:span text:style-name="T2"> hé-en-zu</text:span></text:p>
      <text:p text:style-name="P21"/>
      <text:p text:style-name="P20">Version B (Long Version)</text:p>
      <text:p text:style-name="P21"/>
      <text:p text:style-name="P15"><text:span text:style-name="T2">31.<text:tab/>lugal-Ñu</text:span><text:span text:style-name="T54">10</text:span><text:span text:style-name="T2"> ní nu-te ní nu-gíd-i åà-ba Ñá-e nu-te-BU</text:span></text:p>
      <text:p text:style-name="P21">32.<text:tab/>diÑir-didli-bi åà hé-ni-íb-kíÑ-kíÑ-e ki-bi hé-kíÑ-kíÑ</text:p>
      <text:p text:style-name="P21">33.<text:tab/>ùÑ daÑal-bi nam-lú-ùlu-bi mah</text:p>
      <text:p text:style-name="P21">34.<text:tab/>hé-silim-me-eå numun zi-da hé-en-gal-le-eå</text:p>
      <text:p text:style-name="P15"><text:span text:style-name="T2">35.<text:tab/>uri</text:span><text:span text:style-name="T54">5</text:span><text:span text:style-name="T40">ki</text:span><text:span text:style-name="T2"> uru kù-zu an-ki-da mú-a </text:span></text:p>
      <text:p text:style-name="P21">36.<text:tab/>nun gal iåib-e dù-a-bi saÑ-ki-bi kal-la</text:p>
      <text:p text:style-name="P21">37.<text:tab/>me åúm-mu ús Ñiå-hur ge-en-ge-né kur sig igi-nim-ma</text:p>
      <text:p text:style-name="P21">38.<text:tab/>åu-ta hé-kar-re inim-bi hé-éb-bé</text:p>
      <text:p text:style-name="P21">39.<text:tab/>é-kiå-nu-Ñál èå an-ki åú-åú gaba-ri nu-tuku</text:p>
      <text:p text:style-name="P15"><text:span text:style-name="T2">40.<text:tab/>elam</text:span><text:span text:style-name="T40">ki </text:span><text:span text:style-name="T2">ur idim lú níÑ-ha-lam-ma-ke</text:span><text:span text:style-name="T54">4</text:span></text:p>
      <text:p text:style-name="P15"><text:span text:style-name="T2">41.<text:tab/>åu pe-el nu-ma-ak-e </text:span><text:span text:style-name="T40">d</text:span><text:span text:style-name="T2">lama-bi nu-si-il</text:span></text:p>
      <text:p text:style-name="P15"><text:span text:style-name="T2">42.<text:tab/>lugal-Ñu</text:span><text:span text:style-name="T54">10</text:span><text:span text:style-name="T2"> gù-åúm-åúm gal-gal dùb-tuku mu-x-x-a</text:span></text:p>
      <text:p text:style-name="P15"><text:soft-page-break/><text:span text:style-name="T2">43.<text:tab/></text:span><text:span text:style-name="T40">I</text:span><text:span text:style-name="T2">i-bi-</text:span><text:span text:style-name="T40">d</text:span><text:span text:style-name="T2">en.zu åà-ta è-a-ni diÑir ki-áÑ-me-eå</text:span></text:p>
      <text:p text:style-name="P15"><text:span text:style-name="T2">44.<text:tab/>an </text:span><text:span text:style-name="T40">d</text:span><text:span text:style-name="T2">en-líl </text:span><text:span text:style-name="T40">d</text:span><text:span text:style-name="T2">en-ki igi zi hu-mu-un-åi-bar-re-e-ne</text:span></text:p>
      <text:p text:style-name="P21">45.<text:tab/>[…] x x x x x x hé-en-Ñar igi-bi hé-éb-gi</text:p>
      <text:p text:style-name="P15"><text:span text:style-name="T2">46.<text:tab/></text:span><text:span text:style-name="T40">[giå]</text:span><text:span text:style-name="T2">ig abul uri</text:span><text:span text:style-name="T54">5</text:span><text:span text:style-name="T40">ki</text:span><text:span text:style-name="T2">-ma Ñál-tak</text:span><text:span text:style-name="T54">4</text:span><text:span text:style-name="T2">-tak</text:span><text:span text:style-name="T54">4</text:span><text:span text:style-name="T2">-da-a-a</text:span></text:p>
      <text:p text:style-name="P15"><text:span text:style-name="T2">47.<text:tab/>(x) x i-ni-ib-bé a-ba-àm lugal-Ñu</text:span><text:span text:style-name="T54">10</text:span><text:span text:style-name="T2"> e-åe</text:span></text:p>
      <text:p text:style-name="P15"><text:span text:style-name="T2">48.<text:tab/>lugal </text:span><text:span text:style-name="T40">d</text:span><text:span text:style-name="T2">en-líl-le gaba-ri nu-tuku-me-en</text:span></text:p>
      <text:p text:style-name="P21">49.<text:tab/>x nu x x x x åà-zu na-an-gig-ge</text:p>
      <text:p text:style-name="P21">50.<text:tab/>x åu mu-un-gi suhuå-bi mu-ri-in-ge-en</text:p>
      <text:p text:style-name="P15"><text:span text:style-name="T2">51.<text:tab/>[…]-x åu</text:span><text:span text:style-name="T40">?</text:span><text:span text:style-name="T2"> nu-du</text:span><text:span text:style-name="T54">7</text:span><text:span text:style-name="T2">-a åà-zu hé-en-du</text:span><text:span text:style-name="T54">10</text:span><text:span text:style-name="T2">-ge</text:span></text:p>
      <text:p text:style-name="P15"><text:span text:style-name="T2">52.<text:tab/>en-na lugal-Ñu</text:span><text:span text:style-name="T54">10</text:span><text:span text:style-name="T2"> al-ti-la nam-lugal uri</text:span><text:span text:style-name="T54">5</text:span><text:span text:style-name="T40">ki</text:span><text:span text:style-name="T2"> mu-un-ak-e</text:span></text:p>
      <text:p text:style-name="P1"><text:span text:style-name="T1">53.<text:tab/>níÑ-na-me lugal-Ñu</text:span><text:span text:style-name="T53">10</text:span><text:span text:style-name="T1"> kíÑ mu-na-ni-íb-gi</text:span></text:p>
      <text:p text:style-name="P2">54.<text:tab/>a-ma-ru-kam nam-ba-e-åub-dè-en-zé-en</text:p>
      <text:p text:style-name="P15"><text:span text:style-name="T2">55.<text:tab/></text:span><text:span text:style-name="T8">igi </text:span><text:span text:style-name="T42">d</text:span><text:span text:style-name="T8">utu-kam ka-Ñu</text:span><text:span text:style-name="T56">10</text:span><text:span text:style-name="T8"> nu-bal-e</text:span></text:p>
      <text:p text:style-name="P23"/>
      <text:p text:style-name="P20">Part A</text:p>
      <text:p text:style-name="P10"><text:span text:style-name="T39">1 </text:span><text:span text:style-name="T1">Speak to Ibbi-Sin, my king, </text:span><text:span text:style-name="T39">2 </text:span><text:span text:style-name="T1">saying (the words of) Iåbi-Erra, your ­servant:</text:span></text:p>
      <text:p text:style-name="P10"><text:span text:style-name="T39">3–4 </text:span><text:span text:style-name="T1">You gave me orders concerning an expedition from Isin to­ Kazallu to purchase grain. </text:span><text:span text:style-name="T39">5 </text:span><text:span text:style-name="T1">As the market price of grain was equivalent to (one shekel) per liter, </text:span><text:span text:style-name="T39">6 </text:span><text:span text:style-name="T1">twenty talents of silver was invested in the purchase of grain. </text:span><text:span text:style-name="T39">7 </text:span><text:span text:style-name="T1">Word having reached me­ that hostile Amorites had entered your frontier territory, </text:span><text:span text:style-name="T39">8 </text:span><text:span text:style-name="T1">I proceeded to deliver all the grain—72,000 kor—into (the city of) Isin. </text:span><text:span text:style-name="T39">9 </text:span><text:span text:style-name="T1">But now all ­the Amorites have entered the homeland, </text:span><text:span text:style-name="T39">10 </text:span><text:span text:style-name="T1">and have captured all the­ great storehouses, one by one. </text:span><text:span text:style-name="T39">11 </text:span><text:span text:style-name="T1">Because of (these) Amorites I­ cannot hand over the grain for threshing;</text:span><text:span text:style-name="Footnote_20_Symbol"><text:span text:style-name="T1"><text:note text:id="ftn5" text:note-class="footnote"><text:note-citation>5</text:note-citation><text:note-body><text:p text:style-name="Footnote"><text:span text:style-name="T1"><text:s/>Followed by two fragmentary lines in X1.</text:span></text:p></text:note-body></text:note></text:span></text:span><text:span text:style-name="T1"> </text:span><text:span text:style-name="T39">12 </text:span><text:span text:style-name="T1">they are too strong­ for me, and I am made to stay put. </text:span><text:span text:style-name="T39">13 </text:span><text:span text:style-name="T1">Therefore, my king should (order) the caulking of ­600 barges of 120 liter capacity, </text:span><text:span text:style-name="T39">14 </text:span><text:span text:style-name="T21">escorted by 12 armed ships</text:span><text:span text:style-name="T1">, and load each with 20 </text:span><text:span text:style-name="T21">swords</text:span><text:span text:style-name="T1">, 30 </text:span><text:span text:style-name="T21">bows</text:span><text:span text:style-name="T1">, </text:span><text:span text:style-name="T39">15 </text:span><text:span text:style-name="T1">load each ship with 30 </text:span><text:span text:style-name="T21">beams</text:span><text:span text:style-name="T1"> and five (additional) hatches, and have ­all the boats … </text:span><text:span text:style-name="T39">16–17 </text:span><text:span text:style-name="T1">so </text:span><text:soft-page-break/><text:span text:style-name="T1">that they can be brought down by water, through the Idkura and the Paliåtum canals so they can pile up (the grain) in stacks (for drying), </text:span><text:span text:style-name="T39">18 </text:span><text:span text:style-name="T1">and I will myself go out to meet him (i.e., Ibbi-Sin). </text:span></text:p>
      <text:p text:style-name="P10"><text:span text:style-name="T39">19</text:span><text:span text:style-name="T1"> I shall take responsibility for the place where the boat(s) moor, </text:span><text:span text:style-name="T39">­20 </text:span><text:span text:style-name="T1">so that the 72,000 kor of grain—that is all of the grain—will be placed (there), and be safe. </text:span><text:span text:style-name="T39">21–22 </text:span><text:span text:style-name="T1">Should there be a shortage of grain, I will be the one who brings you grain.</text:span><text:span text:style-name="Footnote_20_Symbol"><text:span text:style-name="T1"><text:note text:id="ftn6" text:note-class="footnote"><text:note-citation>6</text:note-citation><text:note-body><text:p text:style-name="Footnote"><text:span text:style-name="T1"><text:s/>Var.: Should you lack grain, I will bring you that grain.</text:span></text:p></text:note-body></text:note></text:span></text:span></text:p>
      <text:p text:style-name="P10"><text:span text:style-name="T39">23 </text:span><text:span text:style-name="T1">My king is troubled by the war with the Elamite, </text:span><text:span text:style-name="T39">24 </text:span><text:span text:style-name="T1">but his own grain rations are rapidly being depleted, </text:span><text:span text:style-name="T39">25 </text:span><text:span text:style-name="T1">so do not release your grip on power, </text:span><text:span text:style-name="T39">26 </text:span><text:span text:style-name="T1">do­ not rush to become his servant, </text:span><text:span text:style-name="T39">27 </text:span><text:span text:style-name="T1">and to follow him! </text:span><text:span text:style-name="T39">28 </text:span><text:span text:style-name="T1">There is (enough) grain in my city to provision your palace and all the people for fifteen years,</text:span><text:span text:style-name="Footnote_20_Symbol"><text:span text:style-name="T1"><text:note text:id="ftn7" text:note-class="footnote"><text:note-citation>7</text:note-citation><text:note-body><text:p text:style-name="Footnote"><text:span text:style-name="T1"><text:s/>Var.: I have at my disposal (enough) grain (to provision) your palace and all of its/your cities for fifteen years.</text:span></text:p></text:note-body></text:note></text:span></text:span><text:span text:style-name="T1"> </text:span><text:span text:style-name="T39">29 </text:span><text:span text:style-name="T1">so let the responsibility of guarding the cities of Isin and­ Nippur be mine!</text:span><text:span text:style-name="Footnote_20_Symbol"><text:span text:style-name="T1"><text:note text:id="ftn8" text:note-class="footnote"><text:note-citation>8</text:note-citation><text:note-body><text:p text:style-name="Footnote"><text:span text:style-name="T1"><text:s/>Var.: Please let me guard Isin and Nippur for you, let me have (that) responsibility (o my king)!</text:span></text:p></text:note-body></text:note></text:span></text:span><text:span text:style-name="T1"> </text:span><text:span text:style-name="T39">30 </text:span><text:span text:style-name="T1">Now my king is informed (about all of this)! </text:span></text:p>
      <text:p text:style-name="P2"/>
      <text:p text:style-name="P12">Part B</text:p>
      <text:p text:style-name="P10"><text:span text:style-name="T39">31 </text:span><text:span text:style-name="T1">My king, I am neither afraid, nor worried, and (if I were you) I would certainly not be </text:span><text:span text:style-name="T21">worried</text:span><text:span text:style-name="T1"> in there (i.e., Ur). </text:span><text:span text:style-name="T39">32</text:span><text:span text:style-name="T1">Seek out the intentions of the various gods and attend to them </text:span><text:span text:style-name="T39">33–34 </text:span><text:span text:style-name="T1">so that its far-flung people and its supreme populace will be safe and truly</text:span><text:span text:style-name="T21"> multiply</text:span><text:span text:style-name="T1">! </text:span></text:p>
      <text:p text:style-name="P10"><text:span text:style-name="T39">35 </text:span><text:span text:style-name="T1">Ur, city of wisdom, linking the heavens and the earth; </text:span><text:span text:style-name="T39">36 </text:span><text:span text:style-name="T1">having been built by Great Prince (Enki), the exorcist, (it is a city) whose façade is precious (to the people), </text:span><text:span text:style-name="T39">37 </text:span><text:span text:style-name="T1">one endowed with cosmic rites, whose foundations and ground plans are secure (among all the) lands, south to north, </text:span><text:span text:style-name="T39">38 </text:span><text:span text:style-name="T21">it will surely be spared and its (favorable divine) decision announced!</text:span><text:span text:style-name="T1"> </text:span></text:p>
      <text:p text:style-name="P10"><text:span text:style-name="T1"><text:s/></text:span><text:span text:style-name="T39">39 </text:span><text:span text:style-name="T1">(Temple) EkiånuÑal, shrine that envelops the heavens and the earth, without rival—</text:span><text:span text:style-name="T39">40 </text:span><text:span text:style-name="T1">the Elamite, an evil</text:span><text:span text:style-name="Footnote_20_Symbol"><text:span text:style-name="T1"><text:note text:id="ftn9" text:note-class="footnote"><text:note-citation>9</text:note-citation><text:note-body><text:p text:style-name="Footnote"><text:span text:style-name="T1"><text:s/>Alt. transl.: destructive.</text:span></text:p></text:note-body></text:note></text:span></text:span><text:span text:style-name="T1"> vicious dog, </text:span><text:span text:style-name="T39">41 </text:span><text:span text:style-name="T1">will not defile it, nor render asunder its guardian deities! </text:span><text:span text:style-name="T39">42 </text:span><text:span text:style-name="T21">My king, all the loudest noisemakers have run away.</text:span><text:span text:style-name="T1"> </text:span></text:p>
      <text:p text:style-name="P11"><text:soft-page-break/><text:span text:style-name="T39">43 </text:span><text:span text:style-name="T1">Ibbi-Sin, beloved by the gods as he came out of the womb—</text:span><text:span text:style-name="T39">44 </text:span><text:span text:style-name="T1">An, Enlil, and Enki, looked so favorably upon him! </text:span><text:span text:style-name="T39">45 </text:span><text:span text:style-name="T1">Established … so that its front be secure, </text:span><text:span text:style-name="T39">46 </text:span><text:span text:style-name="T1">are ordering that the doors of the gate of Ur be opened, </text:span><text:span text:style-name="T39">47 </text:span><text:span text:style-name="T1">saying “Who is really king?” </text:span><text:span text:style-name="T39">48 </text:span><text:span text:style-name="T1">But it is you who are the king to whom Enlil gave no rival! </text:span><text:span text:style-name="T39">49 </text:span><text:span text:style-name="T1">So do not …, so be of good spirits! </text:span><text:span text:style-name="T39">50 </text:span><text:span text:style-name="T21">(He/they) has/have taken revenge</text:span><text:span text:style-name="T1">, and secured its foundations for you. </text:span><text:span text:style-name="T39">51 </text:span><text:span text:style-name="T1">Not being … may your spirit be happy! </text:span><text:span text:style-name="T39">52 </text:span><text:span text:style-name="T1">As long as my king is alive, he will exercise kingship over Ur, </text:span><text:span text:style-name="T39">53 </text:span><text:span text:style-name="T1">and (I will do) whatever my king might command me to do! </text:span><text:span text:style-name="T39">54 </text:span><text:span text:style-name="T1">Please, I will not neglect (your orders)! </text:span><text:span text:style-name="T39">55 </text:span><text:span text:style-name="T1">By Utu, I will not change my allegiance!</text:span></text:p>
      <text:p text:style-name="P26"/>
      <text:p text:style-name="P24">Commentary</text:p>
      <text:p text:style-name="P24"/>
      <text:p text:style-name="P15"><text:span text:style-name="T2">All well-preserved sources from outside of Nippur have the longer version. The long version omits the salutation in line 31. Source X5, which has only six lines preserved, could have had either version but has space for the longer one. However, it omits two lines within the preserved section, and therefore it is possible that it originally contained a shorter version of Version B. X4 has the first 29 lines, followed by a double line, that is the short version but without the final salutation. One suspects that it was the first of two tablets with the long version. </text:span></text:p>
      <text:p text:style-name="P27"><text:span text:style-name="T2">The manuscript history of this letter is complex and difficult to trace at present. There seem to be at least two different traditions of the long version, with X1 often at odds with X2 and X3, with some lines quite different and others omitted altogether. The reconstruction presented here is an eclectic text and it could be constructed differently due to the wide range of variants; wherever possible in section A it follows the Nippur manuscripts. There is a long section between lines 15 and 34 where no Nippur text is currently available. Ideally, all eight manuscripts of this composition should be transliterated and translated separately but this is hardly a practical solution here.</text:span></text:p>
      <text:p text:style-name="P18"/>
      <text:p text:style-name="P15"><text:soft-page-break/><text:span text:style-name="T9">5</text:span><text:span text:style-name="T2">. For the reading</text:span><text:span text:style-name="T3"> </text:span><text:span text:style-name="T12">åakanka</text:span><text:span text:style-name="T3"> </text:span><text:span text:style-name="T2">of</text:span><text:span text:style-name="T3"> </text:span><text:span text:style-name="T5">KI.LAM</text:span><text:span text:style-name="T3">, </text:span><text:span text:style-name="T2">see the commentary to </text:span><text:span text:style-name="T6">ÅIå1</text:span><text:span text:style-name="T2">:17 (15).</text:span></text:p>
      <text:p text:style-name="P27"><text:span text:style-name="T2">Two Nippur manuscripts as well as one of unknown origin have the non-finite form </text:span><text:span text:style-name="T12">sá-di</text:span><text:span text:style-name="T2"> but a Nippur source (N1), as well as an unprovenanced one (X4), have the finite, albeit somewhat ungrammatical predicate </text:span><text:span text:style-name="T12">sá ba-an-dug</text:span><text:span text:style-name="T57">4</text:span><text:span text:style-name="T2">; in these texts lines 5–6 should read, in translation: “The market price of grain was equivalent to (one shekel) per liter; twenty talents of silver was invested in the purchase of grain.” The expression used here is unique, and is probably a calque from Akkadian. The word </text:span><text:span text:style-name="T5">åakanka</text:span><text:span text:style-name="T2"> occurs only once in the Ur III documentation (</text:span><text:span text:style-name="T14">Nik</text:span><text:span text:style-name="T2"> 2 447: 9, </text:span><text:span text:style-name="T11">é </text:span><text:span text:style-name="T12">åakanka</text:span><text:span text:style-name="T11"> </text:span><text:span text:style-name="T2">PN), and the verb </text:span><text:span text:style-name="T12">sá…dug</text:span><text:span text:style-name="T57">4</text:span><text:span text:style-name="T2"> is used in the same sense as Akkadian </text:span><text:span text:style-name="T14">kaåãdu</text:span><text:span text:style-name="T2">, so that the phrase can either be rendered as “equivalent to,” or “having reached” (</text:span><text:span text:style-name="T14">CAD</text:span><text:span text:style-name="T2"> K 275).</text:span></text:p>
      <text:p text:style-name="P21"/>
      <text:p text:style-name="P15"><text:span text:style-name="T9">6</text:span><text:span text:style-name="T2">. The otherwise unattested </text:span><text:span text:style-name="T12">sa</text:span><text:span text:style-name="T57">10</text:span><text:span text:style-name="T5">(-)RI-</text:span><text:span text:style-name="T12">dè</text:span><text:span text:style-name="T3"> </text:span><text:span text:style-name="T2">requires comment. It is present in two of the Nippur sources (N2 and N3), while N1 and probably X1 have the more obvious </text:span><text:span text:style-name="T12">sa</text:span><text:span text:style-name="T57">10</text:span><text:span text:style-name="T12">-sa</text:span><text:span text:style-name="T57">10</text:span><text:span text:style-name="T12">-dè</text:span><text:span text:style-name="T2">. It is probable that the form is a calque from the use of </text:span><text:span text:style-name="T14">ana</text:span><text:span text:style-name="T2"> </text:span><text:span text:style-name="T14">åīmi leqû</text:span><text:span text:style-name="T2">, “to buy,” although that is attested only in Old Assyrian and at Alalakh (</text:span><text:span text:style-name="T14">CAD</text:span><text:span text:style-name="T2"> Å /3 30). However, when it is equivalent to </text:span><text:span text:style-name="T14">leqû</text:span><text:span text:style-name="T2">, </text:span><text:span text:style-name="T5">RI</text:span><text:span text:style-name="T2"> is to read </text:span><text:span text:style-name="T12">de</text:span><text:span text:style-name="T57">5</text:span><text:span text:style-name="T5">-(g)</text:span><text:span text:style-name="T2">, and one would expect the writing </text:span><text:span text:style-name="T12">de</text:span><text:span text:style-name="T57">5</text:span><text:span text:style-name="T12">-ge-dè</text:span><text:span text:style-name="T11">.</text:span><text:span text:style-name="T2"> More remotely, one may consider </text:span><text:span text:style-name="T5">d/ri(g)</text:span><text:span text:style-name="T2">, “to collect,” for which see C. Wilcke, </text:span><text:span text:style-name="T14">BBVO</text:span><text:span text:style-name="T2"> 18 (1999) 321–22 n. 10 but most examples are reduplicated, and likewise require a for ending in /g/. In that case, perhaps the line means “twenty talents of silver was invested in collecting the purchased of grain.” </text:span></text:p>
      <text:p text:style-name="P21"/>
      <text:p text:style-name="P15"><text:span text:style-name="T9"><text:s/>8</text:span><text:span text:style-name="T2">. E. Robson, “More than Metrology…” 351, already observed that this letter reads suspiciously like an OB math exercise applied in a semi-realistic context. In view of this, it is particularly troublesome that some of the scribes had problems with the numbers in this text and in the answer IbIå1 (letter 22). The number and the capacity of the barges in line 13, and the recapitulation of the full amount of grain in line 20 indicate that 72,000 liters are at stake but different parts of the letter are reconstructed on the basis of different </text:span><text:soft-page-break/><text:span text:style-name="T2">manuscripts, and this complicates matters somewhat. The scribe of N3 wrote </text:span><text:span text:style-name="T7">ÅÁR×30</text:span><text:span text:style-name="T2">, that is, he wrote one inscribed “10” too many. N2 is partially broken at this point; one can see </text:span><text:span text:style-name="T5">≠ÅÁR×20</text:span><text:span text:style-name="T41">?</text:span><text:span text:style-name="T7"></text:span><text:span text:style-name="T2"> but there may have been another “10” inscribed here as well. The students are using the “non-mathematical” notation with inscribed </text:span><text:span text:style-name="T5">ÅÁR</text:span><text:span text:style-name="T2"> signs, rather that the “mathematical” writing of multiples of </text:span><text:span text:style-name="T5">ÅÁR</text:span><text:span text:style-name="T2">, which is what we find in X4 in line 20.</text:span></text:p>
      <text:p text:style-name="P27"><text:span text:style-name="T2">I am at a loss to explain the mathematical difficulties of the scribes who copied the Iåbi-Erra letters; they should have mastered metrological lists at an earlier stage of their education. For such lists see, for example, E. Robson, </text:span><text:span text:style-name="T14">SCIAMVS </text:span><text:span text:style-name="T2">5 (2004) 30–37. But, as she observes on p. 35, students had problems with such lists as well.</text:span></text:p>
      <text:p text:style-name="P18"/>
      <text:p text:style-name="P15"><text:span text:style-name="T10">9</text:span><text:span text:style-name="T2">. The only full surviving form of the verb among the Nippur texts is ­</text:span><text:span text:style-name="T12">ba-an-ku</text:span><text:span text:style-name="T57">4</text:span><text:span text:style-name="T12">-re-en</text:span><text:span text:style-name="T7"> </text:span><text:span text:style-name="T2">(N3). This is clearly incorrect, with the first person ending most likely dittography from the line above.</text:span></text:p>
      <text:p text:style-name="P21"/>
      <text:p text:style-name="P15"><text:span text:style-name="T10">11</text:span><text:span text:style-name="T2">. Note the use of </text:span><text:span text:style-name="T12">åe sìg</text:span><text:span text:style-name="T2"> to designate threshing of grain. M. Civil, </text:span><text:span text:style-name="T15">Farmer’s Instructions</text:span><text:span text:style-name="T2"> 95, has discussed the various terms used in Ur III for this activity; this expression occurs only once in texts from this period (</text:span><text:span text:style-name="T15">UET</text:span><text:span text:style-name="T2"> 3 1346).</text:span></text:p>
      <text:p text:style-name="P27"><text:span text:style-name="T2">The syntax and meaning of this line are uncertain. Only one Nippur source has the verb </text:span><text:span text:style-name="T12">åúm</text:span><text:span text:style-name="T4"> </text:span><text:span text:style-name="T2">(N3), which is broken in the other witnesses from that city. The X sources have a different verb—</text:span><text:span text:style-name="T5">AK</text:span><text:span text:style-name="T2">—but also do not have the first part of the line preserved, and may have had a different text. N1 has </text:span><text:span text:style-name="T5">≠</text:span><text:span text:style-name="T12">sìg</text:span><text:span text:style-name="T13"></text:span><text:span text:style-name="T12">-ge-≠dè</text:span><text:span text:style-name="T7"></text:span><text:span text:style-name="T2">, which seems the better text (*</text:span><text:span text:style-name="T12">åe sìg-ge-dè nu-mu-e-da-åúm-mu</text:span><text:span text:style-name="T2">) but N2 and N3 have </text:span><text:span text:style-name="T12">ba-sìg-ge</text:span><text:span text:style-name="T2">, which may have to be translated differently. This line is crucial for the understanding of the text; see pp. </text:span><text:span text:style-name="T66">000–00</text:span><text:span text:style-name="T2"> above.</text:span></text:p>
      <text:p text:style-name="P21"/>
      <text:p text:style-name="P16"><text:span text:style-name="T9">12.</text:span><text:span text:style-name="T2"> I know of no similar usages of the two Sumerian verbs in this line. The translation cautiously offered here is based on the idiomatic use of </text:span><text:span text:style-name="T14">dunnunu</text:span><text:span text:style-name="T2"> with prepositions such as </text:span><text:soft-page-break/><text:span text:style-name="T14">eli</text:span><text:span text:style-name="T2"> and </text:span><text:span text:style-name="T14">muææi</text:span><text:span text:style-name="T2"> in Akkadian “to be too strong/much,” although this attested only in later periods (see </text:span><text:span text:style-name="T14">CAD </text:span><text:span text:style-name="T2">D 84 for examples). Note the rare sequence of prefixes </text:span><text:span text:style-name="T5">–</text:span><text:span text:style-name="T12">ta-ni</text:span><text:span text:style-name="T5">-</text:span><text:span text:style-name="T2">.</text:span></text:p>
      <text:p text:style-name="P28"><text:span text:style-name="T2"><text:s/>C. Wilcke, </text:span><text:span text:style-name="T14">WO</text:span><text:span text:style-name="T2"> 5 (1969) 12, read the final verb as </text:span><text:span text:style-name="T12">dab</text:span><text:span text:style-name="T57">5</text:span><text:span text:style-name="T2">. Th. Jacobsen, </text:span><text:span text:style-name="T14">JCS</text:span><text:span text:style-name="T2"> 7 (1953) 39, read it as </text:span><text:span text:style-name="T12">bu</text:span><text:span text:style-name="T57">7</text:span><text:span text:style-name="T2">, and translated “I shall ­winnow(?) it.” The reading </text:span><text:span text:style-name="T12">dúr</text:span><text:span text:style-name="T2"> in N3 is based on </text:span><text:span text:style-name="T5">[</text:span><text:span text:style-name="T12">mu</text:span><text:span text:style-name="T43">?</text:span><text:span text:style-name="T12">-t]a-ni-dúr-ù-dè-en</text:span><text:span text:style-name="T2"> in X1.</text:span></text:p>
      <text:p text:style-name="P21"/>
      <text:p text:style-name="P15"><text:span text:style-name="T10">13</text:span><text:span text:style-name="T2">. Three Nippur witnesses have </text:span><text:span text:style-name="T43">Ñiå</text:span><text:span text:style-name="T12">má-gur</text:span><text:span text:style-name="T57">8</text:span><text:span text:style-name="T2"> while X1 and X4 have </text:span><text:span text:style-name="T43">Ñiå</text:span><text:span text:style-name="T12">má</text:span><text:span text:style-name="T2">. The former usually refers to a ceremonial barge or boat, and it is not clear if the Nippur usage reflects OB literary usage, as such watercraft are well attested in Sumerian poetry, or if there is some irony involved. The non-Nippur texts are more consonant with Ur III texts, which include boats (</text:span><text:span text:style-name="T43">Ñiå</text:span><text:span text:style-name="T12">má</text:span><text:span text:style-name="T2">) of 120 </text:span><text:span text:style-name="T12">gur</text:span><text:span text:style-name="T2"> capacity. The outfitting of such a boat is detailed in </text:span><text:span text:style-name="T15">TCL</text:span><text:span text:style-name="T2"> 5 5672 (from Umma), which begins (ll. 1–4): </text:span><text:span text:style-name="T5">1 </text:span><text:span text:style-name="T12">má </text:span><text:span text:style-name="T5">120</text:span><text:span text:style-name="T12"> gun ésir hád-bi</text:span><text:span text:style-name="T5"> 204 </text:span><text:span text:style-name="T12">gun ésir gul-gul-bi </text:span><text:span text:style-name="T5">12 </text:span><text:span text:style-name="T12">gun ésir é-a-bi</text:span><text:span text:style-name="T5"> 2.2.0 </text:span><text:span text:style-name="T12">gur</text:span><text:span text:style-name="T2">. If this text is any guide, it took more than 324 talents of bitumen to make such a boat. This means that it would have required more than 194,400 talents to caulk six hundred such vessels—that is 5,832,000 kg. of bitumen! OB references for expenditures of bitumen for boats are collected in D. T. Potts, </text:span><text:span text:style-name="T15">Mesopotamian Civilization</text:span><text:span text:style-name="T2">, 131–32. <text:s/>I should note that M. Civil, </text:span><text:span text:style-name="T14">ARES</text:span><text:span text:style-name="T2"> 4 129 has proposed that the word má-gur</text:span><text:span text:style-name="T54">8</text:span><text:span text:style-name="T2">, can be a ceremonial barge but also refers to large rafts made of reed bundles, sometimes supported by inflated skins.</text:span></text:p>
      <text:p text:style-name="P27"><text:span text:style-name="T2">The verb </text:span><text:span text:style-name="T12">duh</text:span><text:span text:style-name="T2"> is a technical term that refers to the caulking of boats with bitumen but it can also be used in a more general sense for the repair and maintenance of watercraft. This is the case in, for example, </text:span><text:span text:style-name="T15">CT</text:span><text:span text:style-name="T2"> 7 31 (BM 18390) where various wood parts are listed for the </text:span><text:span text:style-name="T12">duh</text:span><text:span text:style-name="T2"> of a boat, together with bitumen.</text:span></text:p>
      <text:p text:style-name="P21"/>
      <text:p text:style-name="P1"><text:span text:style-name="T25">14–15</text:span><text:span text:style-name="T1">. The state of preservation of these lines, as well as redactional differences, makes it difficult to provide a credible interpretation. Assuming that the 600 boats/barges/rafts of </text:span><text:soft-page-break/><text:span text:style-name="T1">120 </text:span><text:span text:style-name="T17">gur</text:span><text:span text:style-name="T1"> capacity of line 13 are all that is required to transport 72,000 </text:span><text:span text:style-name="T17">gur</text:span><text:span text:style-name="T1"> of grain, the boats mentioned in these lines are military escort vessels.</text:span></text:p>
      <text:p text:style-name="P5"/>
      <text:p text:style-name="P1"><text:span text:style-name="T25">15</text:span><text:span text:style-name="T26">. The word </text:span><text:span text:style-name="T67">Ğ</text:span><text:span text:style-name="T30">IÅ.</text:span><text:span text:style-name="T67"> Ğ</text:span><text:span text:style-name="T30">IÅ </text:span><text:span text:style-name="T26">does not appear in any Sumerian narrative known to me. In Hh 5 104 and 105 (</text:span><text:span text:style-name="T22">MSL</text:span><text:span text:style-name="T26"> 6 14), it is equated with </text:span><text:span text:style-name="T22">nīru</text:span><text:span text:style-name="T26"> and </text:span><text:span text:style-name="T22">epinnu</text:span><text:span text:style-name="T26">, that is with the “yoke/crossbeam,” and the “plough,” so perhaps the former is what is meant here. The interpretation cautiously suggested here relates it to </text:span><text:span text:style-name="T18">am-ra</text:span><text:span text:style-name="T30"> = </text:span><text:span text:style-name="T67">Ğ</text:span><text:span text:style-name="T30">IÅ.</text:span><text:span text:style-name="T67"> Ğ</text:span><text:span text:style-name="T30">IÅ.MÁ.RA</text:span><text:span text:style-name="T26"> = </text:span><text:span text:style-name="T22">am-ru-um</text:span><text:span text:style-name="T26"> (Diri Nippur 2213, </text:span><text:span text:style-name="T22">MSL</text:span><text:span text:style-name="T26"> 15 20; see also p. 62, l.7’), that is </text:span><text:span text:style-name="T22">amrû</text:span><text:span text:style-name="T26"> “beam.”</text:span></text:p>
      <text:p text:style-name="P6"/>
      <text:p text:style-name="P1"><text:span text:style-name="T25">14</text:span><text:span text:style-name="T1">. The word written as </text:span><text:span text:style-name="T46">[Ñ]iå</text:span><text:span text:style-name="T17">za-am-ru-tum</text:span><text:span text:style-name="T1"> in X1 and as </text:span><text:span text:style-name="T46">Ñiå</text:span><text:span text:style-name="T17">za-we-≠ru</text:span><text:span text:style-name="T44">?</text:span><text:span text:style-name="T17">-tum</text:span><text:span text:style-name="T44">?</text:span><text:span text:style-name="T27"></text:span><text:span text:style-name="T1"> in X4 is otherwise attested in Sumerian contexts only in OB HAR-ra I 549 and in HAR-ra VI–VII OB Forerunner A 124 (</text:span><text:span text:style-name="T23">MSL</text:span><text:span text:style-name="T1"> 6 152), known in a variety of different writings (</text:span><text:span text:style-name="w"><text:span text:style-name="T17">za-am-ru-tum,</text:span></text:span><text:span text:style-name="enum"><text:span text:style-name="T17"> </text:span></text:span><text:span text:style-name="w"><text:span text:style-name="T17">za-mir-tum,</text:span></text:span><text:span text:style-name="T17"> </text:span><text:span text:style-name="w"><text:span text:style-name="T17">za-mi-ru-tum, za-am-ri-tum, åa-am-ri-tum</text:span></text:span><text:span text:style-name="w"><text:span text:style-name="T29">, etc.</text:span></text:span><text:span text:style-name="w"><text:span text:style-name="T1">)</text:span></text:span><text:span text:style-name="T1">. The </text:span><text:span text:style-name="T23">CAD</text:span><text:span text:style-name="T1"> A 120 lists it under Akkadian </text:span><text:span text:style-name="T23">samrūtu</text:span><text:span text:style-name="T1">, with the translation “a rivet or nail.” In light of the following </text:span><text:span text:style-name="T44">Ñiå</text:span><text:span text:style-name="T17">illar</text:span><text:span text:style-name="T1"> it is tempting to think of </text:span><text:span text:style-name="T17">za-am-ru-tum</text:span><text:span text:style-name="T1"> as a weapon as well, an interpretation that is supported by the listing in OB HAR-ra within a section on martial implements; note also the two in EA 22 i 42 (Tuåratta, cited </text:span><text:span text:style-name="T21">CAD</text:span><text:span text:style-name="T1"> T 415). N. Veldhuis, </text:span><text:span text:style-name="T23">Elementary Education</text:span><text:span text:style-name="T1"> 164 renders it as “lance,” and derives it, more properly, from Akkadian </text:span><text:span text:style-name="T23">zamirītum</text:span><text:span text:style-name="T1"> (p. 183).</text:span><text:span text:style-name="Footnote_20_Symbol"><text:span text:style-name="T1"><text:note text:id="ftn10" text:note-class="footnote"><text:note-citation>10</text:note-citation><text:note-body><text:p text:style-name="Footnote"><text:span text:style-name="T1"><text:s/>I. J. Gelb, </text:span><text:span text:style-name="T21">MAD</text:span><text:span text:style-name="T1"> 3 182, followed by Th. J. H. Krispijn, </text:span><text:span text:style-name="T21">Akkadica</text:span><text:span text:style-name="T1"> 70 (1990) 8, proposed that it was a musical instrument, with the name a compound of two instrument names: *</text:span><text:span text:style-name="T21">zami mir</text:span><text:span text:style-name="T73">ī</text:span><text:span text:style-name="T21">tum</text:span><text:span text:style-name="T1">. </text:span></text:p></text:note-body></text:note></text:span></text:span><text:span text:style-name="T1"> In Ur III the word is written as </text:span><text:span text:style-name="T17">zà-mi-rí-tum</text:span><text:span text:style-name="T1">; these are clearly martial implements made of wood and copper or bronze, sometimes encrusted with silver.</text:span><text:span text:style-name="Footnote_20_Symbol"><text:span text:style-name="T1"><text:note text:id="ftn11" text:note-class="footnote"><text:note-citation>11</text:note-citation><text:note-body><text:p text:style-name="Footnote"><text:span text:style-name="T1"><text:s/>See also </text:span><text:span text:style-name="T16">zà-bí-rí-tum</text:span><text:span text:style-name="T1"> (</text:span><text:span text:style-name="T21">MVN</text:span><text:span text:style-name="T1"> 22 199 11) in a an account of weapons (Ñ</text:span><text:span text:style-name="T16">iå-gíd-da, </text:span><text:span text:style-name="T1">Ñ</text:span><text:span text:style-name="T16">iå-ban</text:span><text:span text:style-name="T1">).</text:span></text:p></text:note-body></text:note></text:span></text:span><text:span text:style-name="T1"> In one case the wood is specified as </text:span><text:span text:style-name="T17">haåhur</text:span><text:span text:style-name="T1">, “apple” (</text:span><text:span text:style-name="T21">UET</text:span><text:span text:style-name="T1"> 3 547:1). The bronze or copper parts were “blades,” </text:span><text:span text:style-name="T17">eme</text:span><text:span text:style-name="T1"> (</text:span><text:span text:style-name="T21">BIN</text:span><text:span text:style-name="T1"> 10 124:1) but they also had an </text:span><text:span text:style-name="T17">a-lá saÑ-è</text:span><text:span text:style-name="T1">, that is possibly a knob or sharp end (</text:span><text:span text:style-name="T21">UET</text:span><text:span text:style-name="T1"> 3 575: 2–3). The more precious ones are given as gifts; e.g., </text:span><text:span text:style-name="T21">TIM</text:span><text:span text:style-name="T1"> 6 34: 6–7 </text:span><text:span text:style-name="T29">1 </text:span><text:span text:style-name="T17">zà-mi-rí-tum zabar Ñiå-bi kù-babbar åub-</text:span><text:soft-page-break/><text:span text:style-name="T17">ba ah-ba-bu amurrum</text:span><text:span text:style-name="T1">, “One bronze z., its wooden part plated in silver, for Ahbabu, the Amorite.” This suggests that </text:span><text:span text:style-name="T27">z</text:span><text:span text:style-name="T1">. was a sword rather than a lance.</text:span></text:p>
      <text:p text:style-name="P10"><text:span text:style-name="T1">The meaning of </text:span><text:span text:style-name="T44">Ñiå</text:span><text:span text:style-name="T17">illar</text:span><text:span text:style-name="T1"> = </text:span><text:span text:style-name="T23">tilpānu</text:span><text:span text:style-name="T1"> has been a matter of some debate; for the translation “bow” rather than “throw stick,” see </text:span><text:span text:style-name="T21">CAD</text:span><text:span text:style-name="T1"> T 416, although the matter is far from settled. </text:span></text:p>
      <text:p text:style-name="P4"/>
      <text:p text:style-name="P1"><text:span text:style-name="T24">16</text:span><text:span text:style-name="T1">. It is impossible to identify these watercourses. The­ </text:span><text:span text:style-name="T17">íd kur-ra</text:span><text:span text:style-name="T1"> occurs in some literary texts but it is not always­ certain if this is the name of a canal or its description. The same term is documented in the nineteenth year name of Gungunum of Larsa, and here the meaning is likewise ambiguous, although one suspects that it in indeed a proper name: </text:span><text:span text:style-name="T17">mu inim an ∂en-líl ∂nanna-ta ma-al-gi</text:span><text:span text:style-name="T59">4</text:span><text:span text:style-name="T17">-a </text:span><text:span text:style-name="T44">giå</text:span><text:span text:style-name="T17">tukul ba-ab-sìg ù é-dana bí-in-gi-na ù íd-kur-ra ka-bi ba-an-dib</text:span><text:span text:style-name="T1">, “Year: By command of En, Enlil, and Nanna, Malgium was defeated in war and Edana was established, and the opening of the Idkura was crossed.” If this year name can be interpreted in a manner that associates the watercourse with the vicinity of Edana, it may provide a rough geographical location, in Old Babylonian times at least, for Idkura, as the town was probably located east of Isin, on the Iturungal, just upstream of Adab (D. Frayne, </text:span><text:span text:style-name="T21">Early Dynastic List</text:span><text:span text:style-name="T1"> 33–37). </text:span></text:p>
      <text:p text:style-name="P10"><text:span text:style-name="T1">The­ Paliåtum canal is known only from an Emar version of Hh XXII, Msk­74198b iv 12’–13’: </text:span><text:span text:style-name="T17">íd-kur-ra, íd-pa-li-iå-tum</text:span><text:span text:style-name="T1"> (D. Arnaud, </text:span><text:span text:style-name="T21">Emar</text:span><text:span text:style-name="T1"> VI.2 484 = VI.4 ­152). None of the OB forerunners, or the later standard recension, have this sequence, and it is possible that these entries are in ­fact quotes from this letter. It is possible that the translations should read: “so that they can be brought down by water, by a mountain river, through the narrows, so they can pile up (the grain) in stacks (for drying).”</text:span></text:p>
      <text:p text:style-name="P21"/>
      <text:p text:style-name="P1"><text:span text:style-name="T25">17</text:span><text:span text:style-name="T1">. The reading </text:span><text:span text:style-name="T29">zar(LAGAB×ZÀR)</text:span><text:span text:style-name="T1"> is uncertain; the sign is preserved in X4, unavailable for study, and known only from J. van Dijk’s hand copy, in which the inside of the grapheme is shaded. In </text:span><text:span text:style-name="T21">RCU</text:span><text:span text:style-name="T1"> the sign was read as </text:span><text:span text:style-name="T17">su</text:span><text:span text:style-name="T59">7</text:span><text:span text:style-name="T1">. If the reading is correct, then we </text:span><text:soft-page-break/><text:span text:style-name="T1">have here </text:span><text:span text:style-name="T17">zar…sal</text:span><text:span text:style-name="T1">, the literary means of describing the spreading/piling up of stacks of grain to dry them for threshing (M. Civil, </text:span><text:span text:style-name="T21">Farmer’s Instructions</text:span><text:span text:style-name="T1"> 91).</text:span></text:p>
      <text:p text:style-name="P27"><text:span text:style-name="T2">The verb </text:span><text:span text:style-name="T5">è(d)</text:span><text:span text:style-name="T2"> is undoubtedly the equivalent of Ur III </text:span><text:span text:style-name="T5">e</text:span><text:span text:style-name="T55">11</text:span><text:span text:style-name="T5">(d)</text:span><text:span text:style-name="T2"> that is regularly used for movement of goods up and down watercourses, especially of grain to and from threshing floors; see M. Civil, </text:span><text:span text:style-name="T15">Farmer’s Instructions</text:span><text:span text:style-name="T2"> 92–93, and also the comparable use of Akkadian </text:span><text:span text:style-name="T15">elû</text:span><text:span text:style-name="T2">. </text:span></text:p>
      <text:p text:style-name="P21"/>
      <text:p text:style-name="P15"><text:span text:style-name="T9">19</text:span><text:span text:style-name="T2">. The difficult </text:span><text:span text:style-name="T5">ugu tuku</text:span><text:span text:style-name="T2"> is a calque from Akkadian </text:span><text:span text:style-name="T14">eli/ina muææi</text:span><text:span text:style-name="T2"> + </text:span><text:span text:style-name="T14">raåû</text:span><text:span text:style-name="T2">, for which see </text:span><text:span text:style-name="T14">CAD</text:span><text:span text:style-name="T2"> R 203. See also line 29.</text:span></text:p>
      <text:p text:style-name="P21"/>
      <text:p text:style-name="P15"><text:span text:style-name="T9">21–22</text:span><text:span text:style-name="T2">. These lines are only preserved in X1 and X4, and are omitted in X5. </text:span></text:p>
      <text:p text:style-name="P21"/>
      <text:p text:style-name="P15"><text:span text:style-name="T9">23</text:span><text:span text:style-name="T2">. There is some question as to the proper understanding of the syntax of the first half of the line. An alternative interpretation would be: “My king, the Elamite (ruler) has become tired of war…” </text:span></text:p>
      <text:p text:style-name="P21"/>
      <text:p text:style-name="P15"><text:span text:style-name="T9">25</text:span><text:span text:style-name="T2">. The sequence </text:span><text:span text:style-name="T12">lirum lirum</text:span><text:span text:style-name="T2"> is unique. The first is probably “power,” but the second one must be interpreted as </text:span><text:span text:style-name="T14">kirimmu</text:span><text:span text:style-name="T2">, “hold.” The only possible parallels for this line that I know are in </text:span><text:span text:style-name="T14">Ur Lament</text:span><text:span text:style-name="T2"> 228–29: </text:span><text:span text:style-name="T12">di</text:span><text:span text:style-name="T57">4</text:span><text:span text:style-name="T12">-di</text:span><text:span text:style-name="T57">4</text:span><text:span text:style-name="T12">-la úr ama-ba-ka nú-a ku</text:span><text:span text:style-name="T57">6</text:span><text:span text:style-name="T12">-gin</text:span><text:span text:style-name="T57">7</text:span><text:span text:style-name="T12"> a ba-ab-de</text:span><text:span text:style-name="T57">6</text:span><text:span text:style-name="T12"> emede</text:span><text:span text:style-name="T43">da</text:span><text:span text:style-name="T12"> lirum kala-ga-bi lirum ba-an-da-duh</text:span><text:span text:style-name="T2">, “Infants lying in their mother’s laps were swept off like fish (borne by) waters, their strongly protective nursemaids lost their grip (on children),” (also in later bilingual parallels, for which see </text:span><text:span text:style-name="T14">CAD</text:span><text:span text:style-name="T2"> K 406, </text:span><text:span text:style-name="T14">kirimmu)</text:span><text:span text:style-name="T2">, as well as in two OB incantations: </text:span><text:span text:style-name="T14">YOS</text:span><text:span text:style-name="T2"> 11 86 33–34: </text:span><text:span text:style-name="T12">emeda lirum kala-ga-bi, gal-gal-bi duh-a</text:span><text:span text:style-name="T2">, “The nursemaid’s strong grip (on her charge), released with great force,” and </text:span><text:span text:style-name="T14">TCL</text:span><text:span text:style-name="T2"> 16 89 10: </text:span><text:span text:style-name="T12">emeda</text:span><text:span text:style-name="T43">da</text:span><text:span text:style-name="T12"> dumu-da mu-na-te lirum-bi mu-e-duh</text:span><text:span text:style-name="T2">, “It draws near to the nursemaid with a child in her care and releases her grip (on her charge).”</text:span></text:p>
      <text:p text:style-name="P21"/>
      <text:p text:style-name="P15"><text:soft-page-break/><text:span text:style-name="T9">26–27</text:span><text:span text:style-name="T2">. The Nippur manuscript N3, which is broken from line 15 on, picks up here, and may have had a somewhat different from the long version. The traces at the beginning of both lines differ, as do the predicates. Perhaps the lines read: </text:span><text:span text:style-name="T7">*</text:span><text:span text:style-name="T12">árad-da-ni ba-ra-ab-åúm-mu-un x eÑer-ra-ni na-an-du-ù-un</text:span><text:span text:style-name="T5"> </text:span><text:span text:style-name="T2">(note</text:span><text:span text:style-name="T5"> ù</text:span><text:span text:style-name="T2">), “don’t even think of putting yourself in his service, certainly, you could not become one of his followers!”</text:span></text:p>
      <text:p text:style-name="P21"/>
      <text:p text:style-name="P15"><text:span text:style-name="T9">36</text:span><text:span text:style-name="T2">. The reading </text:span><text:span text:style-name="T12">iåib</text:span><text:span text:style-name="T2"> follows a suggestion by Steve Tinney.</text:span></text:p>
      <text:p text:style-name="P21"/>
      <text:p text:style-name="P15"><text:span text:style-name="T10">40</text:span><text:span text:style-name="T2">. The Elamites are described here as </text:span><text:span text:style-name="T12">lú níÑ-ha-lam-ma</text:span><text:span text:style-name="T2">, which may be interpreted in two interrelated ways. The translation offered here is based lexical entry in Nigga Bil. B 84 (</text:span><text:span text:style-name="T15">MSL</text:span><text:span text:style-name="T2"> 13 117) where it is rendered in Akkadian as </text:span><text:span text:style-name="T15">åa le-mu-ut-tim</text:span><text:span text:style-name="T2">. However, some OB scribes would undoubtedly been aware of the omens in which Ibbi-Sin is associated with just one word, </text:span><text:span text:style-name="T15">åaæluqtum</text:span><text:span text:style-name="T2">, “disaster, catastrophe,” which also translates</text:span><text:span text:style-name="T11"> </text:span><text:span text:style-name="T12">níÑ-ha-lam-ma</text:span><text:span text:style-name="T2"> in some lexical and bilingual texts (e.g. </text:span><text:span text:style-name="T14">CAD</text:span><text:span text:style-name="T2"> Å /1 98).</text:span></text:p>
      <text:p text:style-name="P21"/>
      <text:p text:style-name="P15"><text:span text:style-name="T10">42</text:span><text:span text:style-name="T2">. The signs </text:span><text:span text:style-name="T5">KA.ÅÚM.ÅÚM</text:span><text:span text:style-name="T2"> can be interpreted as </text:span><text:span text:style-name="T12">gù…sì</text:span><text:span text:style-name="T2">, “to roar,” as </text:span><text:span text:style-name="T12">gù…åúm</text:span><text:span text:style-name="T2">, “to echo,” (both F. Karahashi, </text:span><text:span text:style-name="T14">Sumerian </text:span><text:span text:style-name="T15">Compound Verbs</text:span><text:span text:style-name="T2"> 111–12), or as </text:span><text:span text:style-name="T12">inim…sì</text:span><text:span text:style-name="T2">, “to express an idea” (M. Civil, </text:span><text:span text:style-name="T15">Mélanges Birot </text:span><text:span text:style-name="T2">75). </text:span></text:p>
      <text:p text:style-name="P21"/>
      <text:p text:style-name="P15"><text:span text:style-name="T9">43</text:span><text:span text:style-name="T2">. The sign sequence </text:span><text:span text:style-name="T12">åà-ta</text:span><text:span text:style-name="T5"> a</text:span><text:span text:style-name="T2"> in X2 and X3 is possibly to be understood as </text:span><text:span text:style-name="T12">åà-ta-a</text:span><text:span text:style-name="T2">; the scribe of X1, who often reinterprets difficult passages, wrote </text:span><text:span text:style-name="T12">è-a-ni</text:span><text:span text:style-name="T2">. This leads to the question of whether the final </text:span><text:span text:style-name="T7">a</text:span><text:span text:style-name="T2"> is to be interpreted as a variant writing of </text:span><text:span text:style-name="T5">è</text:span><text:span text:style-name="T2"> or if we are dealing with different traditions here.</text:span></text:p>
      <text:p text:style-name="P21"/>
      <text:p text:style-name="P15"><text:span text:style-name="T10">47</text:span><text:span text:style-name="T2">. The expression </text:span><text:span text:style-name="T12">a-ba-àm lugal-Ñu</text:span><text:span text:style-name="T57">10</text:span><text:span text:style-name="T2"> is a fascinating allusion to the passage towards the end of the Sargonic section of the </text:span><text:span text:style-name="T14">Sumerian King List</text:span><text:span text:style-name="T2"> (line 284), which reads </text:span><text:span text:style-name="T12">a-ba-àm lugal a-ba-àm nu lugal</text:span><text:span text:style-name="T2"> (with variants), “who was king, who was not king?” The Ur </text:span><text:soft-page-break/><text:span text:style-name="T2">III and some of the OB Nippur versions have this passage in Akkadian but sources from other places, like the texts of the letter, offer the Sumerian language version (P. Steinkeller, </text:span><text:span text:style-name="T14">FS Wilcke</text:span><text:span text:style-name="T2"> 279). </text:span></text:p>
      <text:p text:style-name="P21"/>
      <text:p text:style-name="P15"><text:span text:style-name="T10">54</text:span><text:span text:style-name="T2">. The line has been lifted from IbPu1: 36 (24), without taking care to change the second person plural suffix into the first person singular, as the new context requires. This error is found in both X2 and X3; the savvy scribe of X1 does not include this line, or the one before it. The verbal root </text:span><text:span text:style-name="T12">åub</text:span><text:span text:style-name="T2">, followed by </text:span><text:span text:style-name="T12">dè</text:span><text:span text:style-name="T2"> is a writing for </text:span><text:span text:style-name="T12">åe-bé-da</text:span><text:span text:style-name="T2"> = </text:span><text:span text:style-name="T14">egû</text:span><text:span text:style-name="T2">, “to be negligent.” The expression used here and at the conclusion of the following letter is a calque from the Akkadian </text:span><text:span text:style-name="T14">apputtum la teggi</text:span><text:span text:style-name="T2">, “please, do not be negligent,” often encountered at the end of Old Babylonian letters (</text:span><text:span text:style-name="T14">CAD</text:span><text:span text:style-name="T2"> P/2 191).</text:span></text:p>
      <text:p text:style-name="P21"/>
      <text:p text:style-name="P25">Sources</text:p>
      <text:p text:style-name="P21"/>
      <text:p text:style-name="P18">Version A (Short version )</text:p>
      <text:p text:style-name="P22">N1 = 3 N-T 306 (A 30207) <text:tab/>= 1–14</text:p>
      <text:p text:style-name="P17"><text:span text:style-name="T2">N2 = CBS 2272 (</text:span><text:span text:style-name="T14">PBS </text:span><text:span text:style-name="T2">13 9) <text:tab/> = 1–14</text:span></text:p>
      <text:p text:style-name="P17"><text:span text:style-name="T2">N3 = Ni. 3045 + 4093 + 4489 (</text:span><text:span text:style-name="T14">ISET</text:span><text:span text:style-name="T2"> 2 121) <text:tab/> = 1–15; 23–30</text:span></text:p>
      <text:p text:style-name="P19"/>
      <text:p text:style-name="P19">Version B (Long version)</text:p>
      <text:p text:style-name="P17"><text:span text:style-name="T2">X1 = A 7475 i 3–44 <text:tab/>= 3–54 (–8, 9, 38, 42, 46–51, 53, 54)</text:span><text:span text:style-name="Footnote_20_Symbol"><text:span text:style-name="T2"><text:note text:id="ftn12" text:note-class="footnote"><text:note-citation>12</text:note-citation><text:note-body><text:p text:style-name="Footnote"><text:span text:style-name="T1"><text:s/>X1 has two additional fragmentary lines after 11.</text:span></text:p></text:note-body></text:note></text:span></text:span></text:p>
      <text:p text:style-name="P17"><text:span text:style-name="T2">X2 = Ash. 1922-167 (</text:span><text:span text:style-name="T14">OECT</text:span><text:span text:style-name="T2"> 5 29) <text:tab/> = 29; 31–55</text:span></text:p>
      <text:p text:style-name="P17"><text:span text:style-name="T2">X3 = Ash. 1930-581 (</text:span><text:span text:style-name="T14">OECT</text:span><text:span text:style-name="T2"> 5 28)</text:span><text:span text:style-name="Footnote_20_Symbol"><text:span text:style-name="T2"><text:note text:id="ftn13" text:note-class="footnote"><text:note-citation>13</text:note-citation><text:note-body><text:p text:style-name="Footnote"><text:span text:style-name="T1"><text:s/>The tablet has deteriorated somewhat since it was copied by O. Gurney and since I first collated it.</text:span></text:p></text:note-body></text:note></text:span></text:span><text:span text:style-name="T2"> <text:tab/>= 29; 31–55</text:span></text:p>
      <text:p text:style-name="P17"><text:span text:style-name="T2">X4 = IM 44134 (</text:span><text:span text:style-name="T14">Sumer </text:span><text:span text:style-name="T2">15 pl. 6; </text:span><text:span text:style-name="T14">TIM</text:span><text:span text:style-name="T2"> 9 40) <text:tab/> = 1–29</text:span></text:p>
      <text:p text:style-name="P17"><text:span text:style-name="T2">X5 = Ni. 3083 (</text:span><text:span text:style-name="T14">ISET</text:span><text:span text:style-name="T2"> 2 115) iv 1–6 <text:tab/>= 17–25 (–21, 22)</text:span></text:p>
      <text:p text:style-name="P21"/>
      <text:p text:style-name="P15"><text:soft-page-break/><text:span text:style-name="T2">X3 “said to be from Warka.”</text:span><text:span text:style-name="Footnote_20_Symbol"><text:span text:style-name="T2"><text:note text:id="ftn14" text:note-class="footnote"><text:note-citation>14</text:note-citation><text:note-body><text:p text:style-name="Footnote"><text:span text:style-name="T1"><text:s/></text:span><text:span text:style-name="T21">OECT</text:span><text:span text:style-name="T1"> 5 p. 45.</text:span></text:p></text:note-body></text:note></text:span></text:span></text:p>
      <text:p text:style-name="P15"><text:span text:style-name="T2">X4 collated by Jeremy Black.</text:span><text:span text:style-name="Footnote_20_Symbol"><text:span text:style-name="T2"><text:note text:id="ftn15" text:note-class="footnote"><text:note-citation>15</text:note-citation><text:note-body><text:p text:style-name="Footnote"><text:span text:style-name="T1"><text:s/>“Most of the surface is (now) ­in a worse condition than is implied by the copy and I can’t­ really make any specific improvements.”</text:span></text:p></text:note-body></text:note></text:span></text:span></text:p>
      <text:p text:style-name="P21"/>
      <text:p text:style-name="P21">Tablet typology: compilation tablets (Type I): X1, X5; all others type III.</text:p>
      <text:p text:style-name="P21"/>
      <text:p text:style-name="P15"><text:span text:style-name="T2">Concordance of sigla used here (</text:span><text:span text:style-name="T15">CKU</text:span><text:span text:style-name="T2">) and in </text:span><text:span text:style-name="T15">RCU</text:span><text:span text:style-name="T10">:</text:span></text:p>
      <text:p text:style-name="P21"/>
      <text:section text:style-name="Sect1" text:name="Section1">
        <text:p text:style-name="P21">N1<text:tab/>C</text:p>
        <text:p text:style-name="P21">N2<text:tab/>A</text:p>
        <text:p text:style-name="P21">N3<text:tab/>B</text:p>
        <text:p text:style-name="P21">X1<text:tab/>F</text:p>
        <text:p text:style-name="P21">X3<text:tab/>H</text:p>
        <text:p text:style-name="P21">X4<text:tab/>E</text:p>
        <text:p text:style-name="P21"/>
        <text:p text:style-name="P21">A<text:tab/>N2</text:p>
        <text:p text:style-name="P21">B<text:tab/>N3</text:p>
        <text:p text:style-name="P21">C<text:tab/>N1</text:p>
        <text:p text:style-name="P21">E<text:tab/>X4</text:p>
        <text:p text:style-name="P21">F<text:tab/>X1</text:p>
        <text:p text:style-name="P21">H<text:tab/>X3</text:p>
        <text:p text:style-name="P21"/>
        <text:p text:style-name="P24">Textual Matrix</text:p>
        <text:p text:style-name="P7"/>
        <text:p text:style-name="P7">Part A</text:p>
        <text:p text:style-name="P1"><text:span text:style-name="T74">1.</text:span><text:span text:style-name="T49"> <text:s text:c="4"/>I</text:span><text:span text:style-name="T74">i-bi-</text:span><text:span text:style-name="T49">d</text:span><text:span text:style-name="T74">en.zu lugal-</text:span><text:span text:style-name="T68">ğ</text:span><text:span text:style-name="T74">u</text:span><text:span text:style-name="T61">10</text:span><text:span text:style-name="T74">-ra ù-na-a-dug</text:span><text:span text:style-name="T61">4</text:span><text:span text:style-name="T74"> </text:span></text:p>
        <text:p text:style-name="P1"><text:soft-page-break/><text:span text:style-name="T74">N1 <text:s text:c="2"/>oo <text:s/>o o. <text:s/>+ <text:s/>+ <text:s text:c="4"/>+ <text:s text:c="2"/>. <text:s/>+ + <text:s/>+ <text:s/>+</text:span></text:p>
        <text:p text:style-name="P1"><text:span text:style-name="T74">N2 <text:s text:c="2"/>++ <text:s/>. ++ <text:s/>+ <text:s/>. <text:s text:c="4"/>o <text:s text:c="2"/>o <text:s/>o o <text:s/>o <text:s/>.</text:span></text:p>
        <text:p text:style-name="P1"><text:span text:style-name="T74">N3 <text:s text:c="2"/>++ <text:s/>+ ++ <text:s/>+ <text:s/>+ <text:s text:c="4"/>+ <text:s text:c="2"/>+ <text:s/>+ + <text:s/>- <text:s/>.</text:span></text:p>
        <text:p text:style-name="P1"><text:span text:style-name="T74">X4 <text:s text:c="2"/>xx <text:s/>o o. <text:s/>. <text:s/>. <text:s text:c="4"/>o <text:s text:c="2"/>o <text:s/>+ + <text:s/>+ <text:s/>+</text:span></text:p>
        <text:p text:style-name="P8"/>
        <text:p text:style-name="P1"><text:span text:style-name="T74">2. <text:s text:c="2"/></text:span><text:span text:style-name="T49">I</text:span><text:span text:style-name="T74">iš-bi-èr-ra árad-zu na-ab-bé-a</text:span></text:p>
        <text:p text:style-name="P1"><text:span text:style-name="T74">N1 <text:s text:c="2"/>o. <text:s/>+ <text:s/>+ <text:s/>+ <text:s/>+ <text:s text:c="3"/>+ <text:s/>+ <text:s/>+ <text:s/>+ <text:s/>+</text:span></text:p>
        <text:p text:style-name="P8">N2 <text:s text:c="2"/>++ <text:s/>+ <text:s/>+ <text:s/>+ <text:s/>. <text:s text:c="3"/>o <text:s/>o <text:s/>o <text:s/>o <text:s/>o</text:p>
        <text:p text:style-name="P1"><text:span text:style-name="T74">N3 <text:s text:c="2"/>.</text:span><text:span text:style-name="T49">d</text:span><text:span text:style-name="T74">+ - <text:s/>+ <text:s/>+ <text:s/>+ <text:s text:c="3"/>+ <text:s/>+ <text:s/>+ <text:s/>+ <text:s/>.</text:span></text:p>
        <text:p text:style-name="P1"><text:span text:style-name="T74">X4 <text:s text:c="2"/>oo <text:s/>o <text:s/>o <text:s/>o <text:s/>x <text:s text:c="3"/>o <text:s/>o <text:s/>. <text:s/>+ <text:s/>+</text:span></text:p>
        <text:p text:style-name="P8"/>
        <text:p text:style-name="P1"><text:span text:style-name="T74">3. <text:s text:c="2"/>kaskal ì-si-in</text:span><text:span text:style-name="T49">ki</text:span><text:span text:style-name="T74"> <text:s/>ka-zal-lu</text:span><text:span text:style-name="T49">ki</text:span><text:span text:style-name="T74">-šè</text:span></text:p>
        <text:p text:style-name="P8">N1 <text:s text:c="2"/>o <text:s text:c="5"/>o + <text:s/>+ + <text:s text:c="2"/>+ <text:s/>+ <text:s text:c="2"/>+ + +</text:p>
        <text:p text:style-name="P1"><text:span text:style-name="T74">N2 <text:s text:c="2"/>+ <text:s text:c="5"/>+ + <text:s/>+ +na . <text:s/>. <text:s text:c="2"/>o o o </text:span></text:p>
        <text:p text:style-name="P8">N3 <text:s text:c="2"/>+ <text:s text:c="5"/>+ + <text:s/>+ + <text:s text:c="2"/>+ <text:s/>+ <text:s text:c="2"/>+ + +</text:p>
        <text:p text:style-name="P8">X1 <text:s text:c="2"/>o <text:s text:c="5"/>o o <text:s/>o o <text:s text:c="2"/>. <text:s/>o <text:s text:c="2"/>o o o</text:p>
        <text:p text:style-name="P8">X4 <text:s text:c="2"/>o <text:s text:c="5"/>o o <text:s/>o o <text:s text:c="2"/>o <text:s/>o <text:s text:c="2"/>o . +</text:p>
        <text:p text:style-name="P8"/>
        <text:p text:style-name="P1"><text:span text:style-name="T74">4. <text:s text:c="2"/>še sa</text:span><text:span text:style-name="T61">10</text:span><text:span text:style-name="T74">-sa</text:span><text:span text:style-name="T61">10</text:span><text:span text:style-name="T74">-dè <text:s/>á-šè mu-e-da-a-á</text:span><text:span text:style-name="T68">ğ</text:span></text:p>
        <text:p text:style-name="P1"><text:span text:style-name="T74">N1 <text:s text:c="2"/>o <text:s/>. <text:s text:c="2"/>+ <text:s text:c="2"/>+</text:span><text:span text:style-name="Footnote_20_Symbol"><text:span text:style-name="T74"><text:note text:id="ftn16" text:note-class="footnote"><text:note-citation>16</text:note-citation><text:note-body><text:p text:style-name="Footnote"><text:s/>In all Nippur sources <text:span text:style-name="T16">sa</text:span><text:span text:style-name="T58">10</text:span><text:span text:style-name="T1"> is consistently written as </text:span><text:span text:style-name="T31">NÍNDA</text:span><text:span text:style-name="T80">×</text:span><text:span text:style-name="T31">ÅE</text:span><text:span text:style-name="T1">. X1 uses </text:span><text:span text:style-name="T31">NÍNDA</text:span><text:span text:style-name="T80">×</text:span><text:span text:style-name="T31">ÅE.ÀM</text:span><text:span text:style-name="T1">.</text:span></text:p></text:note-body></text:note></text:span></text:span><text:span text:style-name="T74"> <text:s/>+</text:span><text:span text:style-name="Footnote_20_Symbol"><text:span text:style-name="T74"><text:note text:id="ftn17" text:note-class="footnote"><text:note-citation>17</text:note-citation><text:note-body><text:p text:style-name="Footnote"><text:span text:style-name="T1"><text:s/>Preceded by erased </text:span><text:span text:style-name="T31">á</text:span><text:span text:style-name="T1">.</text:span></text:p></text:note-body></text:note></text:span></text:span><text:span text:style-name="T74"> + + <text:s/>+ + <text:s/>+ <text:s/>+</text:span></text:p>
        <text:p text:style-name="P1"><text:span text:style-name="T74">N2 <text:s text:c="2"/>+ <text:s/>+ <text:s text:c="2"/>. <text:s text:c="2"/>+ <text:s text:c="2"/>. </text:span><text:span text:style-name="T33">≠</text:span><text:span text:style-name="T74">še</text:span><text:span text:style-name="T32"></text:span><text:span text:style-name="T74"> . <text:s/>o o <text:s/>o <text:s/>.</text:span></text:p>
        <text:p text:style-name="P8">N3 <text:s text:c="2"/>+ <text:s/>+ <text:s text:c="2"/>+ <text:s text:c="2"/>+ <text:s text:c="2"/>+ <text:s/>+ <text:s/>+ <text:s/>+ + <text:s/>+ <text:s/>+</text:p>
        <text:p text:style-name="P8">X1 <text:s text:c="2"/>o <text:s/>o <text:s text:c="2"/>o <text:s text:c="2"/>o <text:s text:c="2"/>o <text:s/>o <text:s/>o <text:s/>o o <text:s/>an .</text:p>
        <text:p text:style-name="P8">X4 <text:s text:c="2"/>o <text:s/>o <text:s text:c="2"/>o <text:s text:c="2"/>o <text:s text:c="2"/>o <text:s/>o <text:s/>o <text:s/>o o <text:s/>. <text:s/>+</text:p>
        <text:p text:style-name="P8"/>
        <text:p text:style-name="P1"><text:span text:style-name="T74">5. <text:s text:c="2"/>šakanka aš <text:s text:c="2"/>gur-ta-àm še sá ba-an-dug</text:span><text:span text:style-name="T61">4</text:span></text:p>
        <text:p text:style-name="P1"><text:span text:style-name="T74">N1 <text:s text:c="2"/>. <text:s text:c="6"/>+ še + <text:s text:c="2"/>+ <text:s/>+ <text:s/>+ <text:s/>+ <text:s/>+ <text:s/>+ <text:s text:c="3"/>+</text:span></text:p>
        <text:p text:style-name="P1"><text:span text:style-name="T74">N2 <text:s text:c="2"/>+ <text:s text:c="6"/>+ <text:s text:c="3"/>+ <text:s text:c="2"/>+ <text:s/>+ <text:s/>+ <text:s/>+ <text:s/>- <text:s/>- <text:s text:c="2"/>di</text:span></text:p>
        <text:p text:style-name="P1"><text:span text:style-name="T74">N3 <text:s text:c="2"/>+ <text:s text:c="6"/>+ <text:s text:c="3"/>+ <text:s text:c="2"/>+ <text:s/>+ <text:s/>+ <text:s/>+ <text:s/>- <text:s/>- <text:s text:c="2"/>di</text:span></text:p>
        <text:p text:style-name="P1"><text:span text:style-name="T74">X1 <text:s text:c="2"/>o <text:s text:c="6"/>o <text:s text:c="3"/>o <text:s text:c="2"/>o <text:s/>o <text:s/>o <text:s/>. <text:s/>- <text:s/>- <text:s text:c="2"/>di</text:span></text:p>
        <text:p text:style-name="P1"><text:span text:style-name="T74">X4 <text:s text:c="2"/>o <text:s text:c="6"/>o <text:s text:c="3"/>o <text:s text:c="2"/>o <text:s/>o <text:s/>o <text:s/>o <text:s/>. <text:s/>+ <text:s text:c="3"/>+</text:span></text:p>
        <text:p text:style-name="P8"/>
        <text:p text:style-name="P1"><text:span text:style-name="T74">6. <text:s text:c="2"/>20 gun kù-babbar še sa</text:span><text:span text:style-name="T61">10 </text:span><text:span text:style-name="T74">RI-dè <text:s text:c="3"/>ba-an-</text:span><text:span text:style-name="T68">ğ</text:span><text:span text:style-name="T74">ar</text:span></text:p>
        <text:p text:style-name="P1"><text:span text:style-name="T74">N1 <text:s text:c="2"/>o <text:s/>o <text:s text:c="2"/>. <text:s/>. <text:s text:c="5"/>. <text:s/></text:span><text:span text:style-name="T33">≠</text:span><text:span text:style-name="T74">sa</text:span><text:span text:style-name="T61">10</text:span><text:span text:style-name="T32"></text:span><text:span text:style-name="T74">-sa</text:span><text:span text:style-name="T61">10</text:span><text:span text:style-name="T74">-dè ba-</text:span><text:span text:style-name="T68">ğ</text:span><text:span text:style-name="T74">ar-ra</text:span></text:p>
        <text:p text:style-name="P8">N2 <text:s text:c="2"/>+ <text:s/>. <text:s text:c="2"/>+ <text:s/>+ <text:s text:c="5"/>+ <text:s/>+ <text:s text:c="2"/>+ <text:s/>+ <text:s text:c="4"/>+ <text:s/>- <text:s text:c="2"/>+ </text:p>
        <text:p text:style-name="P8">N3 <text:s text:c="2"/>+ <text:s/>+ <text:s text:c="2"/>+ <text:s/>+ <text:s text:c="5"/>+ <text:s/>. <text:s text:c="2"/>+ <text:s/>+ <text:s text:c="4"/>+ <text:s/>+ <text:s text:c="2"/>+</text:p>
        <text:p text:style-name="P1"><text:soft-page-break/><text:span text:style-name="T74">X1 <text:s text:c="2"/>o <text:s/>o <text:s text:c="2"/>o <text:s/>o <text:s text:c="5"/>o <text:s/>. <text:s text:c="2"/>- <text:s/>+ <text:s text:c="4"/>. <text:s/>. <text:s text:c="2"/>+ </text:span></text:p>
        <text:p text:style-name="P1"><text:span text:style-name="T76">X4 <text:s text:c="2"/>o <text:s/>o <text:s text:c="2"/>o <text:s/>o <text:s text:c="5"/>o <text:s/>o <text:s text:c="2"/>o <text:s/>. <text:s text:c="4"/></text:span><text:span text:style-name="T76">. <text:s/>. <text:s text:c="2"/>+</text:span></text:p>
        <text:p text:style-name="P9"/>
        <text:p text:style-name="P1"><text:span text:style-name="T76">7. <text:s/>inim amurrum lú kúr-ra šà ma-da-zu <text:s text:c="2"/>ku</text:span><text:span text:style-name="T62">4</text:span><text:span text:style-name="T76">-ra </text:span><text:span text:style-name="T69">ğ</text:span><text:span text:style-name="T76">iš ì-tuk-àm</text:span></text:p>
        <text:p text:style-name="P1"><text:span text:style-name="T76">N1 <text:s/>o <text:s text:c="3"/>. <text:s text:c="6"/>- <text:s/>- <text:s text:c="2"/>- <text:s/>. <text:s/>+ <text:s/>+ <text:s/>za <text:s text:c="2"/>+ <text:s text:c="2"/>+ <text:s text:c="2"/>+ . <text:s/>. <text:s text:c="2"/>.</text:span></text:p>
        <text:p text:style-name="P1"><text:span text:style-name="T76">N2 <text:s/>. <text:s text:c="3"/></text:span><text:span text:style-name="T74">. <text:s text:c="6"/>. <text:s/>+ <text:s text:c="2"/>. <text:s/>+ <text:s/>+ <text:s/>+ <text:s/>+ <text:s text:c="3"/>+ <text:s text:c="2"/>+ <text:s text:c="2"/>+ + <text:s/>+ <text:s text:c="2"/>+</text:span></text:p>
        <text:p text:style-name="P1"><text:span text:style-name="T74">N3 <text:s/>+ <text:s text:c="3"/>+ <text:s text:c="6"/>- <text:s/>+ <text:s text:c="2"/>. <text:s/>+ <text:s/>+ <text:s/>+ <text:s/>+ <text:s text:c="3"/>+ <text:s text:c="2"/>+ <text:s text:c="2"/>+ - <text:s/>+ <text:s text:c="2"/>.</text:span></text:p>
        <text:p text:style-name="P1"><text:span text:style-name="T74">X1 <text:s/>o <text:s text:c="3"/>o <text:s text:c="6"/>o <text:s/>o <text:s text:c="2"/>o <text:s/>o <text:s/>o <text:s/>. <text:s/>+ <text:s text:c="2"/>ku</text:span><text:span text:style-name="T61">4</text:span><text:span text:style-name="T74">-ku</text:span><text:span text:style-name="T61">4</text:span><text:span text:style-name="T74">-dè [ ]-</text:span><text:span text:style-name="T33">≠</text:span><text:span text:style-name="T74">an</text:span><text:span text:style-name="T32"></text:span><text:span text:style-name="T74">-tuk-</text:span><text:span text:style-name="T33">≠</text:span><text:span text:style-name="T74">e</text:span><text:span text:style-name="T32"></text:span></text:p>
        <text:p text:style-name="P1"><text:span text:style-name="T74">X4 <text:s/>o <text:s text:c="3"/>o <text:s text:c="6"/>o <text:s/>o <text:s text:c="2"/>o <text:s/>o <text:s/>o <text:s/>. <text:s/>. </text:span><text:span text:style-name="T33">≠</text:span><text:span text:style-name="T74">šè</text:span><text:span text:style-name="T32"></text:span><text:span text:style-name="T74"> kur-ra </text:span><text:span text:style-name="T68">ğ</text:span><text:span text:style-name="T74">iš bí-</text:span><text:span text:style-name="T33">≠</text:span><text:span text:style-name="T74">tuku</text:span><text:span text:style-name="T32"></text:span></text:p>
        <text:p text:style-name="P8"/>
        <text:p text:style-name="P1"><text:span text:style-name="T74">8. <text:s/>72,000 <text:s text:c="2"/>še gur še dù-a-bi šà ì-si-in</text:span><text:span text:style-name="T49">ki</text:span><text:span text:style-name="T74">-na-šè ba-an-ku</text:span><text:span text:style-name="T61">4</text:span><text:span text:style-name="T74">-re-en</text:span></text:p>
        <text:p text:style-name="P1"><text:span text:style-name="T74">N1 <text:s/>o <text:s text:c="7"/>o <text:s/>o <text:s text:c="2"/>o <text:s/>+ <text:s/>. . <text:s/>+ <text:s/>+ + <text:s/>+o <text:s/>o <text:s/>o <text:s text:c="2"/>o <text:s/>. <text:s/>+ <text:s text:c="2"/>+ <text:s/>.</text:span></text:p>
        <text:p text:style-name="P1"><text:span text:style-name="T74">N2 <text:s/></text:span><text:span text:style-name="T33">≠</text:span><text:span text:style-name="T74">ŠÁR×20</text:span><text:span text:style-name="T32"></text:span><text:span text:style-name="T74"> <text:s/>- <text:s/>+ <text:s text:c="2"/>. <text:s/>+ <text:s/>+ + <text:s/>+ <text:s/>+ + <text:s/>++ <text:s/>+ <text:s/>. <text:s text:c="2"/>+ <text:s/>+ <text:s/>. <text:s text:c="2"/>. <text:s/>.</text:span></text:p>
        <text:p text:style-name="P1"><text:span text:style-name="T74">N3 <text:s/>ŠÁR×20 <text:s text:c="2"/>+ <text:s/>+ <text:s text:c="2"/>+ <text:s/>+ <text:s/>o . <text:s/>. <text:s/>. . <text:s/>.. <text:s/>+ <text:s/>+ <text:s text:c="2"/>+ <text:s/>. <text:s/>. <text:s text:c="2"/>+ <text:s/>.</text:span></text:p>
        <text:p text:style-name="P1"><text:span text:style-name="T74">X1 <text:s/>#</text:span></text:p>
        <text:p text:style-name="P1"><text:span text:style-name="T74">X4 <text:s/>o <text:s text:c="7"/>o <text:s/>o <text:s text:c="2"/>o <text:s/>o <text:s/>o o <text:s/>o <text:s/>o o <text:s/>o. <text:s/>+ <text:s/>. <text:s text:c="2"/>o <text:s/>o <text:s/>o <text:s text:c="2"/>o <text:s/>x</text:span></text:p>
        <text:p text:style-name="P8"/>
        <text:p text:style-name="P1"><text:span text:style-name="T74">9. <text:s text:c="2"/>a-da-al-la-bi amurrum dù-dù-a-bi šà kalam-ma-šè ­ba-an-ku</text:span><text:span text:style-name="T61">4</text:span><text:span text:style-name="T74">-ku</text:span><text:span text:style-name="T61">4</text:span></text:p>
        <text:p text:style-name="P1"><text:span text:style-name="T74">N1 <text:s text:c="2"/>o o <text:s/>. <text:s/>. <text:s/>- <text:s/>. <text:s text:c="6"/>+ <text:s/>+ <text:s/>. o</text:span><text:span text:style-name="Footnote_20_Symbol"><text:span text:style-name="T74"><text:note text:id="ftn18" text:note-class="footnote"><text:note-citation>18</text:note-citation><text:note-body><text:p text:style-name="Footnote"><text:s/>There may be more missing at the end of the line. If not, then the scribe ended half the line two-thirds into the line and then either started a new or indented line.</text:p></text:note-body></text:note></text:span></text:span><text:span text:style-name="T74"> . <text:s/>. <text:s text:c="4"/>. <text:s/>. <text:s/>+ <text:s/>ni o <text:s text:c="2"/>o</text:span></text:p>
        <text:p text:style-name="P1"><text:span text:style-name="T74">N2 <text:s text:c="2"/>+ + <text:s/>+ <text:s/>+ <text:s/>+ <text:s/>. <text:s text:c="6"/>. <text:s/>. <text:s/>o o <text:s/>+ <text:s/>+ <text:s text:c="4"/>+ <text:s/>+ <text:s/>+ <text:s/>. <text:s/>. <text:s text:c="2"/>o</text:span></text:p>
        <text:p text:style-name="P1"><text:span text:style-name="T74">N3 <text:s text:c="2"/>. . <text:s/>. <text:s/>. <text:s/>o <text:s/>. <text:s text:c="6"/>+ <text:s/>+ <text:s/>+ + <text:s/>. <text:s/>. <text:s text:c="4"/>. <text:s/>. <text:s/>+ <text:s/>+ <text:s/>+ <text:s text:c="2"/>re-en</text:span></text:p>
        <text:p text:style-name="P1"><text:span text:style-name="T74">X1 <text:s text:c="2"/>#</text:span></text:p>
        <text:p text:style-name="P1"><text:span text:style-name="T74">X4 <text:s text:c="2"/>. o <text:s/>o <text:s/>o <text:s/>o <text:s/>o <text:s text:c="6"/>o <text:s/>o o <text:s/>o <text:s/>o <text:s/>o <text:s text:c="4"/>o <text:s/>o <text:s/>. <text:s/>.­ <text:s/>+ <text:s text:c="2"/>+</text:span></text:p>
        <text:p text:style-name="P8"/>
        <text:p text:style-name="P1"><text:span text:style-name="T74">10. <text:s/>erim</text:span><text:span text:style-name="T61">3</text:span><text:span text:style-name="T74"> gal-gal-didli-bi im-mi-in-dab</text:span><text:span text:style-name="T61">5</text:span><text:span text:style-name="T74">-dab</text:span><text:span text:style-name="T61">5</text:span></text:p>
        <text:p text:style-name="P8">N1 <text:s text:c="2"/>o <text:s text:c="4"/>o <text:s text:c="2"/>o <text:s text:c="2"/>o <text:s text:c="4"/>. <text:s/>. <text:s/>+ <text:s/>. <text:s/>o <text:s text:c="4"/>o </text:p>
        <text:p text:style-name="P8">N2 <text:s text:c="2"/>+ <text:s text:c="4"/>+ <text:s text:c="2"/>+ <text:s text:c="2"/>+ <text:s text:c="4"/>+ <text:s/>+ <text:s/>. <text:s/>o <text:s/>o <text:s text:c="4"/>o</text:p>
        <text:p text:style-name="P8">N3 <text:s text:c="2"/>o <text:s text:c="4"/>o <text:s text:c="2"/>. <text:s text:c="2"/>o <text:s text:c="4"/>+ <text:s/>+ <text:s/>+ <text:s/>+ <text:s/>+ <text:s text:c="4"/>+</text:p>
        <text:p text:style-name="P8">X1 <text:s text:c="2"/>o <text:s text:c="4"/>o <text:s text:c="2"/>o <text:s text:c="2"/>o <text:s text:c="4"/>o <text:s/>o <text:s/>x <text:s/>. <text:s/>+ <text:s text:c="4"/>+</text:p>
        <text:p text:style-name="P1"><text:span text:style-name="T74">X4 <text:s text:c="2"/>. <text:s text:c="4"/>. <text:s text:c="2"/>o <text:s text:c="2"/>o <text:s text:c="4"/>o <text:s/>o <text:s/>o <text:s/>o <text:s/>o <text:s text:c="4"/>o</text:span></text:p>
        <text:p text:style-name="P8"/>
        <text:p text:style-name="P1"><text:span text:style-name="T74">11. <text:s/></text:span><text:span text:style-name="T76">mu amurrum še ba-sìg-ge <text:s text:c="2"/>nu-mu-e-da-šúm-mu</text:span></text:p>
        <text:p text:style-name="P1"><text:span text:style-name="T74">N1 <text:s text:c="2"/>o <text:s text:c="2"/>. <text:s text:c="5"/>. <text:s/>- <text:s/>. <text:s/>. </text:span><text:span text:style-name="T33">≠</text:span><text:span text:style-name="T74">dè</text:span><text:span text:style-name="T32"></text:span><text:span text:style-name="T74"> o <text:s/>o <text:s/>o o <text:s/>o <text:s text:c="2"/>o</text:span></text:p>
        <text:p text:style-name="P1"><text:span text:style-name="T74">N2 <text:s text:c="2"/>+ <text:s/>+ <text:s text:c="6"/>+ <text:s/>+ <text:s/>+ <text:s/>+ <text:s text:c="4"/>+ <text:s/>. <text:s/>o o <text:s/>o <text:s text:c="2"/>o</text:span></text:p>
        <text:p text:style-name="P1"><text:span text:style-name="T74">N3 <text:s text:c="2"/>o <text:s/>o <text:s text:c="6"/>. <text:s/>+ <text:s/>+ <text:s/>. <text:s text:c="4"/>+ <text:s/>+ <text:s/>+ + <text:s/>+ <text:s text:c="2"/>+</text:span></text:p>
        <text:p text:style-name="P1"><text:soft-page-break/><text:span text:style-name="T74">X1 <text:s text:c="2"/>o <text:s/>o <text:s text:c="6"/>o <text:s/>o <text:s/>o <text:s/>o <text:s text:c="4"/></text:span><text:span text:style-name="T33">≠</text:span><text:span text:style-name="T74">nu</text:span><text:span text:style-name="T32"></text:span><text:span text:style-name="T74">-mu-un-da-ak-e</text:span></text:p>
        <text:p text:style-name="P1"><text:span text:style-name="T76">X4 <text:s text:c="2"/></text:span><text:span text:style-name="T76">. <text:s/>o <text:s text:c="6"/>o <text:s/>o <text:s/>o <text:s/>o <text:s text:c="4"/>nu-mu]-un-da-ak-e</text:span></text:p>
        <text:p text:style-name="P9"/>
        <text:p text:style-name="P1"><text:span text:style-name="T74">11a. X1 <text:s/>[…]x in-sá-dug</text:span><text:span text:style-name="T61">4</text:span><text:span text:style-name="T74">-</text:span><text:span text:style-name="T33">≠</text:span><text:span text:style-name="T74">ne</text:span><text:span text:style-name="T49">?</text:span><text:span text:style-name="T32"></text:span></text:p>
        <text:p text:style-name="P8"/>
        <text:p text:style-name="P1"><text:span text:style-name="T74">11b. X1 <text:s/>[…]-e ì-in-ku</text:span><text:span text:style-name="T61">4</text:span><text:span text:style-name="Footnote_20_Symbol"><text:span text:style-name="T74"><text:note text:id="ftn19" text:note-class="footnote"><text:note-citation>19</text:note-citation><text:note-body><text:p text:style-name="Footnote"><text:s/>It is not clear if this is a separate line or the indented continuation of the previous one.</text:p></text:note-body></text:note></text:span></text:span></text:p>
        <text:p text:style-name="P8"/>
        <text:p text:style-name="P1"><text:span text:style-name="T74">12. <text:s/></text:span><text:span text:style-name="T76">ugu</text:span><text:span text:style-name="T74">-</text:span><text:span text:style-name="T68">ğ</text:span><text:span text:style-name="T74">u</text:span><text:span text:style-name="T61">10</text:span><text:span text:style-name="T76"> mu-ta-ni-kalag ba-dúr-en</text:span></text:p>
        <text:p text:style-name="P9">N1 <text:s text:c="2"/>o <text:s text:c="2"/>o <text:s text:c="2"/>o <text:s/>. <text:s/>+ <text:s text:c="2"/>+ <text:s text:c="3"/>. <text:s/>o <text:s text:c="3"/>o</text:p>
        <text:p text:style-name="P9">N2 <text:s text:c="2"/>+ <text:s text:c="2"/>+ <text:s text:c="2"/>+ <text:s/>+ <text:s/>+ <text:s text:c="2"/>. <text:s text:c="3"/>o <text:s/>o <text:s text:c="3"/>o</text:p>
        <text:p text:style-name="P1"><text:span text:style-name="T76">N3 <text:s text:c="2"/>o <text:s text:c="2"/>o <text:s text:c="2"/>o <text:s/>. <text:s/>+ <text:s text:c="2"/>+ <text:s text:c="3"/>+ <text:s/>+ <text:s text:c="3"/>+</text:span></text:p>
        <text:p text:style-name="P1"><text:span text:style-name="T76">X1 <text:s text:c="2"/>o <text:s text:c="2"/>o <text:s/></text:span><text:span text:style-name="T76"><text:s/>o <text:s/>o <text:s/>o <text:s text:c="2"/>. <text:s text:c="3"/>ì-dúr-ù-dè-</text:span><text:span text:style-name="T33">≠</text:span><text:span text:style-name="T76">en</text:span><text:span text:style-name="T32"></text:span></text:p>
        <text:p text:style-name="P1"><text:span text:style-name="T76">X4 <text:s text:c="2"/>+ <text:s text:c="2"/>. <text:s text:c="2"/>. <text:s/>+ <text:s/>. <text:s text:c="2"/>. <text:s text:c="3"/>+ <text:s/>. <text:s text:c="3"/>o</text:span></text:p>
        <text:p text:style-name="P9"/>
        <text:p text:style-name="P1"><text:span text:style-name="T76">13. <text:s/>lugal</text:span><text:span text:style-name="T74">-</text:span><text:span text:style-name="T68">ğ</text:span><text:span text:style-name="T74">u</text:span><text:span text:style-name="T61">10</text:span><text:span text:style-name="T76"> </text:span><text:span text:style-name="T69">ğ</text:span><text:span text:style-name="T76">éš-u </text:span><text:span text:style-name="T71">ğ</text:span><text:span text:style-name="T50">i</text:span><text:span text:style-name="T49">š</text:span><text:span text:style-name="T76">má-gur</text:span><text:span text:style-name="T62">8</text:span><text:span text:style-name="T76"> 120 gur-ta-àm hé-em-duh-e </text:span></text:p>
        <text:p text:style-name="P30"><text:span text:style-name="T79">N1 <text:s text:c="2"/>o <text:s text:c="4"/>o </text:span><text:span text:style-name="T79"><text:s text:c="2"/>o <text:s text:c="2"/>o <text:s/>o. <text:s/>+ <text:s text:c="3"/>. <text:s text:c="2"/></text:span><text:span text:style-name="T78">o <text:s text:c="2"/>o <text:s/>o <text:s/>o <text:s/>o <text:s/>o <text:s/>o</text:span></text:p>
        <text:p text:style-name="P1"><text:span text:style-name="T74">N2 <text:s text:c="2"/>+ <text:s text:c="4"/>+ <text:s text:c="2"/>+ <text:s text:c="2"/>+ <text:s/>++ <text:s/>+ <text:s text:c="3"/>+ <text:s text:c="2"/>. <text:s text:c="2"/>o <text:s/>o <text:s/>. <text:s/>. <text:s/>. <text:s/>o</text:span></text:p>
        <text:p text:style-name="P1"><text:span text:style-name="T74">N3 <text:s text:c="2"/>o <text:s text:c="4"/>o <text:s text:c="2"/>o <text:s text:c="2"/>o <text:s/>o. <text:s/>+ <text:s text:c="3"/>. <text:s text:c="2"/>- <text:s text:c="2"/>+ <text:s/>+ </text:span><text:span text:style-name="T33">≠</text:span><text:span text:style-name="T74">ha</text:span><text:span text:style-name="T49">?</text:span><text:span text:style-name="T32"></text:span><text:span text:style-name="T74">x <text:s/>o <text:s/>o</text:span></text:p>
        <text:p text:style-name="P1"><text:span text:style-name="T74">X1 <text:s text:c="2"/>o <text:s text:c="4"/>o <text:s text:c="2"/>o <text:s text:c="2"/>o <text:s/>o+ <text:s/>- <text:s text:c="3"/>+ <text:s text:c="2"/>+ <text:s text:c="2"/>+ <text:s/>+ <text:s/>+ <text:s/>+ <text:s/>+ <text:s/>+</text:span></text:p>
        <text:p text:style-name="P1"><text:span text:style-name="T74">X4 <text:s text:c="2"/>. <text:s text:c="4"/>. <text:s text:c="2"/>. <text:s text:c="2"/>. <text:s/>-+ <text:s/>- <text:s text:c="3"/>+ <text:s text:c="2"/>+ <text:s text:c="2"/>+ <text:s/>. <text:s/>o <text:s/>x <text:s/>+ <text:s/>+ <text:s text:c="2"/></text:span></text:p>
        <text:p text:style-name="P8"/>
        <text:p text:style-name="P1"><text:span text:style-name="T74">14. <text:s/></text:span><text:span text:style-name="T70">ğ</text:span><text:span text:style-name="T49">iš</text:span><text:span text:style-name="T74">má 12 kal-ga 20 </text:span><text:span text:style-name="T70">ğ</text:span><text:span text:style-name="T49">iš</text:span><text:span text:style-name="T74">za-am-ru-tum 30 </text:span><text:span text:style-name="T70">ğ</text:span><text:span text:style-name="T49">iš</text:span><text:span text:style-name="T74">illar</text:span></text:p>
        <text:p text:style-name="P1"><text:span text:style-name="T74">N1 <text:s text:c="2"/>[…] </text:span><text:span text:style-name="T33">≠</text:span><text:span text:style-name="T74">12 kal</text:span><text:span text:style-name="T49">?</text:span><text:span text:style-name="T32"></text:span><text:span text:style-name="T74"> […]</text:span></text:p>
        <text:p text:style-name="P1"><text:span text:style-name="T74">N2 <text:s text:c="2"/>má-</text:span><text:span text:style-name="T33">≠</text:span><text:span text:style-name="T74">gur</text:span><text:span text:style-name="T61">8</text:span><text:span text:style-name="T32"></text:span><text:span text:style-name="T74"> x[...]</text:span></text:p>
        <text:p text:style-name="P1"><text:span text:style-name="T74">N3 <text:s text:c="2"/>[x x x]</text:span><text:span text:style-name="T33">≠</text:span><text:span text:style-name="T74">má</text:span><text:span text:style-name="T32"></text:span><text:span text:style-name="T74">[x+]</text:span><text:span text:style-name="T33">≠</text:span><text:span text:style-name="T74">2 kal</text:span><text:span text:style-name="T32"></text:span><text:span text:style-name="T74"> x[...] </text:span></text:p>
        <text:p text:style-name="P1"><text:span text:style-name="T76">X1 <text:s text:c="2"/>[ <text:s text:c="9"/>]</text:span><text:span text:style-name="T48">≠</text:span><text:span text:style-name="T71">ğ</text:span><text:span text:style-name="T50">iš</text:span><text:span text:style-name="T47"></text:span><text:span text:style-name="T76">za-am-ru-tum 30-àm </text:span><text:span text:style-name="T71">ğ</text:span><text:span text:style-name="T50">iš</text:span><text:span text:style-name="T76">illar</text:span></text:p>
        <text:p text:style-name="P1"><text:span text:style-name="T76">X4 <text:s text:c="2"/></text:span><text:span text:style-name="T71">ğ</text:span><text:span text:style-name="T50">i</text:span><text:span text:style-name="T49">š</text:span><text:span text:style-name="T76">má 60+12 kal-ga 20 </text:span><text:span text:style-name="T71">ğ</text:span><text:span text:style-name="T50">i</text:span><text:span text:style-name="T49">š</text:span><text:span text:style-name="T76">za-we-</text:span><text:span text:style-name="T34">≠</text:span><text:span text:style-name="T77">ru</text:span><text:span text:style-name="T51">?</text:span><text:span text:style-name="T77">-tum</text:span><text:span text:style-name="T51">?</text:span><text:span text:style-name="T35"></text:span><text:span text:style-name="T76"> 30 </text:span><text:span text:style-name="T71">ğ</text:span><text:span text:style-name="T50">iš</text:span><text:span text:style-name="T76">illar </text:span></text:p>
        <text:p text:style-name="P9"/>
        <text:p text:style-name="P13"><text:span text:style-name="T76">15. <text:s/>30 </text:span><text:span text:style-name="T77">ĞIŠ.ĞIŠ</text:span><text:span text:style-name="T76"> 5 </text:span><text:span text:style-name="T71">ğ</text:span><text:span text:style-name="T50">i</text:span><text:span text:style-name="T49">š</text:span><text:span text:style-name="T76">ig má ugu </text:span><text:span text:style-name="T33">≠</text:span><text:span text:style-name="T76">má</text:span><text:span text:style-name="T50">?</text:span><text:span text:style-name="T32"></text:span><text:span text:style-name="T76">-e hé-</text:span><text:span text:style-name="T33">≠</text:span><text:span text:style-name="T69">ğ</text:span><text:span text:style-name="T76">á-</text:span><text:span text:style-name="T69">ğ</text:span><text:span text:style-name="T76">á</text:span><text:span text:style-name="T32"></text:span><text:span text:style-name="T76"> ù </text:span><text:span text:style-name="T71">ğ</text:span><text:span text:style-name="T50">i</text:span><text:span text:style-name="T49">š</text:span><text:span text:style-name="T76">má dù-a-bi hé-x</text:span></text:p>
        <text:p text:style-name="P32">N3 <text:s text:c="2"/>traces</text:p>
        <text:p text:style-name="P13"><text:span text:style-name="T74">X1 <text:s text:c="2"/>[...]-</text:span><text:span text:style-name="T33">≠</text:span><text:span text:style-name="T74">mu-àm</text:span><text:span text:style-name="T32"></text:span><text:span text:style-name="T74"> </text:span><text:span text:style-name="T75">ĞIŠ.ĞIŠ</text:span><text:span text:style-name="T74"> ù 5 </text:span><text:span text:style-name="T70">ğ</text:span><text:span text:style-name="T49">iš</text:span><text:span text:style-name="T33">≠</text:span><text:span text:style-name="T74">ig má</text:span><text:span text:style-name="T49">?</text:span><text:span text:style-name="T32"></text:span><text:span text:style-name="T74">-a / [...-à]m</text:span><text:span text:style-name="T49">?</text:span><text:span text:style-name="T74"> hé-em-</text:span><text:span text:style-name="T68">ğ</text:span><text:span text:style-name="T74">á-</text:span><text:span text:style-name="T68">ğ</text:span><text:span text:style-name="T74">á /[ù </text:span><text:span text:style-name="T70">ğ</text:span><text:span text:style-name="T49">iš</text:span><text:span text:style-name="T74">má dù]-</text:span><text:span text:style-name="T33">≠</text:span><text:span text:style-name="T74">a</text:span><text:span text:style-name="T32"></text:span><text:span text:style-name="T74">-bi hi</text:span><text:span text:style-name="T49">?</text:span><text:span text:style-name="T74">-x-nam (má=mè?)</text:span></text:p>
        <text:p text:style-name="P13"><text:span text:style-name="T74">X4 <text:s text:c="2"/>50 </text:span><text:span text:style-name="T75">ĞIŠ.ĞIŠ</text:span><text:span text:style-name="T74"> 5 </text:span><text:span text:style-name="T70">ğ</text:span><text:span text:style-name="T49">iš</text:span><text:span text:style-name="T74">ig má ugu </text:span><text:span text:style-name="T33">≠</text:span><text:span text:style-name="T74">má</text:span><text:span text:style-name="T49">?</text:span><text:span text:style-name="T32"></text:span><text:span text:style-name="T74">-e hé-</text:span><text:span text:style-name="T33">≠</text:span><text:span text:style-name="T68">ğ</text:span><text:span text:style-name="T74">á-</text:span><text:span text:style-name="T68">ğ</text:span><text:span text:style-name="T74">á</text:span><text:span text:style-name="T32"></text:span><text:span text:style-name="T74"> ù </text:span><text:span text:style-name="T70">ğ</text:span><text:span text:style-name="T49">iš</text:span><text:span text:style-name="T74">má dù-a-bi hé-x </text:span></text:p>
        <text:p text:style-name="P8"/>
        <text:p text:style-name="P1"><text:soft-page-break/><text:span text:style-name="T74">16. <text:s/>íd-da íd(-)kur-ra íd(-)pa-li-iš-tum-ta</text:span></text:p>
        <text:p text:style-name="P1"><text:span text:style-name="T76">X1 <text:s text:c="2"/>o <text:s/>o <text:s/>o <text:s/></text:span><text:span text:style-name="T76"><text:s text:c="2"/>o <text:s text:c="2"/>o <text:s/>. <text:s text:c="3"/>+ <text:s/>+ <text:s/>eš <text:s/>+ </text:span><text:span text:style-name="T33">≠</text:span><text:span text:style-name="T76">šè</text:span><text:span text:style-name="T32"></text:span></text:p>
        <text:p text:style-name="P1"><text:span text:style-name="T74">X4 <text:s text:c="2"/>+ <text:s/>+ <text:s/>+ <text:s text:c="3"/>+ <text:s text:c="2"/>+ <text:s/>+ <text:s text:c="3"/>+ <text:s/>+ <text:s/>+ <text:s text:c="2"/>+ <text:s text:c="2"/>+</text:span></text:p>
        <text:p text:style-name="P8"/>
        <text:p text:style-name="P1"><text:span text:style-name="T74">17. <text:s/>zar</text:span><text:span text:style-name="T49">?</text:span><text:span text:style-name="T74"> sal-la-šè hé-em-ta-ab-è-dè-eš</text:span></text:p>
        <text:p text:style-name="P1"><text:span text:style-name="T74">X1 <text:s text:c="2"/>o <text:s text:c="3"/>o <text:s text:c="2"/>o <text:s/>o <text:s/>o <text:s text:c="2"/>b]í-ib-è-</text:span><text:span text:style-name="T33">≠</text:span><text:span text:style-name="T74">dè</text:span><text:span text:style-name="T32"></text:span></text:p>
        <text:p text:style-name="P31">X4 <text:s text:c="2"/>. <text:s text:c="3"/>+ <text:s text:c="2"/>. <text:s/>. <text:s/>+ <text:s/>+ <text:s/>+ <text:s/>- + <text:s/>+ <text:s/>+</text:p>
        <text:p text:style-name="P8">X5 <text:s text:c="2"/>o <text:s text:c="3"/>. <text:s text:c="2"/>+ <text:s/>+ <text:s/>+ <text:s/>+ <text:s/>+ <text:s/>+ + <text:s/>+ <text:s/>.</text:p>
        <text:p text:style-name="P8"/>
        <text:p text:style-name="P1"><text:span text:style-name="T76">18. <text:s/></text:span><text:span text:style-name="T76">ù </text:span><text:span text:style-name="T69">ğ</text:span><text:span text:style-name="T76">á-e igi-ni-šè ga-àm-ta-è</text:span></text:p>
        <text:p text:style-name="P1"><text:span text:style-name="T76">X1 <text:s text:c="2"/>o o <text:s/>o o <text:s text:c="3"/>. <text:s/>. + <text:s/>+ma ši.</text:span></text:p>
        <text:p text:style-name="P1"><text:span text:style-name="T76">X4 <text:s text:c="2"/>+ + <text:s/>+ + <text:s text:c="2"/></text:span><text:span text:style-name="T76"><text:s/>+ <text:s/>+ + <text:s/>+ <text:s/>. <text:s/>.</text:span></text:p>
        <text:p text:style-name="P1"><text:span text:style-name="T74">X5 <text:s text:c="2"/>. + <text:s/>+ + ne ne + + <text:s/>+ <text:s/>+ <text:s/>+</text:span></text:p>
        <text:p text:style-name="P8"/>
        <text:p text:style-name="P1"><text:span text:style-name="T74">19. <text:s/>ki </text:span><text:span text:style-name="T70">ğ</text:span><text:span text:style-name="T49">iš</text:span><text:span text:style-name="T74">má kar-bi <text:s/>ugu-</text:span><text:span text:style-name="T68">ğ</text:span><text:span text:style-name="T74">á ì-tuku</text:span></text:p>
        <text:p text:style-name="P1"><text:span text:style-name="T74">X1 <text:s text:c="2"/>o <text:s/>o o <text:s/>. <text:s text:c="2"/>. <text:s text:c="2"/></text:span><text:span text:style-name="T76">+ </text:span><text:span text:style-name="T68">ğ</text:span><text:span text:style-name="T74">u</text:span><text:span text:style-name="T61">10</text:span><text:span text:style-name="T76">-šè hé-en-tuku</text:span></text:p>
        <text:p text:style-name="P1"><text:span text:style-name="T74">X4 <text:s text:c="2"/>+ <text:s/>+ + <text:s/>. <text:s text:c="2"/>+ <text:s text:c="2"/>+ <text:s text:c="2"/>+ </text:span><text:span text:style-name="T33">≠</text:span><text:span text:style-name="T74">e</text:span><text:span text:style-name="T32"></text:span><text:span text:style-name="T74"> <text:s/>+</text:span></text:p>
        <text:p text:style-name="P1"><text:span text:style-name="T74">X5 <text:s text:c="2"/>. <text:s/>+ + <text:s/>+ <text:s text:c="2"/>+ a + <text:s text:c="2"/>+ + <text:s text:c="2"/>+ </text:span></text:p>
        <text:p text:style-name="P8"/>
        <text:p text:style-name="P1"><text:span text:style-name="T74">20. <text:s/>72,000 <text:s text:c="2"/>gur še dù-a-bi hé-gá-gá hé-e-silim</text:span></text:p>
        <text:p text:style-name="P1"><text:span text:style-name="T76">X1 <text:s text:c="2"/>o <text:s text:c="6"/></text:span><text:span text:style-name="T76"><text:s/>o <text:s text:c="2"/>o <text:s/>o <text:s/>o o <text:s/></text:span><text:span text:style-name="T33">≠</text:span><text:span text:style-name="T76">ga-àm</text:span><text:span text:style-name="T32"></text:span><text:span text:style-name="T76">-ma-</text:span><text:span text:style-name="T33">≠</text:span><text:span text:style-name="T76">an</text:span><text:span text:style-name="T50">?</text:span><text:span text:style-name="T36"></text:span><text:span text:style-name="T76">-silim </text:span><text:span text:style-name="T74">ga-àm-ma-</text:span><text:span text:style-name="T33">≠</text:span><text:span text:style-name="T74">an</text:span><text:span text:style-name="T49">?</text:span><text:span text:style-name="T74">-kí</text:span><text:span text:style-name="T68">ğ</text:span><text:span text:style-name="T49">?</text:span><text:span text:style-name="T32"></text:span><text:span text:style-name="T74"> <text:s text:c="4"/></text:span></text:p>
        <text:p text:style-name="P30"><text:span text:style-name="T78">X4 <text:s text:c="2"/>ŠÁR.ŠÁR <text:s/>- <text:s text:c="2"/>+ <text:s/>+ <text:s/>+ + <text:s/>+ <text:s/>+ <text:s/>+ <text:s/>+ <text:s/>+ <text:s text:c="4"/>.</text:span></text:p>
        <text:p text:style-name="P1"><text:span text:style-name="T74">X5 <text:s text:c="2"/></text:span><text:span text:style-name="T33">≠</text:span><text:span text:style-name="T75">ŠÁR×20</text:span><text:span text:style-name="T35"></text:span><text:span text:style-name="T75"> </text:span><text:span text:style-name="T74"><text:s/>+ <text:s text:c="2"/>+ <text:s/>+ <text:s/>+ + <text:s/>+ gar-ra ga-àm-kí</text:span><text:span text:style-name="T68">ğ</text:span><text:span text:style-name="T49">?</text:span></text:p>
        <text:p text:style-name="P31"/>
        <text:p text:style-name="P8">21. <text:s/>tukum-bi še-àm ba-ab-tur-re <text:s text:c="4"/></text:p>
        <text:p text:style-name="P1"><text:span text:style-name="T74">X1 <text:s text:c="2"/>o <text:s text:c="4"/>. <text:s/>. <text:s/>.</text:span><text:span text:style-name="T49">?</text:span><text:span text:style-name="T74"> . <text:s/>. <text:s text:c="2"/>+ <text:s text:c="2"/>+</text:span></text:p>
        <text:p text:style-name="P8">X4 <text:s text:c="2"/>+ <text:s text:c="4"/>+ <text:s/>+ <text:s/>- <text:s/>ba-an-tur-re-en</text:p>
        <text:p text:style-name="P8">X5 <text:s text:c="2"/>#</text:p>
        <text:p text:style-name="P8"/>
        <text:p text:style-name="P1"><text:span text:style-name="T74">22. <text:s/></text:span><text:span text:style-name="T68">ğ</text:span><text:span text:style-name="T74">á-e še <text:s text:c="2"/>ga-ra-ab-ku</text:span><text:span text:style-name="T61">4</text:span><text:span text:style-name="T74">-e</text:span></text:p>
        <text:p text:style-name="P1"><text:span text:style-name="T74">X1 <text:s text:c="2"/>o <text:s/>o + <text:s text:c="3"/>+ <text:s/>+ <text:s/>. <text:s/>. <text:s/>. </text:span></text:p>
        <text:p text:style-name="P1"><text:span text:style-name="T74">X4 <text:s text:c="2"/>+ <text:s/>+ + bi mu-ra-ku</text:span><text:span text:style-name="T61">4</text:span></text:p>
        <text:p text:style-name="P8">X5 <text:s text:c="2"/>#</text:p>
        <text:p text:style-name="P8"/>
        <text:p text:style-name="P1"><text:span text:style-name="T74">23. <text:s/>lugal-</text:span><text:span text:style-name="T68">ğ</text:span><text:span text:style-name="T74">u</text:span><text:span text:style-name="T61">10</text:span><text:span text:style-name="T74"> elam</text:span><text:span text:style-name="T49">ki</text:span><text:span text:style-name="T74">-ma šen-šen-na zi ba-an-ir</text:span></text:p>
        <text:p text:style-name="P1"><text:span text:style-name="T74">N3 <text:s text:c="2"/>o <text:s text:c="4"/>o <text:s text:c="2"/>o <text:s text:c="2"/>o <text:s/>o . <text:s text:c="2"/>. <text:s text:c="3"/>o <text:s/>o <text:s/>o <text:s/>o <text:s/>o :</text:span></text:p>
        <text:p text:style-name="P1"><text:soft-page-break/><text:span text:style-name="T74">X1 <text:s text:c="2"/>o <text:s text:c="4"/>o <text:s text:c="2"/>. <text:s text:c="2"/>+</text:span><text:span text:style-name="Footnote_20_Symbol"><text:span text:style-name="T74"><text:note text:id="ftn20" text:note-class="footnote"><text:note-citation>20</text:note-citation><text:note-body><text:p text:style-name="Footnote"><text:s/>Followed by an erased sign (<text:span text:style-name="T16">ki</text:span><text:span text:style-name="T38">?</text:span>).</text:p></text:note-body></text:note></text:span></text:span><text:span text:style-name="T74"> + + <text:s text:c="2"/>+ <text:s text:c="3"/>- <text:s/>+ <text:s/>. <text:s/>. <text:s/>.</text:span></text:p>
        <text:p text:style-name="P1"><text:span text:style-name="T74">X4 <text:s text:c="2"/>+ <text:s text:c="4"/>+ <text:s text:c="2"/>+ <text:s text:c="2"/>ma ki+ <text:s text:c="2"/>+ <text:s text:c="3"/>+ <text:s/>+ <text:s/>+ <text:s/>+ <text:s/>.</text:span></text:p>
        <text:p text:style-name="P1"><text:span text:style-name="T74">X5 <text:s text:c="2"/>o <text:s text:c="4"/>o <text:s text:c="2"/>. <text:s text:c="2"/>. <text:s/>. . <text:s text:c="2"/>. <text:s text:c="3"/>- <text:s/>. <text:s/>+ <text:s/>- <text:s/>+</text:span></text:p>
        <text:p text:style-name="P8"/>
        <text:p text:style-name="P1"><text:span text:style-name="T74">24. <text:s/>še-ba-ni ul</text:span><text:span text:style-name="T61">4</text:span><text:span text:style-name="T74">-la-bi al-til-la</text:span></text:p>
        <text:p text:style-name="P1"><text:span text:style-name="T74">N3 <text:s text:c="2"/>o <text:s/>o <text:s/>o <text:s/>o <text:s text:c="2"/>o <text:s/>o <text:s/>o <text:s/>o <text:s text:c="3"/>o </text:span></text:p>
        <text:p text:style-name="P1"><text:span text:style-name="T74">X1 <text:s text:c="2"/>o <text:s/>o <text:s/>o <text:s/>+ <text:s text:c="2"/>+ <text:s/>+ <text:s/>+ <text:s/>+ <text:s text:c="3"/>+ aš</text:span></text:p>
        <text:p text:style-name="P1"><text:span text:style-name="T74">X4 <text:s text:c="2"/>+ <text:s/>+ <text:s/>+ <text:s/>+ <text:s text:c="2"/>+ <text:s/>+ <text:s/>+ <text:s/>+ <text:s text:c="3"/>+</text:span></text:p>
        <text:p text:style-name="P1"><text:span text:style-name="T74">X5 <text:s text:c="2"/>traces</text:span><text:span text:style-name="Footnote_20_Symbol"><text:span text:style-name="T74"><text:note text:id="ftn21" text:note-class="footnote"><text:note-citation>21</text:note-citation><text:note-body><text:p text:style-name="Footnote"><text:s/>Lines 24 and 25 probably on one line.</text:p></text:note-body></text:note></text:span></text:span></text:p>
        <text:p text:style-name="P8"/>
        <text:p text:style-name="P8">25. <text:s/>lirum lirum na-an-duh-en</text:p>
        <text:p text:style-name="P1"><text:span text:style-name="T74">N3 <text:s text:c="2"/>o <text:s text:c="4"/>. <text:s text:c="4"/>. <text:s/>.</text:span><text:span text:style-name="T50">?</text:span><text:span text:style-name="T74"> <text:s text:c="2"/>.</text:span><text:span text:style-name="T50">?</text:span><text:span text:style-name="T74"> o</text:span></text:p>
        <text:p text:style-name="P1"><text:span text:style-name="T74">X1 <text:s text:c="2"/>o <text:s text:c="4"/>. <text:s text:c="4"/>nu-</text:span><text:span text:style-name="T33">≠</text:span><text:span text:style-name="T74">mu-e</text:span><text:span text:style-name="T32"></text:span><text:span text:style-name="T74">-da-duh-</text:span><text:span text:style-name="T33">≠</text:span><text:span text:style-name="T74">e</text:span><text:span text:style-name="T32"></text:span></text:p>
        <text:p text:style-name="P1"><text:span text:style-name="T74">X4 <text:s text:c="2"/>+ <text:s text:c="4"/>+ <text:s text:c="4"/>+ <text:s/>+ <text:s text:c="3"/>+ <text:s/>+</text:span></text:p>
        <text:p text:style-name="P8">X5 <text:s text:c="2"/>traces</text:p>
        <text:p text:style-name="P8"/>
        <text:p text:style-name="P1"><text:span text:style-name="T74">26. <text:s/>nam-árad-da-ni-šè sa</text:span><text:span text:style-name="T68">ğ</text:span><text:span text:style-name="T74">-zu na-an-šúm-mu-un</text:span></text:p>
        <text:p text:style-name="P1"><text:span text:style-name="T76">N3 <text:s text:c="2"/></text:span><text:span text:style-name="T33">≠</text:span><text:span text:style-name="T76">árad</text:span><text:span text:style-name="T50">?</text:span><text:span text:style-name="T76">-da</text:span><text:span text:style-name="T50">?</text:span><text:span text:style-name="T76">-ni</text:span><text:span text:style-name="T36"></text:span><text:span text:style-name="T76">-šè ba-ra</text:span><text:span text:style-name="T32"></text:span><text:span text:style-name="T76">-ab-šúm-</text:span><text:span text:style-name="T33">≠</text:span><text:span text:style-name="T76">mu-un</text:span><text:span text:style-name="T32"></text:span></text:p>
        <text:p text:style-name="P1"><text:span text:style-name="T74">X1 <text:s text:c="2"/>o <text:s text:c="2"/>o <text:s text:c="3"/>. <text:s/>+ <text:s/>+ <text:s/>. <text:s text:c="2"/>+ na-an-na-šúm</text:span></text:p>
        <text:p text:style-name="P9">X4 <text:s text:c="2"/>+ <text:s text:c="2"/>+ <text:s text:c="3"/>+ <text:s/>+ <text:s/>+ <text:s/>. <text:s text:c="2"/>+ <text:s/>+ <text:s/>+ <text:s/>+ <text:s text:c="2"/>+ <text:s/>+</text:p>
        <text:p text:style-name="P9"/>
        <text:p text:style-name="P1"><text:span text:style-name="T76">27. <text:s/>ù e</text:span><text:span text:style-name="T69">ğ</text:span><text:span text:style-name="T76">er-ra-ni-šè na-an-du-un</text:span></text:p>
        <text:p text:style-name="P9">N3 <text:s text:c="2"/>. + <text:s text:c="3"/>+ <text:s/>+ <text:s/>- <text:s/>. <text:s/>+ <text:s text:c="2"/>+ù .</text:p>
        <text:p text:style-name="P1"><text:span text:style-name="T76">X1 <text:s text:c="2"/>o . <text:s text:c="3"/>. <text:s/>+ <text:s/>+ <text:s/>+ <text:s/>+ <text:s text:c="2"/>+ <text:s/>+</text:span></text:p>
        <text:p text:style-name="P1"><text:span text:style-name="T76">X4 <text:s text:c="2"/>+ + <text:s text:c="3"/>+ <text:s/>+ <text:s/>+ <text:s/>+ <text:s/>+ <text:s text:c="2"/>+ <text:s/>+</text:span></text:p>
        <text:p text:style-name="P9"/>
        <text:p text:style-name="P1"><text:span text:style-name="T76">28. <text:s/>še mu udilia-ta-àm šà-gal é-gal-zu ù un <text:s/>dù-a-bi šà uru</text:span><text:span text:style-name="T32"></text:span><text:span text:style-name="T76">-</text:span><text:span text:style-name="T69">ğ</text:span><text:span text:style-name="T76">u</text:span><text:span text:style-name="T62">10</text:span><text:span text:style-name="T76">-ta-àm ì-</text:span><text:span text:style-name="T69">ğ</text:span><text:span text:style-name="T76">ál</text:span></text:p>
        <text:p text:style-name="P1"><text:span text:style-name="T76">N3 <text:s text:c="2"/>+ <text:s/>+ <text:s/>+ <text:s text:c="5"/>+ <text:s/>- <text:s/>+ <text:s text:c="2"/>.</text:span><text:span text:style-name="T50"> </text:span><text:span text:style-name="T76"><text:s/>+ <text:s/>+ <text:s/>+ <text:s/>+ + <text:s text:c="2"/>. <text:s/>+ + / .</text:span><text:span text:style-name="T50">?</text:span><text:span text:style-name="T76"> <text:s/>. . . <text:s text:c="2"/>. <text:s/>. <text:s/>. <text:s/>. </text:span></text:p>
        <text:p text:style-name="P1"><text:span text:style-name="T76">X1 <text:s text:c="2"/>o <text:s/>o <text:s/>. <text:s text:c="5"/>+ <text:s/>. <text:s/>+ <text:s text:c="2"/>+ <text:s/>+ <text:s/>+ <text:s/>+ <text:s/>+ uru + <text:s/>+ zu <text:s/>šu-</text:span><text:span text:style-name="T69">ğ</text:span><text:span text:style-name="T76">u</text:span><text:span text:style-name="T62">10</text:span><text:span text:style-name="T76">-ta </text:span><text:span text:style-name="T33">≠</text:span><text:span text:style-name="T76">ì-ni/in</text:span><text:span text:style-name="T32"></text:span><text:span text:style-name="T76">-</text:span><text:span text:style-name="T69">ğ</text:span><text:span text:style-name="T76">ál</text:span></text:p>
        <text:p text:style-name="P1"><text:span text:style-name="T76">X4 <text:s text:c="2"/>+ <text:s/>+ <text:s/>+ <text:s text:c="5"/>+ <text:s/>+ <text:s/>+ <text:s text:c="2"/>+ <text:s/>+ <text:s/>+ <text:s/>+/ + uru + <text:s/>+ + <text:s text:c="2"/>šu</text:span><text:span text:style-name="T74">-</text:span><text:span text:style-name="T68">ğ</text:span><text:span text:style-name="T74">u</text:span><text:span text:style-name="T61">10</text:span><text:span text:style-name="T76">-ta ì-</text:span><text:span text:style-name="T69">ğ</text:span><text:span text:style-name="T76">ál</text:span></text:p>
        <text:p text:style-name="P9"/>
        <text:p text:style-name="P1"><text:span text:style-name="T76">29. uru </text:span><text:span text:style-name="T76">ì-si-in</text:span><text:span text:style-name="T50">ki</text:span><text:span text:style-name="T76"> <text:s/>ù <text:s text:c="3"/>nibru</text:span><text:span text:style-name="T50">ki</text:span><text:span text:style-name="T76"> <text:s text:c="4"/>en-nu-ù</text:span><text:span text:style-name="T69">ğ</text:span><text:span text:style-name="T76"> ak-dè <text:s text:c="13"/>ugu-</text:span><text:span text:style-name="T69">ğ</text:span><text:span text:style-name="T76">á hé-tuku</text:span></text:p>
        <text:p text:style-name="P1"><text:span text:style-name="T74">N3 <text:s/>+ <text:s text:c="2"/>+ <text:s/>+ <text:s/>+. <text:s/>. <text:s text:c="4"/>+ <text:s text:c="2"/>+ ke</text:span><text:span text:style-name="T32"></text:span><text:span text:style-name="T74">/ + <text:s/>+ <text:s/>+ <text:s text:c="2"/>+ <text:s/>. <text:s text:c="13"/>+ <text:s text:c="2"/>+ <text:s/>+ <text:s text:c="2"/>+</text:span></text:p>
        <text:p text:style-name="P1"><text:span text:style-name="T76">X1 <text:s/></text:span><text:span text:style-name="T76">- <text:s text:c="2"/>[nibru]</text:span><text:span text:style-name="T32"></text:span><text:span text:style-name="T76"> i-</text:span><text:span text:style-name="T33">≠</text:span><text:span text:style-name="T76">si</text:span><text:span text:style-name="T32"></text:span><text:span text:style-name="T76">-in</text:span><text:span text:style-name="T32"></text:span><text:span text:style-name="T76"> <text:s text:c="7"/>+ <text:s/>+ <text:s/>+ </text:span><text:span text:style-name="T37">≠</text:span><text:span text:style-name="T76">ha</text:span><text:span text:style-name="T36"></text:span><text:span text:style-name="T76">-[ra]-</text:span><text:span text:style-name="T37">≠</text:span><text:span text:style-name="T76">ab</text:span><text:span text:style-name="T36"></text:span><text:span text:style-name="T76">-ak-e <text:s text:c="2"/>- <text:s text:c="2"/>- <text:s/>- <text:s text:c="2"/>- <text:s text:c="2"/></text:span></text:p>
        <text:p text:style-name="P1"><text:soft-page-break/><text:span text:style-name="T76">X2 <text:s/>- <text:s text:c="2"/>+ <text:s/>+ <text:s/>.o <text:s text:c="2"/>- <text:s text:c="3"/>o <text:s text:c="2"/>. <text:s text:c="4"/>+ <text:s/>+ <text:s/>+ <text:s/>ha-ra-ab-</text:span><text:span text:style-name="T33">≠</text:span><text:span text:style-name="T76">ak</text:span><text:span text:style-name="T32"></text:span><text:span text:style-name="T76">-e <text:s text:c="4"/>o ­ <text:s/>+ <text:s/>+ <text:s text:c="3"/>+</text:span></text:p>
        <text:p text:style-name="P1"><text:span text:style-name="T76">X3 <text:s/>- <text:s text:c="2"/>+ <text:s/>+ <text:s/>++ <text:s text:c="2"/>- <text:s text:c="3"/>+ <text:s text:c="2"/>+ a <text:s text:c="2"/>+ <text:s/>+ <text:s/>+ <text:s/>ha-ra-ab-ak-e <text:s text:c="5"/>+ <text:s text:c="2"/>+ <text:s/>+ en +</text:span></text:p>
        <text:p text:style-name="P1"><text:span text:style-name="T76">X4 <text:s/>- <text:s text:c="2"/>+ <text:s/>+ <text:s/></text:span><text:span text:style-name="T74">++ <text:s text:c="2"/>- <text:s text:c="3"/>+ <text:s text:c="2"/>+ <text:s text:c="4"/>+ <text:s/>+ <text:s/>+ <text:s text:c="2"/>+ <text:s/>+ <text:s/>/ lugal-</text:span><text:span text:style-name="T68">ğ</text:span><text:span text:style-name="T74">u</text:span><text:span text:style-name="T61">10</text:span><text:span text:style-name="T74"> + <text:s text:c="2"/>+ <text:s/>e <text:s text:c="3"/>+</text:span></text:p>
        <text:p text:style-name="P8"/>
        <text:p text:style-name="P1"><text:span text:style-name="T74">30. <text:s/>lugal-</text:span><text:span text:style-name="T68">ğ</text:span><text:span text:style-name="T74">u</text:span><text:span text:style-name="T61">10</text:span><text:span text:style-name="T74"> hé-en-zu</text:span></text:p>
        <text:p text:style-name="P1"><text:span text:style-name="T74">N3 <text:s text:c="2"/>+ <text:s text:c="4"/>+ <text:s text:c="2"/>. <text:s/>. <text:s text:c="2"/>+</text:span></text:p>
        <text:p text:style-name="P1"><text:span text:style-name="T74">X1 <text:s text:c="2"/>#</text:span></text:p>
        <text:p text:style-name="P1"><text:span text:style-name="T74">X2 <text:s text:c="2"/>#</text:span></text:p>
        <text:p text:style-name="P1"><text:span text:style-name="T74">X3 <text:s text:c="2"/>#</text:span></text:p>
        <text:p text:style-name="P1"><text:span text:style-name="T74">X4 <text:s text:c="2"/>#</text:span></text:p>
        <text:p text:style-name="P8"/>
        <text:p text:style-name="P8">Part B</text:p>
        <text:p text:style-name="P8"/>
        <text:p text:style-name="P1"><text:span text:style-name="T74">31. <text:s/>lugal-</text:span><text:span text:style-name="T68">ğ</text:span><text:span text:style-name="T74">u</text:span><text:span text:style-name="T61">10</text:span><text:span text:style-name="T74"> ní nu-te ní nu-gíd-i šà-ba </text:span><text:span text:style-name="T68">ğ</text:span><text:span text:style-name="T74">á-e nu-te-BU</text:span></text:p>
        <text:p text:style-name="P1"><text:span text:style-name="T74">X1 <text:s text:c="2"/>[x x x]x ní[x]-la na-an-te </text:span><text:span text:style-name="T33">≠</text:span><text:span text:style-name="T74">šà</text:span><text:span text:style-name="T32"></text:span><text:span text:style-name="T74"> x x x </text:span><text:span text:style-name="T33">≠</text:span><text:span text:style-name="T74">bí</text:span><text:span text:style-name="T49">?</text:span><text:span text:style-name="T32"></text:span><text:span text:style-name="T74">-te</text:span></text:p>
        <text:p text:style-name="P1"><text:span text:style-name="T74">X2 <text:s text:c="2"/>+ <text:s text:c="5"/>+ <text:s/>+ <text:s/>+ <text:s/>. <text:s/>. <text:s/>. <text:s/>o <text:s text:c="2"/>o . <text:s/>+ <text:s/>+ <text:s/>. <text:s/>. <text:s/>. <text:s/>.</text:span></text:p>
        <text:p text:style-name="P1"><text:span text:style-name="T74">X3 <text:s text:c="2"/>+ <text:s text:c="5"/>. <text:s/>+ <text:s/>+ <text:s/>+ <text:s/>+ <text:s/>+ <text:s/>+ <text:s text:c="2"/>+ + <text:s/>+ <text:s/>+ <text:s/>+ <text:s/>+ <text:s/>. <text:s/>.</text:span></text:p>
        <text:p text:style-name="P8"/>
        <text:p text:style-name="P1"><text:span text:style-name="T74">32. <text:s/>din</text:span><text:span text:style-name="T68">ğ</text:span><text:span text:style-name="T74">ir-didli-bi šà hé-ni-íb-kí</text:span><text:span text:style-name="T68">ğ</text:span><text:span text:style-name="T74">-kí</text:span><text:span text:style-name="T68">ğ</text:span><text:span text:style-name="T74">-e ki-bi hé-kí</text:span><text:span text:style-name="T68">ğ</text:span><text:span text:style-name="T74">-kí</text:span><text:span text:style-name="T68">ğ</text:span></text:p>
        <text:p text:style-name="P1"><text:span text:style-name="T74">X1 <text:s text:c="2"/>x x-zu x-bi hé-íl-íl-i </text:span><text:span text:style-name="T33">≠</text:span><text:span text:style-name="T74">ki</text:span><text:span text:style-name="T49">?</text:span><text:span text:style-name="T32"></text:span><text:span text:style-name="T74">-ba mu-e-</text:span><text:span text:style-name="T33">≠</text:span><text:span text:style-name="T74">kí</text:span><text:span text:style-name="T68">ğ</text:span><text:span text:style-name="T49">?</text:span><text:span text:style-name="T74">-kí</text:span><text:span text:style-name="T68">ğ</text:span><text:span text:style-name="T49">?</text:span><text:span text:style-name="T32"></text:span></text:p>
        <text:p text:style-name="P1"><text:span text:style-name="T74">X2 <text:s text:c="2"/>+ <text:s text:c="7"/>+ <text:s text:c="2"/>+ <text:s/>. <text:s/>. <text:s/>. <text:s/>. <text:s/>o <text:s/>o <text:s text:c="2"/>x <text:s/>. <text:s/>+ <text:s/>. <text:s text:c="2"/>. <text:s text:c="2"/>+</text:span></text:p>
        <text:p text:style-name="P8">X3 <text:s text:c="2"/>. <text:s text:c="7"/>+ <text:s text:c="2"/>. <text:s/>. <text:s/>. <text:s/>+ <text:s/>. <text:s/>+ <text:s/>+ <text:s text:c="2"/>+ <text:s/>+ <text:s/>+ <text:s/>+ <text:s text:c="2"/>+ <text:s text:c="2"/>.</text:p>
        <text:p text:style-name="P8"/>
        <text:p text:style-name="P1"><text:span text:style-name="T74">33. <text:s/>ù</text:span><text:span text:style-name="T68">ğ</text:span><text:span text:style-name="T74"> da</text:span><text:span text:style-name="T68">ğ</text:span><text:span text:style-name="T74">al-bi nam-lú-ùlu-bi mah</text:span></text:p>
        <text:p text:style-name="P1"><text:span text:style-name="T76">X1 <text:s text:c="2"/>[x h]ul-la </text:span><text:span text:style-name="T33">≠</text:span><text:span text:style-name="T76">nam-lú-ùlu</text:span><text:span text:style-name="T32"></text:span><text:span text:style-name="T76">-ba mah-</text:span><text:span text:style-name="T33">≠</text:span><text:span text:style-name="T76">àm</text:span><text:span text:style-name="T32"></text:span><text:span text:style-name="Footnote_20_Symbol"><text:span text:style-name="T74"><text:note text:id="ftn22" text:note-class="footnote"><text:note-citation>22</text:note-citation><text:note-body><text:p text:style-name="Footnote"><text:s/>Preceded by era<text:span text:style-name="T1">sed </text:span><text:span text:style-name="T31">a</text:span><text:span text:style-name="T1">.</text:span></text:p></text:note-body></text:note></text:span></text:span></text:p>
        <text:p text:style-name="P1"><text:span text:style-name="T74">X2 <text:s text:c="2"/>+ <text:s text:c="3"/>+ <text:s text:c="2"/>+ <text:s/>. <text:s text:c="2"/>. <text:s text:c="2"/>. <text:s/>+ <text:s text:c="2"/>+ </text:span></text:p>
        <text:p text:style-name="P8">X3 <text:s text:c="2"/>. <text:s text:c="3"/>. <text:s text:c="2"/>+ <text:s/>+ <text:s text:c="2"/>+ <text:s text:c="2"/>+ <text:s/>. <text:s text:c="2"/>.</text:p>
        <text:p text:style-name="P8"/>
        <text:p text:style-name="P8">34. <text:s/>hé-silim-meš numun zi-da hé-en-gal-le-eš</text:p>
        <text:p text:style-name="P1"><text:span text:style-name="T74">X1 <text:s text:c="2"/>[ <text:s text:c="2"/>]x a-</text:span><text:span text:style-name="T33">≠</text:span><text:span text:style-name="T74">ri</text:span><text:span text:style-name="T32"></text:span><text:span text:style-name="T74"> numun zi-bi </text:span><text:span text:style-name="T33">≠</text:span><text:span text:style-name="T74">hé</text:span><text:span text:style-name="T32"></text:span><text:span text:style-name="T74">-i-i</text:span></text:p>
        <text:p text:style-name="P1"><text:span text:style-name="T74">X2 <text:s text:c="2"/>+ <text:s text:c="3"/>+ <text:s text:c="2"/>+ <text:s text:c="3"/>. <text:s text:c="3"/>. <text:s/>o <text:s/>o <text:s/>o <text:s text:c="2"/>. <text:s text:c="2"/>+ <text:s/>+ </text:span></text:p>
        <text:p text:style-name="P8">X3 <text:s text:c="2"/>+ <text:s text:c="3"/>+ <text:s text:c="2"/>. <text:s text:c="3"/>. <text:s text:c="3"/>+ <text:s/>+ <text:s/>+ <text:s/>+ <text:s text:c="2"/>. <text:s text:c="2"/>. <text:s/>.</text:p>
        <text:p text:style-name="P8"/>
        <text:p text:style-name="P1"><text:span text:style-name="T74">35. <text:s text:c="4"/></text:span><text:span text:style-name="T76">uri</text:span><text:span text:style-name="T62">5</text:span><text:span text:style-name="T50">ki</text:span><text:span text:style-name="T76"> uru kù-zu an-ki-da mú-a </text:span></text:p>
        <text:p text:style-name="P1"><text:span text:style-name="T74">X1 <text:s text:c="5"/>[ <text:s text:c="3"/>]nam + <text:s/>+</text:span><text:span text:style-name="Footnote_20_Symbol"><text:span text:style-name="T74"><text:note text:id="ftn23" text:note-class="footnote"><text:note-citation>23</text:note-citation><text:note-body><text:p text:style-name="Footnote"><text:span text:style-name="T1"><text:s/>Written </text:span><text:span text:style-name="T16">su</text:span><text:span text:style-name="T1">.</text:span></text:p></text:note-body></text:note></text:span></text:span><text:span text:style-name="T74"> + <text:s/>. <text:s/>. <text:s/>. <text:s/>.</text:span></text:p>
        <text:p text:style-name="P1"><text:soft-page-break/><text:span text:style-name="T74">X2 </text:span><text:span text:style-name="T33">≠</text:span><text:span text:style-name="T74">uru</text:span><text:span text:style-name="T32"></text:span><text:span text:style-name="T74"> + <text:s/>. <text:s/>. <text:s text:c="2"/>o <text:s/>o <text:s/>o <text:s/>o <text:s/>. <text:s/>. <text:s/>+</text:span></text:p>
        <text:p text:style-name="P1"><text:span text:style-name="T74">X3 <text:s text:c="5"/>+ <text:s/>+ <text:s/>. <text:s text:c="2"/>. <text:s/>+ <text:s/>+ <text:s/>+ <text:s/>. <text:s/>. <text:s/>+</text:span></text:p>
        <text:p text:style-name="P8"/>
        <text:p text:style-name="P1"><text:span text:style-name="T74">36. <text:s/>nun gal išib-e dù-a-bi sa</text:span><text:span text:style-name="T68">ğ</text:span><text:span text:style-name="T74">-ki-bi kal-la</text:span></text:p>
        <text:p text:style-name="P1"><text:span text:style-name="T74">X1 <text:s text:c="2"/>o <text:s text:c="3"/>o <text:s text:c="2"/>o <text:s text:c="2"/>o <text:s/>o . + <text:s text:c="2"/>+ <text:s/>. <text:s/>+ <text:s text:c="2"/>. <text:s text:c="2"/>+</text:span></text:p>
        <text:p text:style-name="P1"><text:span text:style-name="T74">X2 <text:s text:c="2"/>x <text:s text:c="3"/>+ <text:s text:c="2"/>+ <text:s text:c="2"/>+ <text:s/>. o o <text:s text:c="2"/>o <text:s/>o <text:s/>. <text:s text:c="2"/>+ <text:s text:c="2"/>+</text:span></text:p>
        <text:p text:style-name="P1"><text:span text:style-name="T74">X3 <text:s text:c="2"/>+ <text:s text:c="3"/>+ <text:s text:c="2"/>+ <text:s text:c="2"/>+ <text:s/>+ o o <text:s text:c="2"/>+ <text:s/>+ <text:s/>+ <text:s text:c="2"/>. <text:s text:c="2"/>.</text:span></text:p>
        <text:p text:style-name="P8"/>
        <text:p text:style-name="P1"><text:span text:style-name="T74">37. <text:s/>me šúm-mu ús </text:span><text:span text:style-name="T68">ğ</text:span><text:span text:style-name="T74">iš-hur ge-en-ge-né kur sig igi-nim-ma</text:span></text:p>
        <text:p text:style-name="P1"><text:span text:style-name="T74">X1 <text:s text:c="2"/>o <text:s text:c="2"/>o <text:s/>o <text:s/>o <text:s/>. <text:s text:c="2"/>+ <text:s text:c="2"/>+ <text:s/>+ <text:s/>+ </text:span><text:span text:style-name="T33">≠</text:span><text:span text:style-name="T74">en</text:span><text:span text:style-name="T32"></text:span><text:span text:style-name="T74"> <text:s/>+ <text:s text:c="2"/>+ <text:s text:c="2"/>+ <text:s text:c="2"/>+ <text:s text:c="2"/>+</text:span></text:p>
        <text:p text:style-name="P1"><text:span text:style-name="T74">X2 <text:s text:c="2"/>o <text:s text:c="2"/>. <text:s/>. <text:s/>. <text:s/>. <text:s text:c="2"/>o <text:s text:c="2"/>o <text:s/>o <text:s/>o <text:s/>o <text:s text:c="2"/>o <text:s text:c="2"/>. <text:s text:c="2"/>. <text:s text:c="2"/>. <text:s text:c="2"/>.</text:span></text:p>
        <text:p text:style-name="P1"><text:span text:style-name="T74">X3 <text:s text:c="2"/>+ <text:s text:c="2"/>+ <text:s/>+ <text:s/>+ <text:s/>+ <text:s text:c="2"/>. <text:s text:c="2"/>. <text:s/>+ <text:s/>+ <text:s/>+ <text:s text:c="2"/>- <text:s text:c="2"/>+ <text:s text:c="2"/>+ <text:s text:c="2"/>+ <text:s text:c="2"/>. <text:s/></text:span></text:p>
        <text:p text:style-name="P8"/>
        <text:p text:style-name="P1"><text:span text:style-name="T74">38. <text:s/>šu-ta hé-kar-re inim-bi hé-éb-bé</text:span></text:p>
        <text:p text:style-name="P1"><text:span text:style-name="T74">X1 <text:s text:c="2"/>#</text:span></text:p>
        <text:p text:style-name="P1"><text:span text:style-name="T74">X2 <text:s text:c="2"/>o <text:s/>x <text:s/>+ <text:s text:c="2"/>. <text:s/>o <text:s text:c="2"/>o <text:s text:c="2"/>o <text:s/>+ <text:s/>+ <text:s/>+</text:span></text:p>
        <text:p text:style-name="P1"><text:span text:style-name="T74">X3 <text:s text:c="2"/>+ <text:s/>+ <text:s/>+ <text:s text:c="2"/>+ <text:s/>+ <text:s text:c="2"/>. <text:s text:c="2"/>. <text:s/>+ <text:s/>. <text:s/>+</text:span></text:p>
        <text:p text:style-name="P8"/>
        <text:p text:style-name="P1"><text:span text:style-name="T74">39. <text:s/>é-kiš-nu-</text:span><text:span text:style-name="T68">ğ</text:span><text:span text:style-name="T74">ál èš an-ki šú-šú sukud-rá nu-tuk-a</text:span></text:p>
        <text:p text:style-name="P1"><text:span text:style-name="T76">X1 <text:s/></text:span><text:span text:style-name="T76"><text:s/>[x] x [...] </text:span><text:span text:style-name="T37">≠</text:span><text:span text:style-name="T76">uri</text:span><text:span text:style-name="T32"></text:span><text:span text:style-name="T76"> </text:span><text:span text:style-name="T33">≠</text:span><text:span text:style-name="T76">an</text:span><text:span text:style-name="T32"></text:span><text:span text:style-name="T76">-šà-a-ga sukud-ra nu-tuk-a</text:span></text:p>
        <text:p text:style-name="P1"><text:span text:style-name="T76">X2 <text:s/></text:span><text:span text:style-name="T76"><text:s/>o o <text:s text:c="2"/>o <text:s/>o <text:s text:c="2"/>o <text:s/>o <text:s/>o <text:s/>o <text:s/>o <text:s text:c="2"/>o <text:s text:c="3"/>x <text:s text:c="2"/>+ <text:s/>+ <text:s/>. </text:span></text:p>
        <text:p text:style-name="P1"><text:span text:style-name="T74">X3 <text:s text:c="2"/>+ + <text:s text:c="2"/>+ <text:s/>+ <text:s text:c="2"/>+ <text:s/>+ <text:s/>+ <text:s/>+ <text:s/>+ <text:s text:c="2"/>x <text:s text:c="3"/>o <text:s text:c="2"/>. <text:s/>. <text:s/>o</text:span></text:p>
        <text:p text:style-name="P8"/>
        <text:p text:style-name="P1"><text:span text:style-name="T74">40. <text:s/>elam</text:span><text:span text:style-name="T49">ki </text:span><text:span text:style-name="T74">ur idim lú ní</text:span><text:span text:style-name="T68">ğ</text:span><text:span text:style-name="T74">-ha-lam-ma-ke</text:span><text:span text:style-name="T61">4</text:span></text:p>
        <text:p text:style-name="P1"><text:span text:style-name="T74">X1 <text:s text:c="2"/>o <text:s text:c="2"/>o <text:s/>. <text:s text:c="2"/>+ <text:s/>. <text:s/>. <text:s text:c="2"/>+ <text:s/>la <text:s/>. <text:s/>+</text:span><text:span text:style-name="Footnote_20_Symbol"><text:span text:style-name="T74"><text:note text:id="ftn24" text:note-class="footnote"><text:note-citation>24</text:note-citation><text:note-body><text:p text:style-name="Footnote"><text:s/>The space at the beginning of the line, including a fragment of a sign, suggest that there may have been more here than in X3.</text:p></text:note-body></text:note></text:span></text:span></text:p>
        <text:p text:style-name="P1"><text:span text:style-name="T74">X2 <text:s text:c="2"/>o <text:s text:c="2"/>o <text:s/>o <text:s text:c="2"/>o <text:s/>o <text:s/>o <text:s text:c="2"/>o <text:s/>. <text:s text:c="2"/>+ <text:s/>+</text:span></text:p>
        <text:p text:style-name="P1"><text:span text:style-name="T74">X3 <text:s text:c="2"/>+ <text:s text:c="2"/>+ <text:s/>+ <text:s text:c="2"/>+ <text:s/>+ <text:s/>+ <text:s text:c="2"/>+ <text:s/>+ <text:s text:c="2"/>+ <text:s/>. </text:span></text:p>
        <text:p text:style-name="P8"/>
        <text:p text:style-name="P1"><text:span text:style-name="T74">41. <text:s/>šu pe-el nu-ma-ak-e </text:span><text:span text:style-name="T49">d</text:span><text:span text:style-name="T74">lama-bi nu-si-il</text:span></text:p>
        <text:p text:style-name="P1"><text:span text:style-name="T74">X1 <text:s text:c="2"/>o <text:s/>o <text:s/>x <text:s/>o <text:s/>o <text:s/>. <text:s/>. ++ <text:s text:c="3"/>+ <text:s/>x</text:span><text:span text:style-name="T49">?</text:span><text:span text:style-name="T74"> </text:span><text:span text:style-name="T33">≠</text:span><text:span text:style-name="T74">sag</text:span><text:span text:style-name="T49">?</text:span><text:span text:style-name="T74">-kal</text:span><text:span text:style-name="T49">?</text:span><text:span text:style-name="T32"></text:span></text:p>
        <text:p text:style-name="P1"><text:span text:style-name="T74">X2 <text:s text:c="2"/>o <text:s/>o <text:s/>o <text:s/>o <text:s/>o <text:s/>o <text:s/>o ++ <text:s text:c="3"/>. <text:s/>+ <text:s/>+ <text:s/>. <text:s/>:</text:span></text:p>
        <text:p text:style-name="P1"><text:span text:style-name="T74">X3 <text:s text:c="2"/>+ <text:s/>+ <text:s/>+ <text:s/>+ <text:s/>+ <text:s/>+ <text:s/>+ ++ <text:s text:c="3"/>+ <text:s/>+ <text:s/>. <text:s/>.</text:span><text:span text:style-name="T49">?</text:span></text:p>
        <text:p text:style-name="P8"/>
        <text:p text:style-name="P1"><text:span text:style-name="T74">42. <text:s/>lugal-</text:span><text:span text:style-name="T68">ğ</text:span><text:span text:style-name="T74">u</text:span><text:span text:style-name="T61">10</text:span><text:span text:style-name="T74"> gù-šúm-šúm gal-gal dùb-tuku mu-x-x-a</text:span></text:p>
        <text:p text:style-name="P1"><text:span text:style-name="T74">X1 <text:s text:c="2"/>#</text:span></text:p>
        <text:p text:style-name="P1"><text:soft-page-break/><text:span text:style-name="T74">X2 <text:s text:c="2"/>o <text:s text:c="4"/>o <text:s text:c="2"/>o <text:s/>o <text:s text:c="3"/>o <text:s/>o <text:s text:c="2"/>o <text:s text:c="2"/>o <text:s text:c="3"/>x <text:s text:c="2"/>+ x <text:s/>x</text:span></text:p>
        <text:p text:style-name="P1"><text:span text:style-name="T74">X3 <text:s text:c="2"/>+ <text:s text:c="4"/>+ <text:s text:c="2"/>+ <text:s/>+ <text:s text:c="3"/>+ <text:s/>+ <text:s text:c="2"/>+ <text:s text:c="2"/>+ <text:s text:c="3"/>+ <text:s text:c="2"/>+ x <text:s/>x +</text:span></text:p>
        <text:p text:style-name="P8"/>
        <text:p text:style-name="P1"><text:span text:style-name="T76">43. <text:s/></text:span><text:span text:style-name="T50">I</text:span><text:span text:style-name="T76">i-bi-</text:span><text:span text:style-name="T50">d</text:span><text:span text:style-name="T76">en.zu šà-ta è-a-ni <text:s text:c="4"/>di</text:span><text:span text:style-name="T69">ğ</text:span><text:span text:style-name="T76">ir ki-á</text:span><text:span text:style-name="T69">ğ</text:span><text:span text:style-name="T76">-meš</text:span></text:p>
        <text:p text:style-name="P1"><text:span text:style-name="T76">X1 <text:s text:c="2"/>oo o <text:s/>o. . <text:s/>. <text:s/>+ <text:s/>+ + <text:s/>+ <text:s text:c="5"/>+ <text:s text:c="4"/>. <text:s/>o <text:s/></text:span><text:span text:style-name="T33">≠</text:span><text:span text:style-name="T76">e</text:span><text:span text:style-name="T50">?</text:span><text:span text:style-name="T32"></text:span><text:span text:style-name="T76"> </text:span></text:p>
        <text:p text:style-name="P1"><text:span text:style-name="T76">X2 <text:s text:c="2"/>oo o <text:s/>oo o <text:s/>o <text:s/>. <text:s/>. . <text:s/>. <text:s text:c="5"/>. <text:s text:c="4"/>. <text:s/>. <text:s text:c="2"/>+</text:span></text:p>
        <text:p text:style-name="P1"><text:span text:style-name="T76">X3 <text:s text:c="2"/>++ + <text:s/>++ + <text:s/>- <text:s/>- <text:s/>+ + <text:s/>- <text:s text:c="5"/>+ <text:s text:c="4"/>+ <text:s/>. <text:s text:c="2"/>.</text:span></text:p>
        <text:p text:style-name="P9"/>
        <text:p text:style-name="P1"><text:span text:style-name="T74">44. <text:s/>an </text:span><text:span text:style-name="T49">d</text:span><text:span text:style-name="T74">en-líl <text:s/></text:span><text:span text:style-name="T49">d</text:span><text:span text:style-name="T74">en-ki igi zi <text:s/>hu-mu-un-ši-bar-re-e-ne</text:span></text:p>
        <text:p text:style-name="P1"><text:span text:style-name="T74">X1 <text:s text:c="2"/>. <text:s/>oo <text:s/>o <text:s text:c="3"/>o. <text:s/>+ <text:s text:c="2"/>+ <text:s/>. <text:s text:c="2"/>. <text:s/>+ <text:s/>- + <text:s/>+ <text:s text:c="2"/>. <text:s/>o <text:s/>o</text:span></text:p>
        <text:p text:style-name="P1"><text:span text:style-name="T74">X2 <text:s text:c="2"/>o <text:s/>oo <text:s/>o <text:s text:c="3"/>oo <text:s/>. <text:s text:c="2"/>+ <text:s/>. x + <text:s/>. <text:s/>+ . <text:s/>. <text:s text:c="2"/>o <text:s/>o <text:s/>o</text:span></text:p>
        <text:p text:style-name="P8">X3 <text:s text:c="2"/>+ <text:s/>++ <text:s/>+ <text:s text:c="3"/>++ <text:s/>+ <text:s text:c="2"/>+ <text:s/>+ <text:s text:c="2"/>+ <text:s/>+ <text:s/>+ + <text:s/>+ <text:s text:c="2"/>+ <text:s/>+ <text:s/>+</text:p>
        <text:p text:style-name="P8"/>
        <text:p text:style-name="P1"><text:span text:style-name="T74">45. <text:s/>[...] x x x x x x hé-en-</text:span><text:span text:style-name="T68">ğ</text:span><text:span text:style-name="T74">ar igi-bi hé-éb-gi</text:span></text:p>
        <text:p text:style-name="P30"><text:span text:style-name="T78">X1 <text:s text:c="2"/>[...] x hé-</text:span><text:span text:style-name="T28">≠</text:span><text:span text:style-name="T78">mu-un-gi</text:span><text:span text:style-name="T52">?</text:span><text:span text:style-name="T78"> hé</text:span><text:span text:style-name="T1"></text:span><text:span text:style-name="T78">-[...] </text:span><text:span text:style-name="T28">≠</text:span><text:span text:style-name="T78">hé</text:span><text:span text:style-name="T1"></text:span><text:span text:style-name="T78">-em-d[ug</text:span><text:span text:style-name="T63">4</text:span><text:span text:style-name="T52">?</text:span><text:span text:style-name="T78">]</text:span></text:p>
        <text:p text:style-name="P1"><text:span text:style-name="T74">X2 <text:s text:c="2"/>[...] + + + + + + + <text:s/>+ <text:s/>+ <text:s text:c="2"/>+ <text:s text:c="2"/>+ <text:s/>.</text:span><text:span text:style-name="T33">≠</text:span><text:span text:style-name="T74">eb</text:span><text:span text:style-name="T49">?</text:span><text:span text:style-name="T32"></text:span><text:span text:style-name="T74"> + </text:span></text:p>
        <text:p text:style-name="P1"><text:span text:style-name="T74">X3 <text:s text:c="3"/>o <text:s text:c="3"/>o o o o o o . <text:s/>+ <text:s/>. <text:s text:c="2"/>o <text:s text:c="2"/>o <text:s/>. <text:s/>. <text:s/>.</text:span></text:p>
        <text:p text:style-name="P8"/>
        <text:p text:style-name="P1"><text:span text:style-name="T74">46. <text:s/></text:span><text:span text:style-name="T70">ğ</text:span><text:span text:style-name="T49">iš</text:span><text:span text:style-name="T74">ig abul uri</text:span><text:span text:style-name="T61">5</text:span><text:span text:style-name="T49">ki</text:span><text:span text:style-name="T74">-ma </text:span><text:span text:style-name="T68">ğ</text:span><text:span text:style-name="T74">ál-tak</text:span><text:span text:style-name="T61">4</text:span><text:span text:style-name="T74">-tak</text:span><text:span text:style-name="T61">4</text:span><text:span text:style-name="T74">-da-a-a</text:span></text:p>
        <text:p text:style-name="P1"><text:span text:style-name="T74">X1 <text:s text:c="2"/>#</text:span></text:p>
        <text:p text:style-name="P30"><text:span text:style-name="T78">X2 <text:s text:c="2"/>o . <text:s/>+ <text:s text:c="3"/>+ <text:s text:c="2"/>+ <text:s/>+ <text:s/>+ <text:s/>+ <text:s text:c="3"/>+ <text:s text:c="2"/>+ <text:s/>+ +</text:span></text:p>
        <text:p text:style-name="P8">X3 <text:s text:c="2"/>o o <text:s/>o <text:s text:c="3"/>. <text:s text:c="2"/>+ <text:s/>- <text:s/>+ <text:s/>+ <text:s text:c="3"/>+ <text:s text:c="2"/>+ <text:s/>+ .</text:p>
        <text:p text:style-name="P8"/>
        <text:p text:style-name="P1"><text:span text:style-name="T74">47. <text:s/>(x) x i-ni-ib-bé a-ba-àm lugal-</text:span><text:span text:style-name="T68">ğ</text:span><text:span text:style-name="T74">u</text:span><text:span text:style-name="T61">10</text:span><text:span text:style-name="T74"> e-še</text:span></text:p>
        <text:p text:style-name="P1"><text:span text:style-name="T74">X1 <text:s text:c="2"/>#</text:span></text:p>
        <text:p text:style-name="P1"><text:span text:style-name="T74">X2 <text:s text:c="2"/>o <text:s text:c="2"/>+ + + <text:s/>+ <text:s/>+ <text:s/>+ + <text:s/>+ <text:s text:c="2"/>+ <text:s text:c="3"/>+ <text:s text:c="2"/>+ <text:s/>.</text:span></text:p>
        <text:p text:style-name="P1"><text:span text:style-name="T74">X3 <text:s text:c="2"/>o <text:s text:c="2"/>o o o <text:s/>o <text:s/>o <text:s/>o o <text:s/>. <text:s text:c="2"/>+ <text:s text:c="3"/>+ <text:s text:c="2"/>+ <text:s/>+</text:span></text:p>
        <text:p text:style-name="P8"/>
        <text:p text:style-name="P1"><text:span text:style-name="T74">48. <text:s/>lugal </text:span><text:span text:style-name="T49">d</text:span><text:span text:style-name="T74">en-líl-le gaba-ri nu-tuku-me-en</text:span></text:p>
        <text:p text:style-name="P1"><text:span text:style-name="T74">X1 <text:s text:c="2"/>#</text:span></text:p>
        <text:p text:style-name="P1"><text:span text:style-name="T74">X2 <text:s text:c="2"/>. <text:s text:c="4"/>++ <text:s/>. <text:s text:c="2"/>. <text:s/>. <text:s text:c="3"/>. <text:s/>+ <text:s/>. <text:s text:c="3"/>o <text:s text:c="2"/>o</text:span></text:p>
        <text:p text:style-name="P1"><text:span text:style-name="T74">X3 <text:s text:c="2"/>o <text:s text:c="4"/>oo <text:s/>. <text:s text:c="2"/>- <text:s/>. <text:s text:c="3"/>+ <text:s/>+ <text:s/>+ <text:s text:c="3"/>+ <text:s text:c="2"/>.</text:span></text:p>
        <text:p text:style-name="P8"/>
        <text:p text:style-name="P8">49. <text:s/>x nu x x x x šà-zu na-an-gig-ge</text:p>
        <text:p text:style-name="P8">X1 <text:s text:c="2"/>#</text:p>
        <text:p text:style-name="P8">X2 <text:s text:c="2"/>x + <text:s/>x x x x + <text:s/>+ <text:s/>+ <text:s/>+ <text:s/>. <text:s text:c="2"/>. </text:p>
        <text:p text:style-name="P1"><text:span text:style-name="T76">X3 <text:s text:c="2"/>o o <text:s/>o </text:span><text:span text:style-name="T76">o o o + <text:s/>+ <text:s/>+ <text:s/>+ <text:s/>+ <text:s text:c="2"/>x </text:span><text:span text:style-name="T33">≠</text:span><text:span text:style-name="T76">en</text:span><text:span text:style-name="T50">?</text:span><text:span text:style-name="T32"></text:span></text:p>
        <text:p text:style-name="P14"/>
        <text:p text:style-name="P8">50. <text:s/>x šu mu-un-gi suhuš-bi mu-ri-in-ge-en</text:p>
        <text:p text:style-name="P1"><text:span text:style-name="T74">X1 <text:s text:c="2"/>#</text:span></text:p>
        <text:p text:style-name="P8">X2 <text:s text:c="2"/>x . <text:s/>+ <text:s/>. <text:s/>+ <text:s text:c="2"/>+ <text:s text:c="3"/>+ <text:s text:c="2"/>+ <text:s/>+ <text:s/>+ <text:s/>+ <text:s/>+</text:p>
        <text:p text:style-name="P8">X3 <text:s text:c="2"/>o o <text:s/>o <text:s/>o <text:s/>. <text:s text:c="2"/>+ <text:s text:c="3"/>+ <text:s text:c="2"/>+ <text:s/>+ <text:s/>. <text:s/>. <text:s/>o</text:p>
        <text:p text:style-name="P8"/>
        <text:p text:style-name="P1"><text:span text:style-name="T74">51. <text:s/>[x]x šu</text:span><text:span text:style-name="T49">?</text:span><text:span text:style-name="T74"> nu-du</text:span><text:span text:style-name="T61">7</text:span><text:span text:style-name="T74">-a šà-zu hé-en-du</text:span><text:span text:style-name="T61">10</text:span><text:span text:style-name="T74">-ge</text:span></text:p>
        <text:p text:style-name="P1"><text:span text:style-name="T74">X1 <text:s text:c="2"/>#</text:span></text:p>
        <text:p text:style-name="P1"><text:span text:style-name="T74">X2 <text:s text:c="2"/>[x]x + <text:s/>+ <text:s/>+ <text:s/>+ <text:s/>+ <text:s/>x <text:s/>. <text:s/>+ <text:s/>+ <text:s text:c="3"/>+</text:span></text:p>
        <text:p text:style-name="P1"><text:span text:style-name="T74">X3 <text:s text:c="2"/>[ <text:s/>] x <text:s/>. <text:s/>o <text:s/>. <text:s/>+ <text:s/>+ <text:s/>+ <text:s/>. <text:s/>+ <text:s text:c="3"/>+</text:span></text:p>
        <text:p text:style-name="P8"/>
        <text:p text:style-name="P1"><text:span text:style-name="T74">52. <text:s/>en-na lugal-</text:span><text:span text:style-name="T68">ğ</text:span><text:span text:style-name="T74">u</text:span><text:span text:style-name="T61">10</text:span><text:span text:style-name="T74"> al-ti-la nam-lugal uri</text:span><text:span text:style-name="T61">5</text:span><text:span text:style-name="T49">ki</text:span><text:span text:style-name="T74"> mu-un-ak-e</text:span></text:p>
        <text:p text:style-name="P1"><text:span text:style-name="T74">X1 <text:s text:c="2"/>o <text:s/>o <text:s/>o <text:s text:c="4"/>o <text:s text:c="2"/>o <text:s/>o <text:s/>. <text:s/>. <text:s text:c="2"/>. <text:s text:c="4"/>. <text:s text:c="2"/>o o <text:s/>o <text:s/>+ x x</text:span></text:p>
        <text:p text:style-name="P1"><text:span text:style-name="T74">X2 <text:s text:c="2"/>o <text:s/>. <text:s/>+ <text:s text:c="4"/>+ <text:s text:c="2"/>+ <text:s/>+ <text:s/>+ <text:s/>. <text:s text:c="2"/>. <text:s text:c="4"/>. <text:s text:c="2"/>+ + <text:s/>+ <text:s/>+ <text:s/>+</text:span></text:p>
        <text:p text:style-name="P1"><text:span text:style-name="T74">X3 <text:s text:c="2"/>. <text:s/>. <text:s/>. <text:s text:c="4"/>+ <text:s text:c="2"/>+ <text:s/>. <text:s/>.a . <text:s text:c="2"/>+ <text:s text:c="4"/>. <text:s text:c="2"/>+ + <text:s/>+ <text:s/>+ <text:s/>+</text:span></text:p>
        <text:p text:style-name="P8"/>
        <text:p text:style-name="P1"><text:span text:style-name="T74">53. <text:s/>ní</text:span><text:span text:style-name="T68">ğ</text:span><text:span text:style-name="T74">-na-me lugal-</text:span><text:span text:style-name="T68">ğ</text:span><text:span text:style-name="T74">u</text:span><text:span text:style-name="T61">10</text:span><text:span text:style-name="T74"> kí</text:span><text:span text:style-name="T68">ğ</text:span><text:span text:style-name="T74"> mu-na-ni-íb-gi</text:span><text:span text:style-name="T32"></text:span></text:p>
        <text:p text:style-name="P1"><text:span text:style-name="T74">X1 <text:s text:c="2"/>#</text:span></text:p>
        <text:p text:style-name="P1"><text:span text:style-name="T74">X2 <text:s text:c="2"/>o <text:s text:c="2"/>. <text:s/>+ <text:s text:c="2"/>+ <text:s text:c="3"/>+ <text:s text:c="2"/>+ <text:s text:c="2"/>+ <text:s/>+ <text:s/>+ <text:s/>+ <text:s/>+</text:span></text:p>
        <text:p text:style-name="P1"><text:span text:style-name="T74">X3 <text:s text:c="2"/>+ <text:s text:c="2"/>+ <text:s/>+ <text:s text:c="2"/>. <text:s text:c="3"/>. <text:s text:c="2"/>. <text:s text:c="2"/>. <text:s/>. <text:s/>+ <text:s/>+ <text:s/>+</text:span></text:p>
        <text:p text:style-name="P8"/>
        <text:p text:style-name="P8">54. <text:s/>a-ma-ru-kam nam-ba-e-šub-dè-en-zé-en</text:p>
        <text:p text:style-name="P1"><text:span text:style-name="T74">X1 <text:s text:c="2"/>#</text:span></text:p>
        <text:p text:style-name="P1"><text:span text:style-name="T74">X2 <text:s text:c="2"/>o <text:s/>+ + <text:s/>+ <text:s text:c="2"/>+ <text:s text:c="2"/>+ <text:s/>+ + <text:s text:c="2"/>+ <text:s/>+ <text:s/>+ <text:s/>+</text:span></text:p>
        <text:p text:style-name="P8">X3 <text:s text:c="2"/>+ <text:s/>+ + <text:s/>+ <text:s text:c="2"/>+ <text:s text:c="2"/>. <text:s/>+ . <text:s text:c="2"/>. <text:s/>. <text:s/>. <text:s/>.</text:p>
        <text:p text:style-name="P8"/>
        <text:p text:style-name="P1"><text:span text:style-name="T74">55. <text:s/>igi </text:span><text:span text:style-name="T49">d</text:span><text:span text:style-name="T74">utu-kam ka-</text:span><text:span text:style-name="T68">ğ</text:span><text:span text:style-name="T74">u</text:span><text:span text:style-name="T61">10</text:span><text:span text:style-name="T74"> nu-bal-e</text:span></text:p>
        <text:p text:style-name="P1"><text:span text:style-name="T76">X1 </text:span><text:span text:style-name="T76"><text:s text:c="2"/>[igi </text:span><text:span text:style-name="T50">d</text:span><text:span text:style-name="T76">utu-kam ka</text:span><text:span text:style-name="T74">-</text:span><text:span text:style-name="T68">ğ</text:span><text:span text:style-name="T74">u</text:span><text:span text:style-name="T61">10</text:span><text:span text:style-name="T76"> nu-ba]l-e </text:span><text:span text:style-name="T33">≠</text:span><text:span text:style-name="T76">lugal</text:span><text:span text:style-name="T32"></text:span><text:span text:style-name="T76">-e hé-en-</text:span><text:span text:style-name="T33">≠</text:span><text:span text:style-name="T76">zu</text:span><text:span text:style-name="T32"></text:span><text:span text:style-name="T76"> </text:span></text:p>
        <text:p text:style-name="P1"><text:span text:style-name="T74">X2 <text:s text:c="2"/>. <text:s text:c="2"/>++ <text:s text:c="2"/>+ <text:s text:c="2"/>+ <text:s text:c="2"/>+ <text:s/>+ <text:s/>+ <text:s/>+</text:span></text:p>
        <text:p text:style-name="P1"><text:span text:style-name="T74">X3 <text:s text:c="2"/>. <text:s text:c="2"/>.+ <text:s text:c="2"/>. <text:s text:c="2"/>+ <text:s text:c="2"/>+ <text:s/>+ <text:s/>+ <text:s/>.</text:span></text:p>
        <text:p text:style-name="P7"/>
        <text:p text:style-name="P3">Colophon M (X4)</text:p>
        <text:p text:style-name="P2">Colophon N (X5)</text:p>
        <text:p text:style-name="P2">Colophon P (X1)</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 svg:font-family="assy, Geneva" style:font-family-generic="roman"/>
    <style:font-face style:name="AssyrianDictionary" svg:font-family="AssyrianDictionary" style:font-pitch="variable"/>
    <style:font-face style:name="Courier New" svg:font-family="'Courier New'" style:font-pitch="variable"/>
    <style:font-face style:name="SemiramisUnicode" svg:font-family="Semiramis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text-properties fo:font-style="italic" style:font-style-asian="italic" style:font-size-complex="10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keep-with-next="always"/>
      <style:text-properties style:font-name="Courier New" fo:font-size="10pt" fo:language="pl" fo:country="PL" fo:font-weight="bold" style:font-size-asian="10pt" style:font-weight-asian="bold" style:font-name-complex="Courier New" style:font-weight-complex="bold"/>
    </style:style>
    <style:style style:name="Plain_20_Text" style:display-name="Plain Text" style:family="paragraph" style:parent-style-name="Standard">
      <style:text-properties style:font-name="Courier New" fo:font-size="10pt" style:font-size-asian="10pt"/>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text-properties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ref" style:family="paragraph" style:parent-style-name="Standard">
      <style:paragraph-properties fo:margin-top="0.0693in" fo:margin-bottom="0.0693in"/>
      <style:text-properties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Endnote" style:family="paragraph" style:parent-style-name="Standard" style:class="extra">
      <style:text-properties fo:font-size="10pt" style:font-size-asian="10pt"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kk" style:family="text" style:parent-style-name="Default_20_Paragraph_20_Font"/>
    <style:style style:name="mean" style:family="text" style:parent-style-name="Default_20_Paragraph_20_Font"/>
    <style:style style:name="refyear" style:family="text" style:parent-style-name="Default_20_Paragraph_20_Font"/>
    <style:style style:name="w" style:family="text" style:parent-style-name="Default_20_Paragraph_20_Font"/>
    <style:style style:name="enum" style:family="text" style:parent-style-name="Default_20_Paragraph_20_Font"/>
    <style:style style:name="Endnote_20_Text_20_Char" style:display-name="Endnote Text Char" style:family="text" style:parent-style-name="Default_20_Paragraph_20_Font"/>
    <style:style style:name="Body_20_Text_20_Char" style:display-name="Body Text Char" style:family="text" style:parent-style-name="Default_20_Paragraph_20_Font">
      <style:text-properties fo:font-size="12pt" fo:font-style="italic" style:font-size-asian="12pt"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12"><draw:text-box fo:min-height="0.1457in"><text:p text:style-name="Header"><text:span text:style-name="Page_20_Number"><text:page-number text:select-page="current">23</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22</dc:title>
    <meta:initial-creator>Piotr Michalowski</meta:initial-creator>
    <meta:creation-date>2009-02-06T08:37:00</meta:creation-date>
    <dc:creator>Piotr Michalowski</dc:creator>
    <dc:date>2009-10-28T12:53:00</dc:date>
    <meta:print-date>2009-08-25T00:11:00</meta:print-date>
    <meta:editing-cycles>190</meta:editing-cycles>
    <meta:editing-duration>PT23H43M00S</meta:editing-duration>
    <meta:document-statistic meta:table-count="0" meta:image-count="0" meta:object-count="0" meta:page-count="23" meta:paragraph-count="416" meta:word-count="6916" meta:character-count="34609"/>
    <meta:generator>OpenOffice.org/3.1$Unix OpenOffice.org_project/310m19$Build-9420</meta:generator>
  </office:meta>
</office:document-meta>
</file>